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0000000000800000008DD0ADA2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2" style:family="graphic" style:parent-style-name="objectwithoutfill">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3" style:family="graphic" style:parent-style-name="standard">
      <style:graphic-properties draw:stroke="none" svg:stroke-color="#000000" draw:fill="none" draw:fill-color="#ffffff" fo:min-height="1.5cm"/>
    </style:style>
    <style:style style:name="gr4" style:family="graphic" style:parent-style-name="standard">
      <style:graphic-properties draw:fill="solid" draw:fill-color="#00cccc" draw:textarea-vertical-align="middle" draw:auto-grow-height="false" fo:min-height="0.749cm" fo:min-width="0.499cm"/>
    </style:style>
    <style:style style:name="gr5" style:family="graphic" style:parent-style-name="standard">
      <style:graphic-properties draw:stroke="dash" draw:stroke-dash="Fine_20_Dashed" svg:stroke-width="0.1cm" draw:marker-start-width="0.35cm" draw:marker-end-width="0.35cm" draw:textarea-horizontal-align="center" draw:textarea-vertical-align="middle" fo:padding-top="0.175cm" fo:padding-bottom="0.175cm" fo:padding-left="0.3cm" fo:padding-right="0.3cm"/>
    </style:style>
    <style:style style:name="gr6" style:family="graphic" style:parent-style-name="standard">
      <style:graphic-properties svg:stroke-width="0.1cm" svg:stroke-color="#008000" draw:marker-start-width="0.35cm" draw:marker-end-width="0.35cm" draw:fill="solid" draw:fill-color="#008000" draw:textarea-horizontal-align="center" draw:textarea-vertical-align="middle" fo:padding-top="0.175cm" fo:padding-bottom="0.175cm" fo:padding-left="0.3cm" fo:padding-right="0.3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9" style:family="graphic" style:parent-style-name="standard">
      <style:graphic-properties draw:fill="solid" draw:fill-color="#ffffcc" draw:textarea-horizontal-align="justify" draw:textarea-vertical-align="middle" draw:auto-grow-height="false"/>
    </style:style>
    <style:style style:name="gr10" style:family="graphic" style:parent-style-name="standard">
      <style:graphic-properties svg:stroke-width="0.1cm" svg:stroke-color="#800000" draw:marker-start="" draw:marker-start-width="1.25cm" draw:marker-end="ERD_5f_1..1" draw:marker-end-width="1.25cm" draw:textarea-horizontal-align="center" draw:textarea-vertical-align="middle" fo:padding-top="0.175cm" fo:padding-bottom="0.175cm" fo:padding-left="0.3cm" fo:padding-right="0.3cm"/>
    </style:style>
    <style:style style:name="gr11" style:family="graphic" style:parent-style-name="Кодификатор">
      <style:graphic-properties draw:fill="solid" draw:fill-color="#99cc99"/>
    </style:style>
    <style:style style:name="gr12" style:family="graphic" style:parent-style-name="standard">
      <style:graphic-properties svg:stroke-width="0.1cm" svg:stroke-color="#ff6633" draw:marker-start-width="0.35cm" draw:marker-end-width="0.35cm" draw:textarea-horizontal-align="center" draw:textarea-vertical-align="middle" fo:padding-top="0.175cm" fo:padding-bottom="0.175cm" fo:padding-left="0.3cm" fo:padding-right="0.3cm"/>
    </style:style>
    <style:style style:name="gr13" style:family="graphic" style:parent-style-name="standard">
      <style:graphic-properties draw:fill="solid" draw:fill-color="#cccccc" draw:textarea-horizontal-align="center" draw:textarea-vertical-align="middle"/>
    </style:style>
    <style:style style:name="gr14" style:family="graphic" style:parent-style-name="Заголовок_20_сущности" style:list-style-name="L1">
      <style:graphic-properties draw:stroke="dash" draw:stroke-dash="Fine_20_Dashed" svg:stroke-width="0.1cm" svg:stroke-color="#000000" draw:marker-start="" draw:marker-start-width="0.45cm" draw:marker-start-center="false" draw:marker-end="" draw:marker-end-width="0.45cm" draw:marker-end-center="false" svg:stroke-opacity="100%" draw:stroke-linejoin="round" draw:fill="solid" draw:fill-color="#99cc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Заголовок_20_сущности" style:list-style-name="L1">
      <style:graphic-properties draw:stroke="dash" draw:stroke-dash="Fine_20_Dashed" svg:stroke-width="0.1cm" svg:stroke-color="#000000" draw:marker-start="" draw:marker-start-width="0.45cm" draw:marker-start-center="false" draw:marker-end="" draw:marker-end-width="0.45cm" draw:marker-end-center="false" svg:stroke-opacity="100%" draw:stroke-linejoin="round" draw:fill="solid" draw:fill-color="#99cc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graphic-properties draw:stroke="dash" draw:stroke-dash="_32__20_Dots_20_1_20_Dash"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17" style:family="graphic" style:parent-style-name="standard">
      <style:graphic-properties draw:fill="solid" draw:fill-color="#99ccff" draw:textarea-horizontal-align="center" draw:textarea-vertical-align="middle"/>
    </style:style>
    <style:style style:name="gr18" style:family="graphic" style:parent-style-name="standard">
      <style:graphic-properties draw:marker-end="Стили_20_стрелок_20_5" draw:fill="solid" draw:fill-color="#99ccff" draw:textarea-horizontal-align="center" draw:textarea-vertical-align="middle"/>
    </style:style>
    <style:style style:name="gr19" style:family="graphic" style:parent-style-name="standard">
      <style:graphic-properties draw:marker-end="Стили_20_стрелок_20_14" draw:fill="solid" draw:fill-color="#99ccff" draw:textarea-horizontal-align="center" draw:textarea-vertical-align="middle"/>
    </style:style>
    <style:style style:name="gr20" style:family="graphic" style:parent-style-name="standard">
      <style:graphic-properties draw:marker-end="Стили_20_стрелок_20_17" draw:fill="solid" draw:fill-color="#99ccff" draw:textarea-horizontal-align="center" draw:textarea-vertical-align="middle"/>
    </style:style>
    <style:style style:name="gr21" style:family="graphic" style:parent-style-name="standard">
      <style:graphic-properties draw:marker-end="Стили_20_стрелок_20_22" draw:fill="solid" draw:fill-color="#99ccff" draw:textarea-horizontal-align="center" draw:textarea-vertical-align="middle"/>
    </style:style>
    <style:style style:name="gr22" style:family="graphic" style:parent-style-name="standard">
      <style:graphic-properties draw:marker-end="Стили_20_стрелок_20_23" draw:fill="solid" draw:fill-color="#99ccff" draw:textarea-horizontal-align="center" draw:textarea-vertical-align="middle"/>
    </style:style>
    <style:style style:name="gr23" style:family="graphic" style:parent-style-name="standard">
      <style:graphic-properties draw:marker-end="Стили_20_стрелок_20_24" draw:fill="solid" draw:fill-color="#99ccff" draw:textarea-horizontal-align="center" draw:textarea-vertical-align="middle"/>
    </style:style>
    <style:style style:name="gr24" style:family="graphic" style:parent-style-name="_32_22">
      <style:graphic-properties draw:fill="solid" draw:fill-color="#99ccff"/>
    </style:style>
    <style:style style:name="gr25" style:family="graphic" style:parent-style-name="standard">
      <style:graphic-properties draw:marker-end="Стили_20_стрелок_20_27" draw:fill="solid" draw:fill-color="#99ccff" draw:textarea-horizontal-align="center" draw:textarea-vertical-align="middle"/>
    </style:style>
    <style:style style:name="gr26" style:family="graphic" style:parent-style-name="standard">
      <style:graphic-properties draw:marker-end="Стили_20_стрелок_20_29" draw:fill="solid" draw:fill-color="#99ccff" draw:textarea-horizontal-align="center" draw:textarea-vertical-align="middle"/>
    </style:style>
    <style:style style:name="gr27" style:family="graphic" style:parent-style-name="standard">
      <style:graphic-properties draw:fill="solid" draw:fill-color="#b3b3b3" draw:textarea-horizontal-align="justify" draw:textarea-vertical-align="middle" draw:auto-grow-height="false" fo:min-height="0cm" fo:min-width="0cm" fo:wrap-option="no-wrap"/>
    </style:style>
    <style:style style:name="gr28" style:family="graphic" style:parent-style-name="standard">
      <style:graphic-properties draw:stroke="dash" draw:stroke-dash="Fine_20_Dashed" draw:marker-end="Стили_20_стрелок_20_32" draw:textarea-horizontal-align="center" draw:textarea-vertical-align="middle"/>
    </style:style>
    <style:style style:name="gr29" style:family="graphic" style:parent-style-name="standard">
      <style:graphic-properties draw:stroke="dash" draw:stroke-dash="Fine_20_Dashed" draw:marker-start="" draw:marker-end="Стили_20_стрелок_20_32" draw:textarea-horizontal-align="center" draw:textarea-vertical-align="middle"/>
    </style:style>
    <style:style style:name="gr30" style:family="graphic" style:parent-style-name="Кодификатор">
      <style:graphic-properties draw:fill="solid" draw:fill-color="#33cc66"/>
    </style:style>
    <style:style style:name="gr31" style:family="graphic" style:parent-style-name="standard">
      <style:graphic-properties svg:stroke-width="0.1cm" svg:stroke-color="#800000" draw:marker-start="" draw:marker-start-width="1.25cm" draw:marker-end="ERD_5f_0..1" draw:marker-end-width="1.25cm" draw:textarea-horizontal-align="center" draw:textarea-vertical-align="middle" fo:padding-top="0.175cm" fo:padding-bottom="0.175cm" fo:padding-left="0.3cm" fo:padding-right="0.3cm"/>
    </style:style>
    <style:style style:name="gr32" style:family="graphic" style:parent-style-name="ПолСвязи_5f_1..1">
      <style:graphic-properties draw:marker-end="ERD_5f_0..1"/>
    </style:style>
    <style:style style:name="gr33" style:family="graphic" style:parent-style-name="objectwithoutfill">
      <style:graphic-properties draw:stroke="dash" draw:stroke-dash="Fine_20_Dashed" svg:stroke-width="0.2cm" draw:marker-start-width="0.5cm" draw:marker-end-width="0.5cm" draw:fill="none" draw:textarea-horizontal-align="center" draw:textarea-vertical-align="middle" fo:padding-top="0.225cm" fo:padding-bottom="0.225cm" fo:padding-left="0.35cm" fo:padding-right="0.35cm"/>
    </style:style>
    <style:style style:name="gr34" style:family="graphic" style:parent-style-name="standard">
      <style:graphic-properties draw:stroke="none" svg:stroke-color="#000000" draw:fill="none" draw:fill-color="#ffffff" fo:min-height="2cm"/>
    </style:style>
    <style:style style:name="gr35" style:family="graphic" style:parent-style-name="Заголовок_20_сущности">
      <style:graphic-properties draw:marker-end="ERD_5f_0..1"/>
    </style:style>
    <style:style style:name="gr36" style:family="graphic" style:parent-style-name="Заголовок_20_сущности">
      <style:graphic-properties draw:marker-end="ERD_5f_0..1"/>
    </style:style>
    <style:style style:name="gr37" style:family="graphic" style:parent-style-name="standard">
      <style:graphic-properties svg:stroke-width="0.1cm" svg:stroke-color="#800000" draw:marker-start="ERD_5f_1..1" draw:marker-start-width="1.25cm" draw:marker-end="Стили_20_стрелок_20_1" draw:marker-end-width="1.25cm" draw:textarea-horizontal-align="center" draw:textarea-vertical-align="middle" fo:padding-top="0.175cm" fo:padding-bottom="0.175cm" fo:padding-left="0.3cm" fo:padding-right="0.3cm"/>
    </style:style>
    <style:style style:name="gr38" style:family="graphic" style:parent-style-name="standard">
      <style:graphic-properties svg:stroke-width="0.1cm" svg:stroke-color="#ff9966" draw:marker-start-width="0.35cm" draw:marker-end-width="0.35cm" draw:fill="solid" draw:fill-color="#ff6633" fo:padding-top="0.175cm" fo:padding-bottom="0.175cm" fo:padding-left="0.3cm" fo:padding-right="0.3cm"/>
    </style:style>
    <style:style style:name="gr39" style:family="graphic" style:parent-style-name="standard">
      <style:graphic-properties draw:fill="solid" draw:fill-color="#e9baff" draw:fill-gradient-name="Gradient_20_1" draw:fill-hatch-name="Black_20_0_20_Degrees" draw:fill-image-name="Empty"/>
    </style:style>
    <style:style style:name="gr40" style:family="graphic" style:parent-style-name="standard">
      <style:graphic-properties draw:fill="solid" draw:fill-color="#a982cc" draw:textarea-horizontal-align="center" draw:textarea-vertical-align="middle"/>
    </style:style>
    <style:style style:name="gr41" style:family="graphic" style:parent-style-name="standard">
      <style:graphic-properties draw:fill="solid" draw:fill-color="#9999ff"/>
    </style:style>
    <style:style style:name="gr42" style:family="graphic" style:parent-style-name="standard">
      <style:graphic-properties draw:stroke="dash" draw:stroke-dash="Dash_20_2" svg:stroke-width="0.1cm"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43" style:family="graphic" style:parent-style-name="standard">
      <style:graphic-properties draw:fill="solid" draw:fill-color="#ffffff" draw:textarea-horizontal-align="justify" draw:textarea-vertical-align="middle" draw:auto-grow-height="false"/>
    </style:style>
    <style:style style:name="gr44" style:family="graphic" style:parent-style-name="standard">
      <style:graphic-properties svg:stroke-width="0cm" draw:marker-start-width="0.2cm" draw:marker-end-width="0.2cm" draw:fill="solid" draw:fill-color="#ffaaa5" draw:textarea-horizontal-align="justify" draw:textarea-vertical-align="middle" draw:auto-grow-height="false" fo:padding-top="0.125cm" fo:padding-bottom="0.125cm" fo:padding-left="0.25cm" fo:padding-right="0.25cm"/>
    </style:style>
    <style:style style:name="gr45" style:family="graphic" style:parent-style-name="standard">
      <style:graphic-properties draw:fill="solid" draw:fill-color="#ffff99" draw:textarea-horizontal-align="justify" draw:textarea-vertical-align="middle" draw:auto-grow-height="false"/>
    </style:style>
    <style:style style:name="gr46" style:family="graphic" style:parent-style-name="standard">
      <style:graphic-properties draw:fill="solid" draw:fill-color="#9999ff" draw:textarea-horizontal-align="justify" draw:textarea-vertical-align="middle" draw:auto-grow-height="false"/>
    </style:style>
    <style:style style:name="gr47" style:family="graphic" style:parent-style-name="standard">
      <style:graphic-properties draw:stroke="none" svg:stroke-color="#000000" draw:fill="none" draw:fill-color="#ffffff" fo:min-height="1cm"/>
    </style:style>
    <style:style style:name="gr48" style:family="graphic" style:parent-style-name="standard">
      <style:graphic-properties draw:textarea-horizontal-align="center" draw:textarea-vertical-align="middle"/>
    </style:style>
    <style:style style:name="gr49" style:family="graphic" style:parent-style-name="standard">
      <style:graphic-properties svg:stroke-width="0.1cm" svg:stroke-color="#800000" draw:marker-start="ERD_5f_1..N" draw:marker-start-width="1.25cm" draw:marker-end="ERD_5f_1..N" draw:marker-end-width="1.25cm" fo:padding-top="0.175cm" fo:padding-bottom="0.175cm" fo:padding-left="0.3cm" fo:padding-right="0.3cm"/>
    </style:style>
    <style:style style:name="gr50" style:family="graphic" style:parent-style-name="standard">
      <style:graphic-properties svg:stroke-width="0.1cm" svg:stroke-color="#800000" draw:marker-start="ERD_5f_1..N" draw:marker-start-width="1.25cm" draw:marker-end="ERD_5f_0..1" draw:marker-end-width="1.25cm" fo:padding-top="0.175cm" fo:padding-bottom="0.175cm" fo:padding-left="0.3cm" fo:padding-right="0.3cm"/>
    </style:style>
    <style:style style:name="gr51" style:family="graphic" style:parent-style-name="standard">
      <style:graphic-properties svg:stroke-width="0.1cm" svg:stroke-color="#800000" draw:marker-start="ERD_5f_1..N" draw:marker-start-width="1.25cm" draw:marker-end="ERD_5f_0..N" draw:marker-end-width="1.25cm" fo:padding-top="0.175cm" fo:padding-bottom="0.175cm" fo:padding-left="0.3cm" fo:padding-right="0.3cm"/>
    </style:style>
    <style:style style:name="gr52" style:family="graphic" style:parent-style-name="standard">
      <style:graphic-properties svg:stroke-width="0.1cm" svg:stroke-color="#800000" draw:marker-start="ERD_5f_1..1" draw:marker-start-width="1.25cm" draw:marker-end="ERD_5f_1..N" draw:marker-end-width="1.25cm" fo:padding-top="0.175cm" fo:padding-bottom="0.175cm" fo:padding-left="0.3cm" fo:padding-right="0.3cm"/>
    </style:style>
    <style:style style:name="gr53" style:family="graphic" style:parent-style-name="standard">
      <style:graphic-properties svg:stroke-width="0.1cm" svg:stroke-color="#800000" draw:marker-start="ERD_5f_1..1" draw:marker-start-width="1.25cm" draw:marker-end="ERD_5f_0..1" draw:marker-end-width="1.25cm" fo:padding-top="0.175cm" fo:padding-bottom="0.175cm" fo:padding-left="0.3cm" fo:padding-right="0.3cm"/>
    </style:style>
    <style:style style:name="gr54" style:family="graphic" style:parent-style-name="standard">
      <style:graphic-properties svg:stroke-width="0.1cm" svg:stroke-color="#800000" draw:marker-start="ERD_5f_1..1" draw:marker-start-width="1.25cm" draw:marker-end="ERD_5f_0..N" draw:marker-end-width="1.25cm" fo:padding-top="0.175cm" fo:padding-bottom="0.175cm" fo:padding-left="0.3cm" fo:padding-right="0.3cm"/>
    </style:style>
    <style:style style:name="gr55" style:family="graphic" style:parent-style-name="standard">
      <style:graphic-properties svg:stroke-width="0.1cm" svg:stroke-color="#800000" draw:marker-start="ERD_5f_0..N" draw:marker-start-width="1.25cm" draw:marker-end="ERD_5f_1..N" draw:marker-end-width="1.25cm" fo:padding-top="0.175cm" fo:padding-bottom="0.175cm" fo:padding-left="0.3cm" fo:padding-right="0.3cm"/>
    </style:style>
    <style:style style:name="gr56" style:family="graphic" style:parent-style-name="standard">
      <style:graphic-properties svg:stroke-width="0.1cm" svg:stroke-color="#800000" draw:marker-start="ERD_5f_0..N" draw:marker-start-width="1.25cm" draw:marker-end="ERD_5f_0..1" draw:marker-end-width="1.25cm" fo:padding-top="0.175cm" fo:padding-bottom="0.175cm" fo:padding-left="0.3cm" fo:padding-right="0.3cm"/>
    </style:style>
    <style:style style:name="gr57" style:family="graphic" style:parent-style-name="standard">
      <style:graphic-properties svg:stroke-width="0.1cm" svg:stroke-color="#800000" draw:marker-start="ERD_5f_0..N" draw:marker-start-width="1.25cm" draw:marker-end="ERD_5f_0..N" draw:marker-end-width="1.25cm" fo:padding-top="0.175cm" fo:padding-bottom="0.175cm" fo:padding-left="0.3cm" fo:padding-right="0.3cm"/>
    </style:style>
    <style:style style:name="gr58" style:family="graphic" style:parent-style-name="standard">
      <style:graphic-properties svg:stroke-width="0.1cm" svg:stroke-color="#800000" draw:marker-start="" draw:marker-start-width="1.25cm" draw:marker-end="ERD_5f_1..N" draw:marker-end-width="1.25cm" draw:textarea-horizontal-align="center" draw:textarea-vertical-align="middle" fo:padding-top="0.175cm" fo:padding-bottom="0.175cm" fo:padding-left="0.3cm" fo:padding-right="0.3cm"/>
    </style:style>
    <style:style style:name="gr59" style:family="graphic" style:parent-style-name="standard">
      <style:graphic-properties svg:stroke-width="0.1cm" svg:stroke-color="#800000" draw:marker-start="" draw:marker-start-width="1.25cm" draw:marker-end="ERD_5f_0..N" draw:marker-end-width="1.25cm" draw:textarea-horizontal-align="center" draw:textarea-vertical-align="middle" fo:padding-top="0.175cm" fo:padding-bottom="0.175cm" fo:padding-left="0.3cm" fo:padding-right="0.3cm"/>
    </style:style>
    <style:style style:name="gr60" style:family="graphic" style:parent-style-name="standard">
      <style:graphic-properties svg:stroke-width="0.1cm" svg:stroke-color="#800000" draw:marker-start="ERD_5f_1..N" draw:marker-start-width="1.25cm" draw:marker-end="ERD_5f_1..1" draw:marker-end-width="1.25cm" fo:padding-top="0.175cm" fo:padding-bottom="0.175cm" fo:padding-left="0.3cm" fo:padding-right="0.3cm"/>
    </style:style>
    <style:style style:name="gr61" style:family="graphic" style:parent-style-name="standard">
      <style:graphic-properties svg:stroke-width="0.1cm" svg:stroke-color="#800000" draw:marker-start="ERD_5f_1..1" draw:marker-start-width="1.25cm" draw:marker-end="ERD_5f_1..1" draw:marker-end-width="1.25cm" fo:padding-top="0.175cm" fo:padding-bottom="0.175cm" fo:padding-left="0.3cm" fo:padding-right="0.3cm"/>
    </style:style>
    <style:style style:name="gr62" style:family="graphic" style:parent-style-name="standard">
      <style:graphic-properties svg:stroke-width="0.1cm" svg:stroke-color="#800000" draw:marker-start="ERD_5f_0..N" draw:marker-start-width="1.25cm" draw:marker-end="ERD_5f_1..1" draw:marker-end-width="1.25cm" fo:padding-top="0.175cm" fo:padding-bottom="0.175cm" fo:padding-left="0.3cm" fo:padding-right="0.3cm"/>
    </style:style>
    <style:style style:name="gr63" style:family="graphic" style:parent-style-name="standard">
      <style:graphic-properties svg:stroke-width="0.1cm" svg:stroke-color="#800000" draw:marker-start="ERD_5f_0..1" draw:marker-start-width="1.25cm" draw:marker-end="ERD_5f_1..N" draw:marker-end-width="1.25cm" fo:padding-top="0.175cm" fo:padding-bottom="0.175cm" fo:padding-left="0.3cm" fo:padding-right="0.3cm"/>
    </style:style>
    <style:style style:name="gr64" style:family="graphic" style:parent-style-name="standard">
      <style:graphic-properties svg:stroke-width="0.1cm" svg:stroke-color="#800000" draw:marker-start="ERD_5f_0..1" draw:marker-start-width="1.25cm" draw:marker-end="ERD_5f_0..1" draw:marker-end-width="1.25cm" fo:padding-top="0.175cm" fo:padding-bottom="0.175cm" fo:padding-left="0.3cm" fo:padding-right="0.3cm"/>
    </style:style>
    <style:style style:name="gr65" style:family="graphic" style:parent-style-name="standard">
      <style:graphic-properties svg:stroke-width="0.1cm" svg:stroke-color="#800000" draw:marker-start="ERD_5f_0..1" draw:marker-start-width="1.25cm" draw:marker-end="ERD_5f_0..N" draw:marker-end-width="1.25cm" fo:padding-top="0.175cm" fo:padding-bottom="0.175cm" fo:padding-left="0.3cm" fo:padding-right="0.3cm"/>
    </style:style>
    <style:style style:name="gr66" style:family="graphic" style:parent-style-name="standard">
      <style:graphic-properties svg:stroke-width="0.1cm" svg:stroke-color="#800000" draw:marker-start="ERD_5f_0..1" draw:marker-start-width="1.25cm" draw:marker-end="ERD_5f_1..1" draw:marker-end-width="1.25cm" fo:padding-top="0.175cm" fo:padding-bottom="0.175cm" fo:padding-left="0.3cm" fo:padding-right="0.3cm"/>
    </style:style>
    <style:style style:name="gr67" style:family="graphic" style:parent-style-name="standard">
      <style:graphic-properties draw:auto-grow-height="false" fo:min-height="0.749cm" fo:min-width="0.499cm" fo:wrap-option="no-wrap"/>
    </style:style>
    <style:style style:name="gr68" style:family="graphic" style:parent-style-name="standard">
      <style:graphic-properties draw:fill="solid" draw:fill-color="#ccffff"/>
    </style:style>
    <style:style style:name="gr69" style:family="graphic" style:parent-style-name="standard">
      <style:graphic-properties draw:stroke="dash" draw:stroke-dash="Fine_20_Dashed" svg:stroke-width="0.1cm" draw:marker-start-width="0.35cm" draw:marker-end-width="0.35cm" fo:padding-top="0.175cm" fo:padding-bottom="0.175cm" fo:padding-left="0.3cm" fo:padding-right="0.3cm"/>
    </style:style>
    <style:style style:name="gr70" style:family="graphic" style:parent-style-name="standard">
      <style:graphic-properties svg:stroke-width="0.1cm" svg:stroke-color="#800000" draw:marker-start="" draw:marker-start-width="1.25cm" draw:marker-end="" draw:marker-end-width="1.25cm" fo:padding-top="0.175cm" fo:padding-bottom="0.175cm" fo:padding-left="0.3cm" fo:padding-right="0.3cm"/>
    </style:style>
    <style:style style:name="gr71" style:family="graphic" style:parent-style-name="standard">
      <style:graphic-properties draw:fill="solid" draw:fill-color="#94bd5e"/>
    </style:style>
    <style:style style:name="gr72" style:family="graphic" style:parent-style-name="standard">
      <style:graphic-properties draw:fill="solid" draw:fill-color="#33cc66"/>
    </style:style>
    <style:style style:name="gr73" style:family="graphic" style:parent-style-name="standard">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74" style:family="graphic" style:parent-style-name="standard">
      <style:graphic-properties draw:fill="solid" draw:fill-color="#e9baff"/>
    </style:style>
    <style:style style:name="gr75" style:family="graphic" style:parent-style-name="standard">
      <style:graphic-properties draw:fill="solid" draw:fill-color="#a982cc"/>
    </style:style>
    <style:style style:name="gr76" style:family="graphic" style:parent-style-name="standard">
      <style:graphic-properties draw:fill="solid" draw:fill-color="#0099ff" fo:min-height="2.169cm" fo:min-width="5.336cm"/>
    </style:style>
    <style:style style:name="P1" style:family="paragraph">
      <style:paragraph-properties fo:text-align="center"/>
    </style:style>
    <style:style style:name="P2" style:family="paragraph">
      <style:paragraph-properties fo:margin-left="2.674cm" fo:margin-right="0.2cm" fo:text-indent="-2.333cm"/>
    </style:style>
    <style:style style:name="P3" style:family="paragraph">
      <style:paragraph-properties fo:margin-left="0.4cm" fo:margin-right="0.2cm" fo:text-indent="2.575cm"/>
    </style:style>
    <style:style style:name="P4" style:family="paragraph">
      <style:text-properties fo:color="#0000ff" fo:font-size="24pt" fo:font-weight="bold" style:font-size-asian="24pt" style:font-weight-asian="bold" style:font-size-complex="24pt" style:font-weight-complex="bold"/>
    </style:style>
    <style:style style:name="P5" style:family="paragraph">
      <style:paragraph-properties fo:text-align="center"/>
      <style:text-properties fo:font-style="italic" style:font-style-asian="italic" style:font-style-complex="italic"/>
    </style:style>
    <style:style style:name="P6" style:family="paragraph">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P7" style:family="paragraph">
      <style:paragraph-properties fo:text-align="center"/>
      <style:text-properties fo:font-family="'Courier New'" style:font-family-generic="modern" style:font-pitch="fixed" fo:font-size="10pt" fo:font-weight="bold" style:font-size-asian="10pt" style:font-weight-asian="bold" style:font-size-complex="10pt" style:font-weight-complex="bold"/>
    </style:style>
    <style:style style:name="P8" style:family="paragraph">
      <style:text-properties fo:font-style="italic" style:font-style-asian="italic" style:font-style-complex="italic"/>
    </style:style>
    <style:style style:name="P9" style:family="paragraph">
      <style:paragraph-properties fo:text-align="start"/>
    </style:style>
    <style:style style:name="P10" style:family="paragraph">
      <style:paragraph-properties style:text-autospace="none"/>
    </style:style>
    <style:style style:name="P11" style:family="paragraph">
      <style:paragraph-properties fo:text-align="start"/>
      <style:text-properties fo:font-family="'Courier New'" style:font-family-generic="modern" style:font-pitch="fixed"/>
    </style:style>
    <style:style style:name="P1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Courier New'" style:font-family-generic="modern" style:font-pitch="fixed" fo:font-size="20pt" fo:letter-spacing="normal" fo:language="ru" fo:country="RU" fo:font-style="normal" fo:text-shadow="none" style:text-underline-style="none" fo:font-weight="bold" style:text-underline-mode="continuous" style:text-overline-mode="continuous" style:text-line-through-mode="continuous" style:letter-kerning="true" style:font-family-asian="'Arial Unicode MS'" style:font-family-generic-asian="system" style:font-pitch-asian="variable" style:font-size-asian="20pt" style:language-asian="zxx" style:country-asian="none" style:font-style-asian="normal" style:font-weight-asian="bold" style:font-family-complex="Tahoma" style:font-family-generic-complex="system" style:font-pitch-complex="variable" style:font-size-complex="20pt" style:language-complex="zxx" style:country-complex="none" style:font-style-complex="normal" style:font-weight-complex="bold" style:text-emphasize="none" style:text-scale="100%" style:font-relief="none" style:text-overline-style="none" style:text-overline-color="font-color" fo:hyphenate="false"/>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4" style:family="paragraph">
      <style:paragraph-properties fo:margin-left="1.814cm" fo:margin-right="0.3cm" fo:text-indent="-1.463cm"/>
    </style:style>
    <style:style style:name="P15" style:family="paragraph">
      <style:paragraph-properties fo:margin-left="1.741cm" fo:margin-right="0.2cm" fo:text-indent="-1.331cm"/>
    </style:style>
    <style:style style:name="P16" style:family="paragraph">
      <style:text-properties fo:font-size="18pt" fo:font-weight="bold" style:font-size-asian="18pt" style:font-weight-asian="bold" style:font-size-complex="18pt" style:font-weight-complex="bold"/>
    </style:style>
    <style:style style:name="P17" style:family="paragraph">
      <style:paragraph-properties fo:margin-left="1.844cm" fo:margin-right="0.2cm" fo:text-indent="-1.434cm"/>
    </style:style>
    <style:style style:name="P18" style:family="paragraph">
      <style:text-properties fo:font-weight="bold" style:font-weight-asian="bold" style:font-weight-complex="bold"/>
    </style:style>
    <style:style style:name="P19" style:family="paragraph">
      <style:text-properties fo:font-size="18pt" style:font-size-asian="18pt" style:font-size-complex="18pt"/>
    </style:style>
    <style:style style:name="P20" style:family="paragraph">
      <style:paragraph-properties fo:margin-left="1.997cm" fo:margin-right="0.3cm" fo:text-indent="-1.639cm"/>
    </style:style>
    <style:style style:name="P21" style:family="paragraph">
      <style:paragraph-properties fo:margin-left="2.526cm" fo:margin-right="0.341cm" fo:text-indent="-2.185cm"/>
    </style:style>
    <style:style style:name="P22" style:family="paragraph">
      <style:paragraph-properties fo:margin-left="0.341cm" fo:margin-right="0cm" fo:text-indent="0cm"/>
    </style:style>
    <style:style style:name="P23" style:family="paragraph">
      <style:text-properties fo:font-family="'Courier New'" style:font-family-generic="modern" style:font-pitch="fixed" fo:font-size="18pt" style:font-size-asian="18pt" style:font-size-complex="18pt"/>
    </style:style>
    <style:style style:name="P24" style:family="paragraph">
      <style:paragraph-properties fo:text-align="center"/>
      <style:text-properties fo:font-style="normal" fo:font-weight="bold" style:font-style-asian="normal" style:font-weight-asian="bold" style:font-style-complex="normal" style:font-weight-complex="bold"/>
    </style:style>
    <style:style style:name="P25" style:family="paragraph">
      <style:paragraph-properties fo:margin-left="0cm" fo:margin-right="0.043cm" fo:text-align="center" fo:text-indent="0cm"/>
    </style:style>
    <style:style style:name="P26" style:family="paragraph">
      <style:paragraph-properties fo:margin-left="0cm" fo:margin-right="0.043cm" fo:text-align="center" fo:text-indent="0cm"/>
      <style:text-properties fo:font-size="15pt" style:font-size-asian="10pt" style:font-size-complex="10pt"/>
    </style:style>
    <style:style style:name="P27" style:family="paragraph">
      <style:paragraph-properties fo:margin-left="0cm" fo:margin-right="0.043cm" fo:text-align="center" fo:text-indent="0cm"/>
      <style:text-properties fo:font-size="15pt" fo:font-weight="bold" style:font-size-asian="10pt" style:font-size-complex="10pt"/>
    </style:style>
    <style:style style:name="P28" style:family="paragraph">
      <style:paragraph-properties fo:margin-left="0cm" fo:margin-right="0.043cm" fo:text-align="start" fo:text-indent="0cm"/>
      <style:text-properties fo:font-size="15pt" style:font-size-asian="10pt" style:font-size-complex="10pt"/>
    </style:style>
    <style:style style:name="P29" style:family="paragraph">
      <style:paragraph-properties fo:text-align="center"/>
      <style:text-properties fo:font-family="'Courier New'" style:font-family-generic="modern" style:font-pitch="fixed" fo:font-size="18pt" fo:font-weight="bold" style:font-size-asian="18pt" style:font-weight-asian="bold" style:font-size-complex="18pt" style:font-weight-complex="bold"/>
    </style:style>
    <style:style style:name="P30" style:family="paragraph">
      <style:text-properties fo:font-family="'Courier New'" style:font-family-generic="modern" style:font-pitch="fixed" fo:font-weight="bold" style:font-weight-asian="bold" style:font-weight-complex="bold"/>
    </style:style>
    <style:style style:name="P31" style:family="paragraph">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P32" style:family="paragraph">
      <style:paragraph-properties fo:text-align="center"/>
      <style:text-properties fo:font-family="'Courier New'" style:font-family-generic="modern" style:font-pitch="fixed" fo:font-style="normal" fo:font-weight="bold" style:font-style-asian="normal" style:font-weight-asian="bold" style:font-style-complex="normal" style:font-weight-complex="bold"/>
    </style:style>
    <style:style style:name="P33" style:family="paragraph">
      <style:paragraph-properties fo:text-align="center"/>
      <style:text-properties fo:font-family="'Courier New'" style:font-family-generic="modern" style:font-pitch="fixed" fo:font-size="18pt" style:font-size-asian="18pt" style:font-size-complex="18pt"/>
    </style:style>
    <style:style style:name="T1" style:family="text">
      <style:text-properties fo:color="#000000" fo:language="en" fo:country="US" fo:font-style="italic" fo:font-weight="bold" style:font-family-asian="'Courier New'" style:font-family-generic-asian="modern" style:font-pitch-asian="fixed" style:font-style-asian="italic" style:font-weight-asian="bold" style:font-family-complex="'Courier New'" style:font-family-generic-complex="modern" style:font-pitch-complex="fixed" style:font-style-complex="italic" style:font-weight-complex="bold"/>
    </style:style>
    <style:style style:name="T2" style:family="text">
      <style:text-properties fo:color="#000000"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3" style:family="text">
      <style:text-properties fo:color="#000000" fo:language="en" fo:country="US"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4" style:family="text">
      <style:text-properties fo:color="#000000" fo:language="lv" fo:country="LV" fo:font-style="italic" fo:font-weight="normal" style:font-family-asian="'Courier New'" style:font-family-generic-asian="modern" style:font-pitch-asian="fixed" style:font-style-asian="italic" style:font-weight-asian="normal" style:font-family-complex="'Courier New'" style:font-family-generic-complex="modern" style:font-pitch-complex="fixed" style:font-style-complex="italic" style:font-weight-complex="normal"/>
    </style:style>
    <style:style style:name="T5" style:family="text">
      <style:text-properties fo:color="#000000" fo:language="en" fo:country="US" fo:font-style="italic" fo:font-weight="normal" style:font-family-asian="'Courier New'" style:font-family-generic-asian="modern" style:font-pitch-asian="fixed" style:font-style-asian="italic" style:font-weight-asian="normal" style:font-family-complex="'Courier New'" style:font-family-generic-complex="modern" style:font-pitch-complex="fixed" style:font-style-complex="italic" style:font-weight-complex="normal"/>
    </style:style>
    <style:style style:name="T6" style:family="text">
      <style:text-properties fo:color="#000000" fo:language="en" fo:country="US" style:font-family-asian="'Courier New'" style:font-family-generic-asian="modern" style:font-pitch-asian="fixed" style:font-family-complex="'Courier New'" style:font-family-generic-complex="modern" style:font-pitch-complex="fixed"/>
    </style:style>
    <style:style style:name="T7" style:family="text">
      <style:text-properties fo:color="#000000" fo:language="lv" fo:country="LV"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8" style:family="text">
      <style:text-properties fo:color="#0000ff" fo:font-size="24pt" fo:font-weight="bold" style:font-size-asian="24pt" style:font-weight-asian="bold" style:font-size-complex="24pt"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color="#000000"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12" style:family="text">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T13" style:family="text">
      <style:text-properties fo:font-family="'Courier New'" style:font-family-generic="modern" style:font-pitch="fixed" fo:font-size="10pt" fo:font-weight="bold" style:font-size-asian="10pt" style:font-weight-asian="bold" style:font-size-complex="10pt" style:font-weight-complex="bold"/>
    </style:style>
    <style:style style:name="T14" style:family="text">
      <style:text-properties fo:font-weight="bold" style:font-weight-asian="bold" style:font-weight-complex="bold"/>
    </style:style>
    <style:style style:name="T15" style:family="text">
      <style:text-properties fo:font-family="'Courier New'" style:font-family-generic="modern" style:font-pitch="fixed"/>
    </style:style>
    <style:style style:name="T16" style:family="text">
      <style:text-properties style:use-window-font-color="true" style:text-outline="false" style:text-line-through-style="none" style:text-position="0% 100%" fo:font-family="'Courier New'" style:font-family-generic="modern" style:font-pitch="fixed" fo:font-size="20pt" fo:letter-spacing="normal" fo:language="ru" fo:country="RU" fo:font-style="normal" fo:text-shadow="none" style:text-underline-style="none" fo:font-weight="bold" style:text-underline-mode="continuous" style:text-overline-mode="continuous" style:text-line-through-mode="continuous" style:letter-kerning="true" style:font-family-asian="'Arial Unicode MS'" style:font-family-generic-asian="system" style:font-pitch-asian="variable" style:font-size-asian="20pt" style:language-asian="zxx" style:country-asian="none" style:font-style-asian="normal" style:font-weight-asian="bold" style:font-family-complex="Tahoma" style:font-family-generic-complex="system" style:font-pitch-complex="variable" style:font-size-complex="20pt" style:language-complex="zxx" style:country-complex="none" style:font-style-complex="normal" style:font-weight-complex="bold" style:text-emphasize="none" style:text-scale="100%" style:font-relief="none" style:text-overline-style="none" style:text-overline-color="font-color"/>
    </style:style>
    <style:style style:name="T17" style:family="text">
      <style:text-properties fo:font-size="22pt" fo:font-weight="bold" style:font-size-asian="22pt" style:font-weight-asian="bold" style:font-size-complex="22pt" style:font-weight-complex="bold"/>
    </style:style>
    <style:style style:name="T18" style:family="text">
      <style:text-properties fo:color="#000000" fo:language="lv" fo:country="LV"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19" style:family="text">
      <style:text-properties fo:font-family="'Courier New'" style:font-family-generic="modern" style:font-pitch="fixed" fo:font-size="18pt" fo:font-weight="bold" style:font-size-asian="18pt" style:font-weight-asian="bold" style:font-size-complex="18pt" style:font-weight-complex="bold"/>
    </style:style>
    <style:style style:name="T20" style:family="text">
      <style:text-properties fo:font-family="'Courier New'" style:font-family-generic="modern" style:font-pitch="fixed" fo:font-size="18pt" fo:font-style="normal" fo:font-weight="bold" style:font-size-asian="18pt" style:font-style-asian="normal" style:font-weight-asian="bold" style:font-size-complex="18pt" style:font-style-complex="normal" style:font-weight-complex="bold"/>
    </style:style>
    <style:style style:name="T21" style:family="text">
      <style:text-properties fo:font-size="18pt" fo:font-weight="bold" style:font-size-asian="18pt" style:font-weight-asian="bold" style:font-size-complex="18pt" style:font-weight-complex="bold"/>
    </style:style>
    <style:style style:name="T22" style:family="text">
      <style:text-properties fo:color="#000000" fo:language="lv" fo:country="LV"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23" style:family="text">
      <style:text-properties fo:color="#000000" fo:font-family="'Courier New'" style:font-family-generic="modern" style:font-pitch="fixed" fo:language="en" fo:country="US" fo:font-style="normal" style:font-family-asian="'Courier New'" style:font-family-generic-asian="modern" style:font-pitch-asian="fixed" style:font-style-asian="normal" style:font-family-complex="'Courier New'" style:font-family-generic-complex="modern" style:font-pitch-complex="fixed" style:font-style-complex="normal"/>
    </style:style>
    <style:style style:name="T24" style:family="text">
      <style:text-properties fo:color="#000000" fo:language="en" fo:country="US" fo:font-style="normal" style:font-family-asian="'Courier New'" style:font-family-generic-asian="modern" style:font-pitch-asian="fixed" style:font-style-asian="normal" style:font-family-complex="'Courier New'" style:font-family-generic-complex="modern" style:font-pitch-complex="fixed" style:font-style-complex="normal"/>
    </style:style>
    <style:style style:name="T25" style:family="text">
      <style:text-properties fo:color="#000000" style:font-family-asian="'Courier New'" style:font-family-generic-asian="modern" style:font-pitch-asian="fixed" style:font-family-complex="'Courier New'" style:font-family-generic-complex="modern" style:font-pitch-complex="fixed"/>
    </style:style>
    <style:style style:name="T26" style:family="text">
      <style:text-properties fo:color="#000000" fo:font-family="'Courier New'" style:font-family-generic="modern" style:font-pitch="fixed" fo:font-size="18pt" fo:language="en" fo:country="US" fo:font-style="normal"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style>
    <style:style style:name="T27" style:family="text">
      <style:text-properties fo:color="#000000" fo:font-family="'Courier New'" style:font-family-generic="modern" style:font-pitch="fixed" fo:font-size="18pt" fo:language="en" fo:country="US" fo:font-style="normal"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style>
    <style:style style:name="T28" style:family="text">
      <style:text-properties fo:font-size="15pt" style:font-size-asian="10pt" style:font-size-complex="10pt"/>
    </style:style>
    <style:style style:name="T29" style:family="text">
      <style:text-properties fo:font-size="15pt" fo:font-style="italic" style:font-size-asian="10pt" style:font-style-asian="italic" style:font-size-complex="10pt" style:font-style-complex="italic"/>
    </style:style>
    <style:style style:name="T30" style:family="text">
      <style:text-properties fo:font-size="15pt" fo:font-weight="bold" style:font-size-asian="10pt" style:font-size-complex="10pt"/>
    </style:style>
    <style:style style:name="T31" style:family="text">
      <style:text-properties fo:font-family="'Courier New'" style:font-family-generic="modern" style:font-pitch="fixed" fo:font-weight="bold" style:font-weight-asian="bold" style:font-weight-complex="bold"/>
    </style:style>
    <style:style style:name="T32" style:family="text">
      <style:text-properties fo:font-family="'Courier New'" style:font-family-generic="modern" style:font-pitch="fixed" fo:font-size="16pt" fo:font-weight="bold" style:font-size-asian="16pt" style:font-weight-asian="bold" style:font-size-complex="16pt" style:font-weight-complex="bold"/>
    </style:style>
    <style:style style:name="T33" style:family="text">
      <style:text-properties fo:font-size="40pt" fo:font-weight="bold" style:font-size-asian="40pt" style:font-weight-asian="bold" style:font-size-complex="40pt" style:font-weight-complex="bold"/>
    </style:style>
    <style:style style:name="T34" style:family="text">
      <style:text-properties fo:font-family="'Courier New'" style:font-family-generic="modern" style:font-pitch="fixed" fo:font-size="18pt" style:font-size-asian="18pt" style:font-size-complex="18pt"/>
    </style:style>
    <style:style style:name="T35" style:family="text">
      <style:text-properties fo:font-family="'Courier New'" style:font-family-generic="modern" style:font-pitch="fixed" fo:font-size="18pt" fo:font-style="italic" style:font-size-asian="18pt" style:font-style-asian="italic" style:font-size-complex="18pt" style:font-style-complex="italic"/>
    </style:style>
    <style:style style:name="T36" style:family="text">
      <style:text-properties fo:color="#000000" fo:font-family="'Courier New'" style:font-family-generic="modern" style:font-pitch="fixed"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37" style:family="text">
      <style:text-properties fo:color="#000000" fo:font-family="'Courier New'" style:font-family-generic="modern" style:font-pitch="fixed"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38" style:family="text">
      <style:text-properties fo:color="#000000" fo:font-family="'Courier New'" style:font-family-generic="modern" style:font-pitch="fixed"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39" style:family="text">
      <style:text-properties fo:font-family="'Courier New'" style:font-family-generic="modern" style:font-pitch="fixed" fo:font-size="18pt" fo:font-weight="normal" style:font-size-asian="18pt" style:font-weight-asian="normal" style:font-size-complex="18pt" style:font-weight-complex="normal"/>
    </style:style>
    <style:style style:name="T40" style:family="text">
      <style:text-properties fo:color="#000000" fo:font-family="'Courier New'" style:font-family-generic="modern" style:font-pitch="fixed" fo:font-size="18pt" fo:font-style="normal"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style>
    <style:style style:name="T41" style:family="text">
      <style:text-properties fo:color="#000000" fo:font-family="'Courier New'" style:font-family-generic="modern" style:font-pitch="fixed" fo:font-size="18pt"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42" style:family="text">
      <style:text-properties fo:color="#000000" fo:font-family="'Courier New'" style:font-family-generic="modern" style:font-pitch="fixed" fo:font-size="18pt" fo:font-style="normal"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style>
    <style:style style:name="T43" style:family="text">
      <style:text-properties fo:color="#000000" fo:font-family="'Courier New'" style:font-family-generic="modern" style:font-pitch="fixed" fo:font-size="18pt" fo:language="en" fo:country="US"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44" style:family="text">
      <style:text-properties fo:font-family="'Courier New'" style:font-family-generic="modern" style:font-pitch="fixed" fo:font-size="18pt" fo:font-style="italic"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onnector draw:style-name="gr1" draw:text-style-name="P1" draw:layer="layout" draw:type="curve" svg:x1="81cm" svg:y1="102cm" svg:x2="114.051cm" svg:y2="64cm" draw:start-shape="id1" draw:start-glue-point="0" draw:end-shape="id2" draw:end-glue-point="5" svg:d="m81000 102000c0-28462 33051-9463 33051-38000">
          <text:p/>
        </draw:connector>
        <draw:rect draw:style-name="Список_20_атрибутов_20_сущносей" draw:id="id59" draw:layer="layout" svg:width="12cm" svg:height="6cm" svg:x="53.5cm" svg:y="105.5cm">
          <draw:glue-point draw:id="4" svg:x="-5cm" svg:y="-3.701cm"/>
          <draw:glue-point draw:id="5" svg:x="-5cm" svg:y="2.5cm"/>
          <text:p><text:span text:style-name="T1">Configurable entity code</text:span></text:p>
          <text:p><text:span text:style-name="T2">Configuration parameter ID</text:span><text:span text:style-name="T3"> </text:span></text:p>
          <text:p><text:span text:style-name="T4">Configuration parameter type</text:span></text:p>
          <text:p><text:span text:style-name="T4">Constraints array</text:span></text:p>
          <text:p><text:span text:style-name="T5">Allow NULL final value?</text:span></text:p>
          <text:p text:style-name="P2"><text:span text:style-name="T4">Type of usage of default</text:span></text:p>
        </draw:rect>
        <draw:rect draw:style-name="Свойства_20_атрибутов" draw:id="id47" draw:layer="layout" svg:width="1cm" svg:height="6cm" svg:x="65.5cm" svg:y="105.5cm">
          <text:p><text:span text:style-name="T6">#</text:span></text:p>
          <text:p><text:span text:style-name="T6">#</text:span></text:p>
          <text:p><text:span text:style-name="T6">*</text:span></text:p>
          <text:p><text:span text:style-name="T6">*</text:span></text:p>
          <text:p><text:span text:style-name="T6">*</text:span></text:p>
          <text:p><text:span text:style-name="T6">*</text:span></text:p>
        </draw:rect>
        <draw:rect draw:style-name="Список_20_атрибутов_20_сущносей" draw:text-style-name="P3" draw:id="id46" draw:layer="layout" svg:width="13cm" svg:height="6cm" svg:x="74.5cm" svg:y="105.5cm">
          <draw:glue-point draw:id="4" svg:x="-5cm" svg:y="-3.701cm"/>
          <draw:glue-point draw:id="5" svg:x="-5cm" svg:y="-1.017cm"/>
          <text:p><text:span text:style-name="T1">Configurable entity code</text:span></text:p>
          <text:p><text:span text:style-name="T1">Configuration parameter ID</text:span></text:p>
          <text:p><text:span text:style-name="T1">Code of language, in which named</text:span></text:p>
          <text:p><text:span text:style-name="T7">Name</text:span></text:p>
          <text:p><text:span text:style-name="T7">Entity</text:span></text:p>
          <text:p><text:span text:style-name="T7">Description</text:span></text:p>
          <text:p><text:span text:style-name="T7">Comments</text:span></text:p>
          <text:p><text:span text:style-name="T7"/></text:p>
        </draw:rect>
        <draw:rect draw:style-name="Свойства_20_атрибутов" draw:layer="layout" svg:width="1cm" svg:height="6cm" svg:x="87.5cm" svg:y="105.5cm">
          <text:p><text:span text:style-name="T6">#</text:span></text:p>
          <text:p><text:span text:style-name="T6">#</text:span></text:p>
          <text:p><text:span text:style-name="T6">#</text:span></text:p>
          <text:p><text:span text:style-name="T6">*</text:span></text:p>
          <text:p><text:span text:style-name="T6">*</text:span></text:p>
          <text:p><text:span text:style-name="T6">o</text:span></text:p>
          <text:p><text:span text:style-name="T6">o</text:span></text:p>
        </draw:rect>
        <draw:polyline draw:style-name="gr2" draw:text-style-name="P1" draw:layer="layout" svg:width="91.999cm" svg:height="90.999cm" svg:x="6cm" svg:y="69cm" svg:viewBox="0 0 92000 91000" draw:points="0,5057 92000,5057 92000,91000 2360,91000 2360,0">
          <text:p/>
        </draw:polyline>
        <draw:frame draw:style-name="gr3" draw:text-style-name="P4" draw:layer="layout" svg:width="11cm" svg:height="1.75cm" svg:x="10.5cm" svg:y="77cm">
          <draw:text-box>
            <text:p><text:span text:style-name="T8">Package: Person-Contact</text:span></text:p>
          </draw:text-box>
        </draw:frame>
        <draw:custom-shape draw:style-name="gr4" draw:text-style-name="P5" draw:layer="layout" svg:width="28cm" svg:height="7.5cm" svg:x="28.5cm" svg:y="3.5cm">
          <text:p><text:span text:style-name="T9">Copyright (C) 2010 Andrejs Sisojevs &lt;andrejs.sisojevs@nextmail.ru&gt;</text:span></text:p>
          <text:p><text:span text:style-name="T9"/></text:p>
          <text:p><text:span text:style-name="T9">All rights reserved.</text:span></text:p>
          <text:p><text:span text:style-name="T9"/></text:p>
          <text:p><text:span text:style-name="T9">For license and copyright information, see the file COPYRIGHT</text:span></text:p>
          <text:p><text:span text:style-name="T10"/></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 draw:text-style-name="P1" draw:layer="layout" draw:type="line" svg:x1="112.75cm" svg:y1="49cm" svg:x2="112.75cm" svg:y2="50.4cm" draw:start-shape="id3" draw:start-glue-point="2" draw:end-shape="id4" draw:end-glue-point="0" svg:d="m112750 49000v1400">
          <text:p/>
        </draw:connector>
        <draw:rect draw:style-name="Список_20_атрибутов_20_сущносей" draw:id="id3" draw:layer="layout" svg:width="12.5cm" svg:height="4cm" svg:x="106.5cm" svg:y="45cm">
          <text:p><text:span text:style-name="T11">Name</text:span></text:p>
          <text:p><text:span text:style-name="T11">Entity</text:span></text:p>
          <text:p><text:span text:style-name="T11">Description</text:span></text:p>
          <text:p><text:span text:style-name="T11">Comments</text:span></text:p>
        </draw:rect>
        <draw:rect draw:style-name="gr5" draw:text-style-name="P6" draw:id="id44" draw:layer="layout" svg:width="12.5cm" svg:height="1cm" svg:x="106.5cm" svg:y="44cm">
          <text:p text:style-name="P1"><text:span text:style-name="T12">Named</text:span></text:p>
        </draw:rect>
        <draw:rect draw:style-name="Свойства_20_атрибутов" draw:id="id41" draw:layer="layout" svg:width="1cm" svg:height="4cm" svg:x="119cm" svg:y="45cm">
          <text:p><text:span text:style-name="T6">*</text:span></text:p>
          <text:p><text:span text:style-name="T6">*</text:span></text:p>
          <text:p><text:span text:style-name="T6">о</text:span></text:p>
          <text:p><text:span text:style-name="T6">о</text:span></text:p>
        </draw:rect>
        <draw:path draw:style-name="gr6" draw:text-style-name="P1" draw:id="id4" draw:layer="layout" svg:width="2.099cm" svg:height="1.099cm" svg:x="111.7cm" svg:y="50.4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1" draw:text-style-name="P1" draw:layer="layout" draw:type="curve" svg:x1="96.166cm" svg:y1="59.971cm" svg:x2="112.301cm" svg:y2="51.5cm" draw:end-shape="id4" draw:end-glue-point="5" svg:d="m96166 59971c0-5940 16135-1705 16135-8471">
          <text:p/>
        </draw:connector>
        <draw:polyline draw:style-name="gr2" draw:text-style-name="P1" draw:layer="layout" svg:width="94.499cm" svg:height="106.499cm" svg:x="99.5cm" svg:y="34.5cm" svg:viewBox="0 0 94500 106500" draw:points="0,5918 94500,5918 94500,106500 2424,106500 2424,0">
          <text:p/>
        </draw:polyline>
        <draw:frame draw:style-name="gr3" draw:text-style-name="P4" draw:layer="layout" svg:width="11cm" svg:height="1.75cm" svg:x="182cm" svg:y="56.5cm">
          <draw:text-box>
            <text:p><text:span text:style-name="T8">Package: Codifier</text:span></text:p>
          </draw:text-box>
        </draw:frame>
        <draw:rect draw:style-name="Список_20_атрибутов_20_сущносей" draw:id="id7" draw:layer="layout" svg:width="7.5cm" svg:height="8cm" svg:x="140cm" svg:y="61.5cm">
          <draw:glue-point draw:id="4" svg:x="-5cm" svg:y="-3.701cm"/>
          <draw:glue-point draw:id="5" svg:x="-5cm" svg:y="-1.017cm"/>
          <draw:glue-point draw:id="6" svg:x="3.333cm" svg:y="5cm"/>
          <draw:glue-point draw:id="7" svg:x="-5.001cm" svg:y="1.875cm"/>
          <draw:glue-point draw:id="8" svg:x="-5cm" svg:y="-2.5cm"/>
          <text:p><text:span text:style-name="T2">Code ID</text:span><text:span text:style-name="T3"> </text:span></text:p>
          <text:p><text:span text:style-name="T7">Code type</text:span></text:p>
          <text:p><text:span text:style-name="T7">Code text</text:span></text:p>
          <text:p><text:span text:style-name="T7">Additonal field 1</text:span></text:p>
          <text:p><text:span text:style-name="T7">Additonal field 2</text:span></text:p>
          <text:p><text:span text:style-name="T7">Additonal field 3</text:span></text:p>
          <text:p><text:span text:style-name="T7">Additonal field 4</text:span></text:p>
          <text:p><text:span text:style-name="T7">Additonal field 5</text:span></text:p>
        </draw:rect>
        <draw:rect draw:style-name="gr7" draw:text-style-name="P6" draw:id="id10" draw:layer="layout" svg:width="7.5cm" svg:height="1cm" svg:x="140cm" svg:y="60.5cm">
          <draw:glue-point draw:id="4" svg:x="3.333cm" svg:y="-5cm"/>
          <draw:glue-point draw:id="5" svg:x="-2.333cm" svg:y="-5cm"/>
          <text:p text:style-name="P1"><text:span text:style-name="T12">Code</text:span></text:p>
        </draw:rect>
        <draw:rect draw:style-name="Свойства_20_атрибутов" draw:id="id13" draw:layer="layout" svg:width="1cm" svg:height="8cm" svg:x="147.5cm" svg:y="61.5cm">
          <text:p><text:span text:style-name="T6">#</text:span></text:p>
          <text:p><text:span text:style-name="T6">*</text:span></text:p>
          <text:p><text:span text:style-name="T6">*</text:span></text:p>
          <text:p><text:span text:style-name="T6">o</text:span></text:p>
          <text:p><text:span text:style-name="T6">o</text:span></text:p>
          <text:p><text:span text:style-name="T6">o</text:span></text:p>
          <text:p><text:span text:style-name="T6">o</text:span></text:p>
          <text:p><text:span text:style-name="T6">o</text:span></text:p>
        </draw:rect>
        <draw:connector draw:style-name="gr8" draw:text-style-name="P1" draw:layer="layout" svg:x1="133.541cm" svg:y1="73cm" svg:x2="130cm" svg:y2="73cm" draw:start-shape="id5" draw:start-glue-point="3" draw:end-shape="id6" draw:end-glue-point="4" svg:d="m133541 73000h-3541">
          <text:p/>
        </draw:connector>
        <draw:g draw:id="id5">
          <draw:custom-shape draw:style-name="gr9" draw:text-style-name="P7" draw:layer="layout" svg:width="2cm" svg:height="2cm" svg:x="133.541cm" svg:y="72cm">
            <text:p text:style-name="P1"><text:span text:style-name="T13"><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133.841cm" svg:y="72.3cm">
            <text:p text:style-name="P1"><text:span text:style-name="T13"><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0" draw:text-style-name="P1" draw:layer="layout" svg:x1="135.541cm" svg:y1="73cm" svg:x2="140cm" svg:y2="67cm" draw:start-shape="id5" draw:start-glue-point="1" draw:end-shape="id7" draw:end-glue-point="7" svg:d="m135541 73000h2230v-6000h2229">
          <text:p/>
        </draw:connector>
        <draw:rect draw:style-name="Список_20_атрибутов_20_сущносей" draw:text-style-name="P8" draw:id="id12" draw:layer="layout" svg:width="12cm" svg:height="3cm" svg:x="155.5cm" svg:y="64cm">
          <draw:glue-point draw:id="4" svg:x="-5cm" svg:y="-3.701cm"/>
          <draw:glue-point draw:id="5" svg:x="-5cm" svg:y="-1.017cm"/>
          <draw:glue-point draw:id="6" svg:x="3.333cm" svg:y="5cm"/>
          <text:p><text:span text:style-name="T1">Supercode ID</text:span><text:span text:style-name="T5"> </text:span></text:p>
          <text:p><text:span text:style-name="T1">Subcode ID</text:span></text:p>
          <text:p><text:span text:style-name="T5">Default code</text:span></text:p>
        </draw:rect>
        <draw:rect draw:style-name="Свойства_20_атрибутов" draw:layer="layout" svg:width="1cm" svg:height="3cm" svg:x="167.5cm" svg:y="64cm">
          <text:p><text:span text:style-name="T6">#</text:span></text:p>
          <text:p><text:span text:style-name="T6">#</text:span></text:p>
          <text:p><text:span text:style-name="T6">*</text:span></text:p>
        </draw:rect>
        <draw:connector draw:style-name="gr8" draw:text-style-name="P1" draw:layer="layout" svg:x1="161.5cm" svg:y1="58.5cm" svg:x2="161.5cm" svg:y2="62cm" draw:start-shape="id8" draw:start-glue-point="2" draw:end-shape="id9" draw:end-glue-point="0" svg:d="m161500 58500v3500">
          <text:p/>
        </draw:connector>
        <draw:g draw:id="id8">
          <draw:custom-shape draw:style-name="gr9" draw:text-style-name="P7" draw:layer="layout" svg:width="2cm" svg:height="2cm" svg:x="160.5cm" svg:y="56.5cm">
            <text:p text:style-name="P1"><text:span text:style-name="T13"><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160.8cm" svg:y="56.8cm">
            <text:p text:style-name="P1"><text:span text:style-name="T13"><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0" draw:text-style-name="P1" draw:layer="layout" svg:x1="160.5cm" svg:y1="57.5cm" svg:x2="146.249cm" svg:y2="60.5cm" draw:start-shape="id8" draw:start-glue-point="3" draw:end-shape="id10" draw:end-glue-point="4" svg:d="m160500 57500h-14251v3000">
          <text:p/>
        </draw:connector>
        <draw:g draw:id="id9">
          <draw:rect draw:style-name="Заголовок_20_сущности" draw:layer="layout" svg:width="12cm" svg:height="2cm" svg:x="155.5cm" svg:y="62cm">
            <text:p/>
          </draw:rect>
          <draw:rect draw:style-name="Заголовок_20_сущности" draw:layer="layout" svg:width="10.824cm" svg:height="1.428cm" svg:x="156.088cm" svg:y="62.286cm">
            <text:p><text:span text:style-name="T12">Codes tree</text:span></text:p>
          </draw:rect>
        </draw:g>
        <draw:connector draw:style-name="gr8" draw:text-style-name="P1" draw:layer="layout" svg:x1="152.8cm" svg:y1="65.5cm" svg:x2="155.5cm" svg:y2="65.5cm" draw:start-shape="id11" draw:start-glue-point="1" draw:end-shape="id12" draw:end-glue-point="3" svg:d="m152800 65500h2700">
          <text:p/>
        </draw:connector>
        <draw:g draw:id="id11">
          <draw:custom-shape draw:style-name="gr9" draw:text-style-name="P7" draw:layer="layout" svg:width="2cm" svg:height="2cm" svg:x="150.8cm" svg:y="64.5cm">
            <text:p text:style-name="P1"><text:span text:style-name="T13"><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151.1cm" svg:y="64.8cm">
            <text:p text:style-name="P1"><text:span text:style-name="T13"><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0" draw:text-style-name="P1" draw:layer="layout" svg:x1="150.8cm" svg:y1="65.5cm" svg:x2="148.5cm" svg:y2="65.5cm" draw:start-shape="id11" draw:start-glue-point="3" draw:end-shape="id13" draw:end-glue-point="1" svg:d="m150800 65500h-2300">
          <text:p/>
        </draw:connector>
        <draw:rect draw:style-name="Список_20_атрибутов_20_сущносей" draw:text-style-name="P3" draw:layer="layout" svg:width="13cm" svg:height="6cm" svg:x="116cm" svg:y="68.5cm">
          <draw:glue-point draw:id="4" svg:x="-5cm" svg:y="-3.701cm"/>
          <draw:glue-point draw:id="5" svg:x="-5cm" svg:y="-1.017cm"/>
          <text:p><text:span text:style-name="T1">Code ID (that is named)</text:span></text:p>
          <text:p><text:span text:style-name="T1">Code of language, in which named</text:span></text:p>
          <text:p><text:span text:style-name="T7">Name</text:span></text:p>
          <text:p><text:span text:style-name="T7">Entity</text:span></text:p>
          <text:p><text:span text:style-name="T7">Description</text:span></text:p>
          <text:p><text:span text:style-name="T7">Comments</text:span></text:p>
          <text:p><text:span text:style-name="T7"/></text:p>
        </draw:rect>
        <draw:rect draw:style-name="Свойства_20_атрибутов" draw:id="id6" draw:layer="layout" svg:width="1cm" svg:height="6cm" svg:x="129cm" svg:y="68.5cm">
          <draw:glue-point draw:id="4" svg:x="5cm" svg:y="2.5cm"/>
          <draw:glue-point draw:id="5" svg:x="5cm" svg:y="-3.333cm"/>
          <text:p><text:span text:style-name="T6">#</text:span></text:p>
          <text:p><text:span text:style-name="T6"/></text:p>
          <text:p><text:span text:style-name="T6">#</text:span></text:p>
          <text:p><text:span text:style-name="T6">*</text:span></text:p>
          <text:p><text:span text:style-name="T6">*</text:span></text:p>
          <text:p><text:span text:style-name="T6">o</text:span></text:p>
          <text:p><text:span text:style-name="T6">o</text:span></text:p>
        </draw:rect>
        <draw:g draw:id="id19">
          <draw:glue-point draw:id="4" svg:x="3.461cm" svg:y="-5cm"/>
          <draw:rect draw:style-name="Заголовок_20_сущности" draw:layer="layout" svg:width="13cm" svg:height="2cm" svg:x="116cm" svg:y="66.5cm">
            <text:p/>
          </draw:rect>
          <draw:rect draw:style-name="Заголовок_20_сущности" draw:layer="layout" svg:width="11.726cm" svg:height="1.428cm" svg:x="116.637cm" svg:y="66.786cm">
            <text:p><text:span text:style-name="T12">Code name</text:span></text:p>
          </draw:rect>
        </draw:g>
        <draw:rect draw:style-name="gr11" draw:id="id14" draw:layer="layout" svg:width="9cm" svg:height="7.5cm" svg:x="142.5cm" svg:y="72cm">
          <text:p><text:span text:style-name="T14">Codes types</text:span></text:p>
          <text:p/>
          <text:p>metacodifier</text:p>
          <text:p>codifier</text:p>
          <text:p>statuses-set</text:p>
          <text:p>composite code part</text:p>
          <text:p>plain code</text:p>
          <text:p>undefined</text:p>
          <text:p>unclassified</text:p>
        </draw:rect>
        <draw:rect draw:style-name="gr7" draw:text-style-name="P1" draw:layer="layout" svg:width="26.5cm" svg:height="10cm" svg:x="114cm" svg:y="77cm">
          <text:p text:style-name="P9">For codes that has code_type other than "plain code",</text:p>
          <text:p text:style-name="P9">code_text field becomes constrainted to hold only unique values.</text:p>
          <text:p text:style-name="P9">Besides that, a set of subcodes in scope of 1 codifier (supercode) is also </text:p>
          <text:p text:style-name="P9">constrainted to hold only unique code_text values, even if subcodes are "plain codes".</text:p>
          <text:p text:style-name="P9"/>
          <text:p text:style-name="P9">Examples:</text:p>
          <text:p text:style-name="P9">** codifier(ID: 1; code text: A), codifier(ID: 2; code text: A) — illegal (nonunique code_text)</text:p>
          <text:p text:style-name="P9">** codifier(ID: 1; code text: A; subcodes: [x,y,z,x]) — illegal (nonunique subcodes)</text:p>
          <text:p text:style-name="P9"/>
          <text:p text:style-name="P9">Same rule holds for "codes_names" table, "name" field in scope of any 1 language of name.</text:p>
          <text:p text:style-name="P9"/>
          <text:p text:style-name="P9">These constraints are controlled by triggers.</text:p>
        </draw:rect>
        <draw:connector draw:style-name="gr12" draw:text-style-name="P1" draw:layer="layout" draw:type="line" svg:x1="147cm" svg:y1="72cm" svg:x2="143.75cm" svg:y2="69.5cm" draw:start-shape="id14" draw:end-shape="id7" draw:end-glue-point="2" svg:d="m147000 72000-3250-2500">
          <text:p/>
        </draw:connector>
        <draw:rect draw:style-name="gr13" draw:text-style-name="P11" draw:layer="layout" svg:width="85.527cm" svg:height="10cm" svg:x="105.29cm" svg:y="115.546cm">
          <text:p text:style-name="P10"><text:span text:style-name="T15">-- Administration functions:</text:span></text:p>
          <text:p text:style-name="P10"><text:span text:style-name="T15"/></text:p>
          <text:p text:style-name="P10"><text:span text:style-name="T15">remove_code(par_if_exists boolean, par_acodekeyl t_addressed_code_key_by_lng, par_remove_code boolean, par_cascade_remove_subcodes boolean, par_if_cascade__only_ones_not_reachable_from_elsewhere boolean)</text:span></text:p>
          <text:p text:style-name="P10"><text:span text:style-name="T15">bind_code_to_codifier(par_c_acodekeyl t_addressed_code_key_by_lng, par_cf_codekeyl t_code_key_by_lng, par_dflt boolean)</text:span></text:p>
          <text:p text:style-name="P10"><text:span text:style-name="T15">unbind_code_from_codifier(par_if_exists boolean, par_c_acodekeyl t_addressed_code_key_by_lng)</text:span></text:p>
          <text:p text:style-name="P10"><text:span text:style-name="T15">new_code_by_userseqs(par_code_construct code_construction_input, par_super_code t_code_key_by_lng, par_dflt_isit boolean, par_codifier_ids_seq_name varchar, par_plaincode_ids_seq_name varchar)</text:span></text:p>
          <text:p text:style-name="P10"><text:span text:style-name="T15">new_code(par_code_construct code_construction_input, par_super_code t_code_key_by_lng, par_dflt_isit boolean)</text:span></text:p>
          <text:p text:style-name="P10"><text:span text:style-name="T15">add_subcodes_under_codifier(par_cf t_code_key_by_lng, par_cf_dflt_codestr varchar, VARIADIC par_codes_array code_construction_input[])</text:span></text:p>
          <text:p text:style-name="P10"><text:span text:style-name="T15">new_codifier_w_subcodes(par_super_cf t_code_key_by_lng, par_cf_construct code_construction_input, par_cf_dflt_codestr varchar, VARIADIC par_codes_array code_construction_input[])</text:span></text:p>
          <text:p text:style-name="P10"><text:span text:style-name="T15">make_codifier_from_plaincode(par_if_exists boolean, par_reidentify boolean, par_cf t_code_key_by_lng, par_cf_new_type code_type)</text:span></text:p>
          <text:p text:style-name="P10"><text:span text:style-name="T15">make_codifier_from_plaincode_w_values(par_if_exists boolean, par_reidentify boolean, par_c t_code_key_by_lng, par_cf_new_type code_type, par_cf_dflt_codestr varchar, VARIADIC par_codes_array code_construction_input[])</text:span></text:p>
          <text:p text:style-name="P10"><text:span text:style-name="T15">add_code_lng_names(par_if_exists boolean, par_c t_addressed_code_key_by_lng, VARIADIC par_codesnames_array name_construction_input[])</text:span></text:p>
        </draw:rect>
        <draw:rect draw:style-name="gr13" draw:text-style-name="P11" draw:layer="layout" svg:width="64.21cm" svg:height="13.303cm" svg:x="105.29cm" svg:y="126.197cm">
          <text:p text:style-name="P10"><text:span text:style-name="T15">-- Lookup functions:</text:span></text:p>
          <text:p text:style-name="P10"><text:span text:style-name="T15"/></text:p>
          <text:p text:style-name="P10"><text:span text:style-name="T15">code_id_of(par_if_exists boolean, par_acodekeyl t_addressed_code_key_by_lng)</text:span></text:p>
          <text:p text:style-name="P10"><text:span text:style-name="T15">code_id_of_undefined()</text:span></text:p>
          <text:p text:style-name="P10"><text:span text:style-name="T15">code_id_of_unclassified()</text:span></text:p>
          <text:p text:style-name="P10"><text:span text:style-name="T15">code_id_of_error()</text:span></text:p>
          <text:p text:style-name="P10"><text:span text:style-name="T15">code_id_of_ambiguous()</text:span></text:p>
          <text:p text:style-name="P10"><text:span text:style-name="T15">code_id_of_language(varchar)</text:span></text:p>
          <text:p text:style-name="P10"><text:span text:style-name="T15">code_id_of_entity(entity_code_text varchar)</text:span></text:p>
          <text:p text:style-name="P10"><text:span text:style-name="T15">code_belongs_to_codifier(par_if_cf_exists boolean, par_acodekeyl t_addressed_code_key_by_lng)</text:span></text:p>
          <text:p text:style-name="P10"><text:span text:style-name="T15">get_code(par_if_exists boolean, par_key t_addressed_code_key_by_lng)</text:span></text:p>
          <text:p text:style-name="P10"><text:span text:style-name="T15">codifier_default_code(par_if_exists boolean, par_cf_keyl t_code_key_by_lng)</text:span></text:p>
          <text:p text:style-name="P10"><text:span text:style-name="T15">get_codes_l(par_key t_code_key_by_lng)</text:span></text:p>
          <text:p text:style-name="P10"><text:span text:style-name="T15">get_nonplaincode_by_str(par_codifier varchar)</text:span></text:p>
          <text:p text:style-name="P10"><text:span text:style-name="T15">get_code_by_str(par_codifier varchar, par_code varchar)</text:span></text:p>
          <text:p text:style-name="P10"><text:span text:style-name="T15">get_codes_of_codifier(par_acodekeyl t_addressed_code_key_by_lng)</text:span></text:p>
          <text:p text:style-name="P10"><text:span text:style-name="T15">get_codifiers_of_code(par_acodekeyl t_addressed_code_key_by_lng)</text:span></text:p>
          <text:p><text:span text:style-name="T15">find_subcodes(par_if_exists boolean, par_cf_key t_addressed_code_key_by_lng, par_include_code_itself boolean, par_only_ones_not_reachable_from_elsewhere boolean)</text:span></text:p>
        </draw:rect>
        <draw:g draw:id="id15">
          <draw:custom-shape draw:style-name="gr9" draw:text-style-name="P7" draw:layer="layout" svg:width="2cm" svg:height="2cm" svg:x="135.241cm" svg:y="62.5cm">
            <text:p text:style-name="P1"><text:span text:style-name="T13"><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135.541cm" svg:y="62.8cm">
            <text:p text:style-name="P1"><text:span text:style-name="T13"><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0" draw:text-style-name="P1" draw:layer="layout" svg:x1="137.241cm" svg:y1="63.5cm" svg:x2="140cm" svg:y2="63.5cm" draw:start-shape="id15" draw:start-glue-point="1" draw:end-shape="id7" draw:end-glue-point="8" svg:d="m137241 63500h2759">
          <text:p/>
        </draw:connector>
        <draw:connector draw:style-name="gr1" draw:text-style-name="P1" draw:layer="layout" draw:type="curve" svg:x1="117.5cm" svg:y1="55.5cm" svg:x2="113.299cm" svg:y2="51.5cm" draw:start-shape="id16" draw:start-glue-point="0" draw:end-shape="id4" draw:end-glue-point="4" svg:d="m117500 55500c0-3000-4201-1000-4201-4000">
          <text:p/>
        </draw:connector>
        <draw:rect draw:style-name="Список_20_атрибутов_20_сущносей" draw:text-style-name="P3" draw:id="id18" draw:layer="layout" svg:width="13cm" svg:height="4.115cm" svg:x="111cm" svg:y="57.5cm">
          <draw:glue-point draw:id="4" svg:x="-5cm" svg:y="-3.701cm"/>
          <draw:glue-point draw:id="5" svg:x="-5cm" svg:y="-1.017cm"/>
          <text:p><text:span text:style-name="T1">Code of language, in which named</text:span></text:p>
          <text:p><text:span text:style-name="T7">Name</text:span></text:p>
          <text:p><text:span text:style-name="T7">Entity</text:span></text:p>
          <text:p><text:span text:style-name="T7">Description</text:span></text:p>
          <text:p><text:span text:style-name="T7">Comments</text:span></text:p>
          <text:p><text:span text:style-name="T7"/></text:p>
        </draw:rect>
        <draw:rect draw:style-name="Свойства_20_атрибутов" draw:id="id17" draw:layer="layout" svg:width="1cm" svg:height="4.115cm" svg:x="124cm" svg:y="57.5cm">
          <draw:glue-point draw:id="4" svg:x="5cm" svg:y="2.5cm"/>
          <draw:glue-point draw:id="5" svg:x="5cm" svg:y="-3.333cm"/>
          <text:p><text:span text:style-name="T6">#</text:span></text:p>
          <text:p><text:span text:style-name="T6"/></text:p>
          <text:p><text:span text:style-name="T6">#</text:span></text:p>
          <text:p><text:span text:style-name="T6">*</text:span></text:p>
          <text:p><text:span text:style-name="T6">*</text:span></text:p>
          <text:p><text:span text:style-name="T6">o</text:span></text:p>
          <text:p><text:span text:style-name="T6">o</text:span></text:p>
        </draw:rect>
        <draw:g draw:id="id16">
          <draw:glue-point draw:id="4" svg:x="3.461cm" svg:y="-5cm"/>
          <draw:rect draw:style-name="gr14" draw:text-style-name="P12" draw:layer="layout" svg:width="13cm" svg:height="2cm" svg:x="111cm" svg:y="55.5cm">
            <text:p/>
          </draw:rect>
          <draw:rect draw:style-name="gr15" draw:text-style-name="P12" draw:layer="layout" svg:width="11.726cm" svg:height="1.428cm" svg:x="111.637cm" svg:y="55.786cm">
            <text:p text:style-name="P13"><text:span text:style-name="T16">Named in language</text:span></text:p>
          </draw:rect>
        </draw:g>
        <draw:connector draw:style-name="gr8" draw:text-style-name="P1" draw:layer="layout" draw:line-skew="2.38cm" svg:x1="135.241cm" svg:y1="63.5cm" svg:x2="125cm" svg:y2="58.186cm" draw:start-shape="id15" draw:start-glue-point="3" draw:end-shape="id17" draw:end-glue-point="5" svg:d="m135241 63500h-2741v-5314h-7500">
          <text:p/>
        </draw:connector>
        <draw:connector draw:style-name="gr1" draw:text-style-name="P1" draw:layer="layout" draw:type="lines" svg:x1="117.5cm" svg:y1="61.615cm" svg:x2="114.5cm" svg:y2="62.9cm" draw:start-shape="id18" draw:end-shape="id2" draw:end-glue-point="0" svg:d="m117500 61615v501l-3000 234v550">
          <text:p/>
        </draw:connector>
        <draw:path draw:style-name="gr6" draw:text-style-name="P1" draw:id="id2" draw:layer="layout" svg:width="2.099cm" svg:height="1.099cm" svg:x="113.45cm" svg:y="62.9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1" draw:text-style-name="P1" draw:layer="layout" draw:type="curve" svg:x1="97.512cm" svg:y1="69.862cm" svg:x2="114.051cm" svg:y2="64cm" draw:end-shape="id2" draw:end-glue-point="5" svg:d="m97512 69862c0-3984 16539-1053 16539-5862">
          <text:p/>
        </draw:connector>
        <draw:connector draw:style-name="gr1" draw:text-style-name="P1" draw:layer="layout" draw:type="curve" svg:x1="122.5cm" svg:y1="66.5cm" svg:x2="115.049cm" svg:y2="64cm" draw:start-shape="id19" draw:start-glue-point="0" draw:end-shape="id2" draw:end-glue-point="4" svg:d="m122500 66500c0-1837-7451-588-7451-2500">
          <text:p/>
        </draw:connector>
        <draw:connector draw:style-name="gr16" draw:text-style-name="P1" draw:layer="layout" draw:type="curve" svg:x1="135.241cm" svg:y1="63.5cm" svg:x2="130cm" svg:y2="69.501cm" draw:start-shape="id15" draw:end-shape="id6" draw:end-glue-point="5" svg:d="m135241 63500c-3931 0-1311 6001-5241 6001">
          <text:p/>
        </draw:connector>
        <draw:ellipse draw:style-name="gr17" draw:text-style-name="P1" draw:id="id20" draw:layer="layout" svg:width="4.5cm" svg:height="2.5cm" svg:x="126.5cm" svg:y="89cm">
          <text:p text:style-name="P1">Root</text:p>
          <text:p text:style-name="P1">ID: 0</text:p>
        </draw:ellipse>
        <draw:ellipse draw:style-name="gr17" draw:text-style-name="P1" draw:id="id21" draw:layer="layout" svg:width="5.5cm" svg:height="2.435cm" svg:x="109.5cm" svg:y="94.5cm">
          <text:p text:style-name="P1">Usual codifiers</text:p>
          <text:p text:style-name="P1">ID: 1</text:p>
        </draw:ellipse>
        <draw:connector draw:style-name="gr18" draw:text-style-name="P1" draw:layer="layout" draw:type="line" svg:x1="128.75cm" svg:y1="91.5cm" svg:x2="112.25cm" svg:y2="94.5cm" draw:start-shape="id20" draw:start-glue-point="2" draw:end-shape="id21" draw:end-glue-point="0" svg:d="m128750 91500-16500 3000">
          <text:p/>
        </draw:connector>
        <draw:ellipse draw:style-name="gr17" draw:text-style-name="P1" draw:id="id22" draw:layer="layout" svg:width="5.5cm" svg:height="2.435cm" svg:x="116.2cm" svg:y="94.5cm">
          <text:p text:style-name="P1">Statuses sets</text:p>
          <text:p text:style-name="P1">ID: 2</text:p>
        </draw:ellipse>
        <draw:connector draw:style-name="gr19" draw:text-style-name="P1" draw:layer="layout" draw:type="line" svg:x1="128.75cm" svg:y1="91.5cm" svg:x2="118.95cm" svg:y2="94.5cm" draw:start-shape="id20" draw:start-glue-point="2" draw:end-shape="id22" draw:end-glue-point="0" svg:d="m128750 91500-9800 3000">
          <text:p/>
        </draw:connector>
        <draw:ellipse draw:style-name="gr17" draw:text-style-name="P1" draw:id="id23" draw:layer="layout" svg:width="5.5cm" svg:height="2.435cm" svg:x="122.5cm" svg:y="94.5cm">
          <text:p text:style-name="P1">Complex codes</text:p>
          <text:p text:style-name="P1">ID: 3</text:p>
        </draw:ellipse>
        <draw:connector draw:style-name="gr20" draw:text-style-name="P1" draw:layer="layout" draw:type="line" svg:x1="128.75cm" svg:y1="91.5cm" svg:x2="125.25cm" svg:y2="94.5cm" draw:start-shape="id20" draw:start-glue-point="2" draw:end-shape="id23" draw:end-glue-point="0" svg:d="m128750 91500-3500 3000">
          <text:p/>
        </draw:connector>
        <draw:ellipse draw:style-name="gr17" draw:text-style-name="P1" draw:id="id24" draw:layer="layout" svg:width="6cm" svg:height="2.435cm" svg:x="136cm" svg:y="94.5cm">
          <text:p text:style-name="P1">System codifiers</text:p>
          <text:p text:style-name="P1">ID: 4</text:p>
        </draw:ellipse>
        <draw:ellipse draw:style-name="gr17" draw:text-style-name="P1" draw:id="id25" draw:layer="layout" svg:width="7.5cm" svg:height="2cm" svg:x="151.5cm" svg:y="100.25cm">
          <text:p text:style-name="P1">Languages</text:p>
          <text:p text:style-name="P1">ID: 6</text:p>
        </draw:ellipse>
        <draw:connector draw:style-name="gr21" draw:text-style-name="P1" draw:layer="layout" draw:type="line" svg:x1="139cm" svg:y1="96.935cm" svg:x2="155.25cm" svg:y2="100.25cm" draw:start-shape="id24" draw:start-glue-point="2" draw:end-shape="id25" draw:end-glue-point="0" svg:d="m139000 96935 16250 3315">
          <text:p/>
        </draw:connector>
        <draw:ellipse draw:style-name="gr17" draw:text-style-name="P1" draw:id="id26" draw:layer="layout" svg:width="9cm" svg:height="3cm" svg:x="126.9cm" svg:y="99.75cm">
          <text:p text:style-name="P1">Common nominal codes sets</text:p>
          <text:p text:style-name="P1">ID: 5</text:p>
        </draw:ellipse>
        <draw:connector draw:style-name="gr22" draw:text-style-name="P1" draw:layer="layout" draw:type="line" svg:x1="139cm" svg:y1="96.935cm" svg:x2="131.4cm" svg:y2="99.75cm" draw:start-shape="id24" draw:start-glue-point="2" draw:end-shape="id26" draw:end-glue-point="0" svg:d="m139000 96935-7600 2815">
          <text:p/>
        </draw:connector>
        <draw:connector draw:style-name="gr23" draw:text-style-name="P1" draw:layer="layout" draw:type="line" svg:x1="128.75cm" svg:y1="91.5cm" svg:x2="139cm" svg:y2="94.5cm" draw:start-shape="id20" draw:start-glue-point="2" draw:end-shape="id24" draw:end-glue-point="0" svg:d="m128750 91500 10250 3000">
          <text:p/>
        </draw:connector>
        <draw:ellipse draw:style-name="gr24" draw:id="id27" draw:layer="layout" svg:width="3.5cm" svg:height="2.5cm" svg:x="131.667cm" svg:y="106.75cm">
          <text:p>error</text:p>
          <text:p>ID: 52</text:p>
        </draw:ellipse>
        <draw:connector draw:style-name="gr25" draw:text-style-name="P1" draw:layer="layout" draw:type="line" svg:x1="131.4cm" svg:y1="102.75cm" svg:x2="133.417cm" svg:y2="106.75cm" draw:start-shape="id26" draw:start-glue-point="2" draw:end-shape="id27" draw:end-glue-point="0" svg:d="m131400 102750 2017 4000">
          <text:p/>
        </draw:connector>
        <draw:ellipse draw:style-name="gr24" draw:id="id28" draw:layer="layout" svg:width="4.5cm" svg:height="2.5cm" svg:x="136cm" svg:y="106.75cm">
          <text:p>ambiguous</text:p>
          <text:p>ID: 53</text:p>
        </draw:ellipse>
        <draw:connector draw:style-name="gr26" draw:text-style-name="P1" draw:layer="layout" draw:type="line" svg:x1="131.4cm" svg:y1="102.75cm" svg:x2="138.25cm" svg:y2="106.75cm" draw:start-shape="id26" draw:start-glue-point="2" draw:end-shape="id28" draw:end-glue-point="0" svg:d="m131400 102750 6850 4000">
          <text:p/>
        </draw:connector>
        <draw:ellipse draw:style-name="gr24" draw:id="id29" draw:layer="layout" svg:width="4.5cm" svg:height="2.5cm" svg:x="126.833cm" svg:y="106.75cm">
          <text:p>unclassified</text:p>
          <text:p>ID: 51</text:p>
        </draw:ellipse>
        <draw:connector draw:style-name="gr25" draw:text-style-name="P1" draw:layer="layout" draw:type="line" svg:x1="131.4cm" svg:y1="102.75cm" svg:x2="129.083cm" svg:y2="106.75cm" draw:start-shape="id26" draw:start-glue-point="2" draw:end-shape="id29" draw:end-glue-point="0" svg:d="m131400 102750-2317 4000">
          <text:p/>
        </draw:connector>
        <draw:ellipse draw:style-name="gr24" draw:id="id30" draw:layer="layout" svg:width="4.5cm" svg:height="2.5cm" svg:x="121.5cm" svg:y="106.75cm">
          <text:p>undefined</text:p>
          <text:p>ID: 50</text:p>
        </draw:ellipse>
        <draw:connector draw:style-name="gr25" draw:text-style-name="P1" draw:layer="layout" draw:type="line" svg:x1="131.4cm" svg:y1="102.75cm" svg:x2="123.75cm" svg:y2="106.75cm" draw:start-shape="id26" draw:start-glue-point="2" draw:end-shape="id30" draw:end-glue-point="0" svg:d="m131400 102750-7650 4000">
          <text:p/>
        </draw:connector>
        <draw:ellipse draw:style-name="gr24" draw:id="id31" draw:layer="layout" svg:width="3.5cm" svg:height="2.5cm" svg:x="153.5cm" svg:y="106.75cm">
          <text:p>spa</text:p>
          <text:p>ID: 9002</text:p>
        </draw:ellipse>
        <draw:connector draw:style-name="gr25" draw:text-style-name="P1" draw:layer="layout" draw:type="line" svg:x1="155.25cm" svg:y1="102.25cm" svg:x2="155.25cm" svg:y2="106.75cm" draw:start-shape="id25" draw:start-glue-point="2" draw:end-shape="id31" draw:end-glue-point="0" svg:d="m155250 102250v4500">
          <text:p/>
        </draw:connector>
        <draw:ellipse draw:style-name="gr24" draw:id="id32" draw:layer="layout" svg:width="4.5cm" svg:height="2.5cm" svg:x="157.654cm" svg:y="106.75cm">
          <text:p>fra</text:p>
          <text:p>ID: 9003</text:p>
        </draw:ellipse>
        <draw:connector draw:style-name="gr26" draw:text-style-name="P1" draw:layer="layout" draw:type="line" svg:x1="155.25cm" svg:y1="102.25cm" svg:x2="159.904cm" svg:y2="106.75cm" draw:start-shape="id25" draw:start-glue-point="2" draw:end-shape="id32" draw:end-glue-point="0" svg:d="m155250 102250 4654 4500">
          <text:p/>
        </draw:connector>
        <draw:ellipse draw:style-name="gr24" draw:id="id33" draw:layer="layout" svg:width="4.5cm" svg:height="2.5cm" svg:x="148.487cm" svg:y="106.75cm">
          <text:p>rus</text:p>
          <text:p>ID: 9001</text:p>
        </draw:ellipse>
        <draw:connector draw:style-name="gr25" draw:text-style-name="P1" draw:layer="layout" draw:type="line" svg:x1="155.25cm" svg:y1="102.25cm" svg:x2="150.737cm" svg:y2="106.75cm" draw:start-shape="id25" draw:start-glue-point="2" draw:end-shape="id33" draw:end-glue-point="0" svg:d="m155250 102250-4513 4500">
          <text:p/>
        </draw:connector>
        <draw:ellipse draw:style-name="gr24" draw:id="id34" draw:layer="layout" svg:width="4.5cm" svg:height="2.5cm" svg:x="143.154cm" svg:y="106.75cm">
          <text:p>eng</text:p>
          <text:p>ID: 9000</text:p>
        </draw:ellipse>
        <draw:connector draw:style-name="gr25" draw:text-style-name="P1" draw:layer="layout" draw:type="line" svg:x1="155.25cm" svg:y1="102.25cm" svg:x2="145.404cm" svg:y2="106.75cm" draw:start-shape="id25" draw:start-glue-point="2" draw:end-shape="id34" draw:end-glue-point="0" svg:d="m155250 102250-9846 4500">
          <text:p/>
        </draw:connector>
        <draw:ellipse draw:style-name="gr24" draw:id="id35" draw:layer="layout" svg:width="4.5cm" svg:height="2.5cm" svg:x="162.687cm" svg:y="106.75cm">
          <text:p>deu</text:p>
          <text:p>ID: 9004</text:p>
        </draw:ellipse>
        <draw:connector draw:style-name="gr26" draw:text-style-name="P1" draw:layer="layout" draw:type="line" svg:x1="155.25cm" svg:y1="102.25cm" svg:x2="164.937cm" svg:y2="106.75cm" draw:start-shape="id25" draw:start-glue-point="2" draw:end-shape="id35" draw:end-glue-point="0" svg:d="m155250 102250 9687 4500">
          <text:p/>
        </draw:connector>
        <draw:custom-shape draw:style-name="gr27" draw:text-style-name="P1" draw:id="id36" draw:layer="layout" svg:width="9.9cm" svg:height="3.5cm" svg:x="108.5cm" svg:y="102.5cm">
          <text:p text:style-name="P1">For use in user's domain</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28" draw:text-style-name="P1" draw:layer="layout" draw:type="line" svg:x1="113.45cm" svg:y1="102.5cm" svg:x2="112.25cm" svg:y2="96.935cm" draw:start-shape="id36" draw:start-glue-point="0" draw:end-shape="id21" draw:end-glue-point="2" svg:d="m113450 102500-1200-5565">
          <text:p/>
        </draw:connector>
        <draw:connector draw:style-name="gr29" draw:text-style-name="P1" draw:layer="layout" draw:type="line" svg:x1="113.45cm" svg:y1="102.5cm" svg:x2="118.95cm" svg:y2="96.935cm" draw:start-shape="id36" draw:start-glue-point="0" draw:end-shape="id22" draw:end-glue-point="2" svg:d="m113450 102500 5500-5565">
          <text:p/>
        </draw:connector>
        <draw:connector draw:style-name="gr28" draw:text-style-name="P1" draw:layer="layout" draw:type="line" svg:x1="113.45cm" svg:y1="102.5cm" svg:x2="125.25cm" svg:y2="96.935cm" draw:start-shape="id36" draw:start-glue-point="0" draw:end-shape="id23" draw:end-glue-point="2" svg:d="m113450 102500 11800-5565">
          <text:p/>
        </draw:connector>
        <draw:custom-shape draw:style-name="gr27" draw:text-style-name="P1" draw:id="id37" draw:layer="layout" svg:width="9.9cm" svg:height="3.5cm" svg:x="136.241cm" svg:y="88cm">
          <text:p text:style-name="P1">Used by package itself</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28" draw:text-style-name="P1" draw:layer="layout" draw:type="line" svg:x1="141.191cm" svg:y1="91.5cm" svg:x2="139cm" svg:y2="94.5cm" draw:start-shape="id37" draw:start-glue-point="2" draw:end-shape="id24" draw:end-glue-point="0" svg:d="m141191 91500-2191 3000">
          <text:p/>
        </draw:connector>
        <draw:frame draw:style-name="gr3" draw:text-style-name="P1" draw:layer="layout" svg:width="6.5cm" svg:height="1.75cm" svg:x="133cm" svg:y="60.475cm">
          <draw:text-box>
            <text:p text:style-name="P1"><text:span text:style-name="T1">Code of language, in which named</text:span></text:p>
          </draw:text-box>
        </draw:frame>
        <draw:frame draw:style-name="gr3" draw:text-style-name="P1" draw:layer="layout" svg:width="6.5cm" svg:height="1.75cm" svg:x="131.5cm" svg:y="74cm">
          <draw:text-box>
            <text:p text:style-name="P1"><text:span text:style-name="T1">Code that is named</text:span></text:p>
          </draw:text-box>
        </draw:frame>
        <draw:ellipse draw:style-name="gr17" draw:text-style-name="P1" draw:id="id38" draw:layer="layout" svg:width="9cm" svg:height="3cm" svg:x="168.501cm" svg:y="99.75cm">
          <text:p text:style-name="P1">Entities</text:p>
          <text:p text:style-name="P1">ID: 7</text:p>
        </draw:ellipse>
        <draw:connector draw:style-name="gr22" draw:text-style-name="P1" draw:layer="layout" draw:type="line" svg:x1="139cm" svg:y1="96.935cm" svg:x2="173.001cm" svg:y2="99.75cm" draw:end-shape="id38" draw:end-glue-point="0" svg:d="m139000 96935 34001 2815">
          <text:p/>
        </draw:connector>
        <draw:ellipse draw:style-name="gr24" draw:id="id39" draw:layer="layout" svg:width="3.5cm" svg:height="2.5cm" svg:x="171.251cm" svg:y="106.75cm">
          <text:p>code</text:p>
          <text:p>ID: 9500</text:p>
        </draw:ellipse>
        <draw:connector draw:style-name="gr25" draw:text-style-name="P1" draw:layer="layout" draw:type="line" svg:x1="173.001cm" svg:y1="102.75cm" svg:x2="173.001cm" svg:y2="106.75cm" draw:start-shape="id38" draw:start-glue-point="2" draw:end-shape="id39" draw:end-glue-point="0" svg:d="m173001 102750v4000">
          <text:p/>
        </draw:connector>
        <draw:custom-shape draw:style-name="gr27" draw:text-style-name="P1" draw:layer="layout" svg:width="9.9cm" svg:height="3.5cm" svg:x="152cm" svg:y="111cm">
          <text:p text:style-name="P1">Languages use special </text:p>
          <text:p text:style-name="P1">IDs sequence called </text:p>
          <text:p text:style-name="P1">"languages_ids_seq"</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7" draw:text-style-name="P1" draw:layer="layout" svg:width="9.9cm" svg:height="3.5cm" svg:x="168.212cm" svg:y="110.239cm">
          <text:p text:style-name="P1">Entities use special </text:p>
          <text:p text:style-name="P1">IDs sequence called </text:p>
          <text:p text:style-name="P1">"entities_ids_seq"</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8" draw:text-style-name="P1" draw:layer="layout" svg:x1="141cm" svg:y1="47cm" svg:x2="120cm" svg:y2="47cm" draw:start-shape="id40" draw:start-glue-point="3" draw:end-shape="id41" draw:end-glue-point="1" svg:d="m141000 47000h-21000">
          <text:p/>
        </draw:connector>
        <draw:g draw:id="id40">
          <draw:custom-shape draw:style-name="gr9" draw:text-style-name="P7" draw:layer="layout" svg:width="2cm" svg:height="2cm" svg:x="141cm" svg:y="46cm">
            <text:p text:style-name="P1"><text:span text:style-name="T13"><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141.3cm" svg:y="46.3cm">
            <text:p text:style-name="P1"><text:span text:style-name="T13"><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0" draw:text-style-name="P1" draw:layer="layout" svg:x1="142cm" svg:y1="48cm" svg:x2="142.001cm" svg:y2="60.5cm" draw:start-shape="id40" draw:start-glue-point="2" draw:end-shape="id10" draw:end-glue-point="5" svg:d="m142000 48000v6251h1v6249">
          <text:p/>
        </draw:connector>
        <draw:frame draw:style-name="gr3" draw:text-style-name="P1" draw:layer="layout" svg:width="6.5cm" svg:height="1.75cm" svg:x="138.677cm" svg:y="44.029cm">
          <draw:text-box>
            <text:p text:style-name="P1"><text:span text:style-name="T1">Code of entity, which is named</text:span></text:p>
          </draw:text-box>
        </draw:frame>
        <draw:connector draw:style-name="gr16" draw:text-style-name="P1" draw:layer="layout" draw:type="curve" svg:x1="141cm" svg:y1="47cm" svg:x2="121.999cm" svg:y2="55.5cm" draw:start-shape="id40" draw:start-glue-point="3" draw:end-shape="id16" draw:end-glue-point="4" svg:d="m141000 47000c-12668 0-19001 2833-19001 8500">
          <text:p/>
        </draw:connector>
        <draw:connector draw:style-name="gr16" draw:text-style-name="P1" draw:layer="layout" draw:type="curve" svg:x1="141cm" svg:y1="47cm" svg:x2="126.999cm" svg:y2="66.5cm" draw:start-shape="id40" draw:start-glue-point="3" draw:end-shape="id19" draw:end-glue-point="4" svg:d="m141000 47000c-9334 0-14001 6500-14001 19500">
          <text:p/>
        </draw:connector>
        <draw:connector draw:style-name="Привязка_20_кодификатора" draw:layer="layout" draw:type="line" svg:x1="110.3cm" svg:y1="61.2cm" svg:x2="111cm" svg:y2="59.139cm" draw:start-shape="id42" draw:start-glue-point="1" draw:end-shape="id18" draw:end-glue-point="5" svg:d="m110300 61200 700-2061">
          <text:p/>
        </draw:connector>
        <draw:rect draw:style-name="gr30" draw:id="id42" draw:layer="layout" svg:width="6cm" svg:height="8cm" svg:x="104.3cm" svg:y="57.2cm">
          <text:p><text:span text:style-name="T17">Languages:</text:span></text:p>
          <text:p><text:span text:style-name="T14"/></text:p>
          <text:p>eng</text:p>
          <text:p>rus</text:p>
          <text:p>spa</text:p>
          <text:p>fra</text:p>
          <text:p>deu</text:p>
          <text:p/>
          <text:p text:style-name="P14">undefined</text:p>
          <text:p text:style-name="P14">unclassified</text:p>
        </draw:rect>
        <draw:rect draw:style-name="gr30" draw:id="id43" draw:layer="layout" svg:width="7.5cm" svg:height="3cm" svg:x="123.3cm" svg:y="42.2cm">
          <text:p><text:span text:style-name="T17">Named entities:</text:span></text:p>
          <text:p><text:span text:style-name="T14"/></text:p>
          <text:p>code</text:p>
        </draw:rect>
        <draw:connector draw:style-name="Привязка_20_кодификатора" draw:layer="layout" draw:type="line" svg:x1="123.3cm" svg:y1="43.7cm" svg:x2="119cm" svg:y2="44.5cm" draw:start-shape="id43" draw:start-glue-point="3" draw:end-shape="id44" draw:end-glue-point="1" svg:d="m123300 43700-4300 800">
          <text:p/>
        </draw:connector>
        <draw:rect draw:style-name="gr13" draw:text-style-name="P11" draw:layer="layout" svg:width="33.5cm" svg:height="26.5cm" svg:x="155cm" svg:y="69cm">
          <text:p text:style-name="P10"><text:span text:style-name="T15">-- Referencing functions:</text:span></text:p>
          <text:p text:style-name="P10"><text:span text:style-name="T15"/></text:p>
          <text:p text:style-name="P10"><text:span text:style-name="T15">make_codekey(par_code_id integer, par_code_text varchar)</text:span></text:p>
          <text:p text:style-name="P10"><text:span text:style-name="T15">make_codekey_null()</text:span></text:p>
          <text:p text:style-name="P10"><text:span text:style-name="T15">make_codekey_byid(par_code_id integer)</text:span></text:p>
          <text:p text:style-name="P10"><text:span text:style-name="T15">make_codekey_bystr(par_code_text varchar)</text:span></text:p>
          <text:p text:style-name="P10"><text:span text:style-name="T15">make_acodekey(par_cf_key t_code_key, par_c_key t_code_key)</text:span></text:p>
          <text:p text:style-name="P10"><text:span text:style-name="T15">make_acodekey_null()</text:span></text:p>
          <text:p text:style-name="P10"><text:span text:style-name="T15">make_codekeyl(par_key_lng t_code_key, par_code_key t_code_key)</text:span></text:p>
          <text:p text:style-name="P10"><text:span text:style-name="T15">make_codekeyl_null()</text:span></text:p>
          <text:p text:style-name="P10"><text:span text:style-name="T15">make_codekeyl_byid(par_code_id integer)</text:span></text:p>
          <text:p text:style-name="P10"><text:span text:style-name="T15">make_codekeyl_bystr(par_code_text varchar)</text:span></text:p>
          <text:p text:style-name="P10"><text:span text:style-name="T15">make_codekeyl_bystrl(par_lng_key t_code_key, par_code_text varchar)</text:span></text:p>
          <text:p text:style-name="P10"><text:span text:style-name="T15">make_acodekeyl(par_key_lng t_code_key, par_cf_key t_code_key, par_c_key t_code_key)</text:span></text:p>
          <text:p text:style-name="P10"><text:span text:style-name="T15">make_acodekeyl_null()</text:span></text:p>
          <text:p text:style-name="P10"><text:span text:style-name="T15">make_acodekeyl_byid(par_code_id integer)</text:span></text:p>
          <text:p text:style-name="P10"><text:span text:style-name="T15">make_acodekeyl_bystr1(par_code_text varchar)</text:span></text:p>
          <text:p text:style-name="P10"><text:span text:style-name="T15">make_acodekeyl_bystr2(par_codifier_text varchar, par_code_text varchar)</text:span></text:p>
          <text:p text:style-name="P10"><text:span text:style-name="T15">show_codekey(par_key t_code_key)</text:span></text:p>
          <text:p text:style-name="P10"><text:span text:style-name="T15">show_acodekey(par_key t_addressed_code_key)</text:span></text:p>
          <text:p text:style-name="P10"><text:span text:style-name="T15">show_codekeyl(par_key t_code_key_by_lng)</text:span></text:p>
          <text:p text:style-name="P10"><text:span text:style-name="T15">show_acodekeyl(par_key t_addressed_code_key_by_lng)</text:span></text:p>
          <text:p text:style-name="P10"><text:span text:style-name="T15">generalize_codekey(par_key t_code_key)</text:span></text:p>
          <text:p text:style-name="P10"><text:span text:style-name="T15">generalize_codekeyl(par_key t_code_key_by_lng)</text:span></text:p>
          <text:p text:style-name="P10"><text:span text:style-name="T15">generalize_acodekey(par_key t_addressed_code_key)</text:span></text:p>
          <text:p text:style-name="P10"><text:span text:style-name="T15">generalize_codekey_wcf(par_cf_codekey t_code_key, par_key t_code_key)</text:span></text:p>
          <text:p text:style-name="P10"><text:span text:style-name="T15">generalize_codekeyl_wcf(par_cf_codekey t_code_key, par_key t_code_key_by_lng)</text:span></text:p>
          <text:p text:style-name="P10"><text:span text:style-name="T15">codekey_type(par_key t_code_key)</text:span></text:p>
          <text:p text:style-name="P10"><text:span text:style-name="T15">acodekey_type(par_key t_addressed_code_key)</text:span></text:p>
          <text:p text:style-name="P10"><text:span text:style-name="T15">codekeyl_type(par_key t_code_key_by_lng)</text:span></text:p>
          <text:p text:style-name="P10"><text:span text:style-name="T15">acodekeyl_type(par_key t_addressed_code_key_by_lng)</text:span></text:p>
          <text:p text:style-name="P10"><text:span text:style-name="T15">mk_name_construction_input(</text:span></text:p>
          <text:p text:style-name="P10"><text:span text:style-name="T15"><text:tab/></text:span><text:span text:style-name="T15"> <text:s/></text:span><text:span text:style-name="T15">par_lng <text:s/>t_code_key_by_lng</text:span></text:p>
          <text:p text:style-name="P10"><text:span text:style-name="T15"><text:tab/></text:span><text:span text:style-name="T15">, par_name varchar</text:span></text:p>
          <text:p text:style-name="P10"><text:span text:style-name="T15"><text:s text:c="3"/></text:span><text:span text:style-name="T15">, par_entity t_code_key_by_lng</text:span></text:p>
          <text:p text:style-name="P10"><text:span text:style-name="T15"><text:s text:c="3"/></text:span><text:span text:style-name="T15">, par_description varchar</text:span></text:p>
          <text:p text:style-name="P10"><text:span text:style-name="T15"><text:s text:c="3"/></text:span><text:span text:style-name="T15">)</text:span></text:p>
          <text:p><text:span text:style-name="T15"/></text:p>
        </draw:rect>
        <draw:rect draw:style-name="Список_20_атрибутов_20_сущносей" draw:id="id50" draw:layer="layout" svg:width="11cm" svg:height="5cm" svg:x="34cm" svg:y="93cm">
          <draw:glue-point draw:id="4" svg:x="-5cm" svg:y="-3.701cm"/>
          <draw:glue-point draw:id="5" svg:x="-5cm" svg:y="-1.017cm"/>
          <draw:glue-point draw:id="6" svg:x="2.272cm" svg:y="5cm"/>
          <draw:glue-point draw:id="7" svg:x="-2.272cm" svg:y="5cm"/>
          <text:p><text:span text:style-name="T1">Configurable entity code</text:span></text:p>
          <text:p><text:span text:style-name="T18">Configuration ID</text:span></text:p>
          <text:p><text:span text:style-name="T3">Completeness status</text:span></text:p>
          <text:p text:style-name="P15"><text:span text:style-name="T3">Role of completeness as regulator of changes permissions</text:span></text:p>
        </draw:rect>
        <draw:rect draw:style-name="Свойства_20_атрибутов" draw:id="id53" draw:layer="layout" svg:width="1cm" svg:height="5cm" svg:x="45cm" svg:y="93cm">
          <draw:glue-point draw:id="4" svg:x="5cm" svg:y="-2.5cm"/>
          <draw:glue-point draw:id="5" svg:x="5cm" svg:y="2.5cm"/>
          <text:p><text:span text:style-name="T6">#</text:span></text:p>
          <text:p><text:span text:style-name="T6">#</text:span></text:p>
          <text:p><text:span text:style-name="T6">*</text:span></text:p>
        </draw:rect>
        <draw:connector draw:style-name="gr8" draw:text-style-name="P1" draw:layer="layout" svg:x1="71.1cm" svg:y1="108.5cm" svg:x2="74.5cm" svg:y2="108.5cm" draw:start-shape="id45" draw:start-glue-point="1" draw:end-shape="id46" draw:end-glue-point="3" svg:d="m71100 108500h3400">
          <text:p/>
        </draw:connector>
        <draw:g draw:id="id45">
          <draw:custom-shape draw:style-name="gr9" draw:text-style-name="P7" draw:layer="layout" svg:width="2cm" svg:height="2cm" svg:x="69.1cm" svg:y="107.5cm">
            <text:p text:style-name="P1"><text:span text:style-name="T13"><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9.4cm" svg:y="107.8cm">
            <text:p text:style-name="P1"><text:span text:style-name="T13"><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0" draw:text-style-name="P1" draw:layer="layout" svg:x1="69.1cm" svg:y1="108.5cm" svg:x2="66.5cm" svg:y2="108.5cm" draw:start-shape="id45" draw:start-glue-point="3" draw:end-shape="id47" draw:end-glue-point="1" svg:d="m69100 108500h-2600">
          <text:p/>
        </draw:connector>
        <draw:rect draw:style-name="Список_20_атрибутов_20_сущносей" draw:text-style-name="P3" draw:layer="layout" svg:width="13cm" svg:height="6cm" svg:x="12.5cm" svg:y="92.512cm">
          <draw:glue-point draw:id="4" svg:x="-5cm" svg:y="-3.701cm"/>
          <draw:glue-point draw:id="5" svg:x="-5cm" svg:y="-1.017cm"/>
          <text:p><text:span text:style-name="T1">Configurable entity code</text:span></text:p>
          <text:p><text:span text:style-name="T1">Configuration ID</text:span><text:span text:style-name="T3"> </text:span></text:p>
          <text:p><text:span text:style-name="T1">Code of language, in which named</text:span></text:p>
          <text:p><text:span text:style-name="T7">Name</text:span></text:p>
          <text:p><text:span text:style-name="T7">Entity</text:span></text:p>
          <text:p><text:span text:style-name="T7">Description</text:span></text:p>
          <text:p><text:span text:style-name="T7">Comments</text:span></text:p>
          <text:p><text:span text:style-name="T7"/></text:p>
        </draw:rect>
        <draw:rect draw:style-name="Свойства_20_атрибутов" draw:id="id49" draw:layer="layout" svg:width="1cm" svg:height="6cm" svg:x="25.5cm" svg:y="92.512cm">
          <text:p><text:span text:style-name="T6">#</text:span></text:p>
          <text:p><text:span text:style-name="T6">#</text:span></text:p>
          <text:p><text:span text:style-name="T6">#</text:span></text:p>
          <text:p><text:span text:style-name="T6">*</text:span></text:p>
          <text:p><text:span text:style-name="T6">*</text:span></text:p>
          <text:p><text:span text:style-name="T6">o</text:span></text:p>
          <text:p><text:span text:style-name="T6">o</text:span></text:p>
        </draw:rect>
        <draw:connector draw:style-name="gr8" draw:text-style-name="P1" draw:layer="layout" svg:x1="29.8cm" svg:y1="95.512cm" svg:x2="26.5cm" svg:y2="95.512cm" draw:start-shape="id48" draw:start-glue-point="3" draw:end-shape="id49" draw:end-glue-point="1" svg:d="m29800 95512h-3300">
          <text:p/>
        </draw:connector>
        <draw:g draw:id="id48">
          <draw:custom-shape draw:style-name="gr9" draw:text-style-name="P7" draw:layer="layout" svg:width="2cm" svg:height="2cm" svg:x="29.8cm" svg:y="94.512cm">
            <text:p text:style-name="P1"><text:span text:style-name="T13"><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30.1cm" svg:y="94.812cm">
            <text:p text:style-name="P1"><text:span text:style-name="T13"><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ПолСвязи_5f_1..1" draw:layer="layout" svg:x1="31.8cm" svg:y1="95.512cm" svg:x2="34cm" svg:y2="95.5cm" draw:start-shape="id48" draw:start-glue-point="1" draw:end-shape="id50" draw:end-glue-point="3" svg:d="m31800 95512h1101v-12h1099">
          <text:p/>
        </draw:connector>
        <draw:connector draw:style-name="gr1" draw:text-style-name="P1" draw:layer="layout" draw:type="curve" svg:x1="19cm" svg:y1="89.012cm" svg:x2="114.051cm" svg:y2="64cm" draw:start-shape="id51" draw:start-glue-point="0" draw:end-shape="id2" draw:end-glue-point="5" svg:d="m19000 89012c0-18721 95051-6216 95051-25012">
          <text:p/>
        </draw:connector>
        <draw:rect draw:style-name="gr30" draw:text-style-name="P16" draw:id="id56" draw:layer="layout" svg:width="15cm" svg:height="5.5cm" svg:x="51cm" svg:y="84cm">
          <draw:glue-point draw:id="4" svg:x="2.391cm" svg:y="-5cm"/>
          <draw:glue-point draw:id="5" svg:x="-2.391cm" svg:y="-5cm"/>
          <text:p><text:span text:style-name="T19">Configurable entities:</text:span></text:p>
          <text:p><text:span text:style-name="T20"/></text:p>
          <text:p><text:span text:style-name="T20">Configuration management </text:span></text:p>
          <text:p><text:span text:style-name="T20">system setup</text:span></text:p>
          <text:p><text:span text:style-name="T20">...</text:span></text:p>
          <text:p><text:span text:style-name="T21"/></text:p>
        </draw:rect>
        <draw:rect draw:style-name="Список_20_атрибутов_20_сущносей" draw:id="id54" draw:layer="layout" svg:width="11cm" svg:height="5cm" svg:x="54cm" svg:y="93cm">
          <draw:glue-point draw:id="4" svg:x="-5cm" svg:y="-2.5cm"/>
          <draw:glue-point draw:id="5" svg:x="-5cm" svg:y="2.5cm"/>
          <draw:glue-point draw:id="6" svg:x="3cm" svg:y="5cm"/>
          <draw:glue-point draw:id="7" svg:x="-3.181cm" svg:y="5cm"/>
          <text:p><text:span text:style-name="T1">Configurable entity code</text:span></text:p>
          <text:p><text:span text:style-name="T5">Default configuration ID</text:span></text:p>
        </draw:rect>
        <draw:rect draw:style-name="gr7" draw:text-style-name="P6" draw:id="id55" draw:layer="layout" svg:width="11cm" svg:height="1cm" svg:x="54cm" svg:y="92cm">
          <draw:glue-point draw:id="4" svg:x="2.727cm" svg:y="-5cm"/>
          <draw:glue-point draw:id="5" svg:x="-2.272cm" svg:y="-5cm"/>
          <draw:glue-point draw:id="6" svg:x="4.09cm" svg:y="-5cm"/>
          <text:p text:style-name="P1"><text:span text:style-name="T12">Configurable entity</text:span></text:p>
        </draw:rect>
        <draw:rect draw:style-name="Свойства_20_атрибутов" draw:layer="layout" svg:width="1cm" svg:height="5cm" svg:x="65cm" svg:y="93cm">
          <draw:glue-point draw:id="4" svg:x="5.01cm" svg:y="-2.142cm"/>
          <draw:glue-point draw:id="5" svg:x="5.01cm" svg:y="3.571cm"/>
          <text:p><text:span text:style-name="T6">#</text:span></text:p>
          <text:p><text:span text:style-name="T6">o</text:span></text:p>
        </draw:rect>
        <draw:connector draw:style-name="gr31" draw:text-style-name="P1" draw:layer="layout" svg:x1="49.016cm" svg:y1="96.71cm" svg:x2="46cm" svg:y2="96.75cm" draw:start-shape="id52" draw:start-glue-point="3" draw:end-shape="id53" draw:end-glue-point="5" svg:d="m49016 96710h-1508v40h-1508">
          <text:p/>
        </draw:connector>
        <draw:g draw:id="id52">
          <draw:custom-shape draw:style-name="gr9" draw:text-style-name="P7" draw:layer="layout" svg:width="2cm" svg:height="2cm" svg:x="49.016cm" svg:y="95.71cm">
            <text:p text:style-name="P1"><text:span text:style-name="T13"><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49.316cm" svg:y="96.01cm">
            <text:p text:style-name="P1"><text:span text:style-name="T13"><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gr32" draw:layer="layout" svg:x1="51.016cm" svg:y1="96.71cm" svg:x2="54cm" svg:y2="96.75cm" draw:start-shape="id52" draw:start-glue-point="1" draw:end-shape="id54" draw:end-glue-point="5" svg:d="m51016 96710h1493v40h1491">
          <text:p/>
        </draw:connector>
        <draw:frame draw:style-name="gr3" draw:text-style-name="P1" draw:layer="layout" svg:width="6.5cm" svg:height="1.75cm" svg:x="47cm" svg:y="97.5cm">
          <draw:text-box>
            <text:p text:style-name="P1"><text:span text:style-name="T1">Entity default config</text:span></text:p>
          </draw:text-box>
        </draw:frame>
        <draw:connector draw:style-name="Привязка_20_кодификатора" draw:layer="layout" draw:type="line" svg:x1="59.5cm" svg:y1="92cm" svg:x2="58.5cm" svg:y2="89.5cm" draw:start-shape="id55" draw:start-glue-point="0" draw:end-shape="id56" draw:end-glue-point="2" svg:d="m59500 92000-1000-2500">
          <text:p/>
        </draw:connector>
        <draw:rect draw:style-name="Список_20_атрибутов_20_сущносей" draw:id="id65" draw:layer="layout" svg:width="12.5cm" svg:height="4cm" svg:x="83cm" svg:y="126cm">
          <draw:glue-point draw:id="4" svg:x="-5cm" svg:y="-3.701cm"/>
          <draw:glue-point draw:id="5" svg:x="-5cm" svg:y="-1.017cm"/>
          <text:p><text:span text:style-name="T1">Configurable entity code</text:span></text:p>
          <text:p><text:span text:style-name="T1">Configuration parameter ID</text:span></text:p>
          <text:p><text:span text:style-name="T5">Parameter type = "leaf"</text:span></text:p>
          <text:p><text:span text:style-name="T5"/></text:p>
          <text:p><text:span text:style-name="T5">Parameter default value</text:span></text:p>
        </draw:rect>
        <draw:rect draw:style-name="Свойства_20_атрибутов" draw:layer="layout" svg:width="1cm" svg:height="4cm" svg:x="95.5cm" svg:y="126cm">
          <text:p><text:span text:style-name="T6">#</text:span></text:p>
          <text:p><text:span text:style-name="T6">#</text:span></text:p>
          <text:p><text:span text:style-name="T6">*</text:span></text:p>
          <text:p><text:span text:style-name="T6"/></text:p>
          <text:p><text:span text:style-name="T6">o</text:span></text:p>
        </draw:rect>
        <draw:connector draw:style-name="gr31" draw:text-style-name="P1" draw:layer="layout" svg:x1="59.5cm" svg:y1="115.95cm" svg:x2="89.25cm" svg:y2="122.5cm" draw:start-shape="id57" draw:start-glue-point="2" draw:end-shape="id58" draw:end-glue-point="0" svg:d="m59500 115950v3276h29750v3274">
          <text:p/>
        </draw:connector>
        <draw:g draw:id="id57">
          <draw:custom-shape draw:style-name="gr9" draw:text-style-name="P7" draw:layer="layout" svg:width="2cm" svg:height="2cm" svg:x="58.5cm" svg:y="113.95cm">
            <text:p text:style-name="P1"><text:span text:style-name="T13"><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58.8cm" svg:y="114.25cm">
            <text:p text:style-name="P1"><text:span text:style-name="T13"><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ПолСвязи_5f_1..1" draw:layer="layout" svg:x1="59.5cm" svg:y1="113.95cm" svg:x2="59.5cm" svg:y2="111.5cm" draw:start-shape="id57" draw:start-glue-point="0" draw:end-shape="id59" svg:d="m59500 113950v-2450">
          <text:p/>
        </draw:connector>
        <draw:rect draw:style-name="Список_20_атрибутов_20_сущносей" draw:id="id68" draw:layer="layout" svg:width="12.5cm" svg:height="8.169cm" svg:x="46cm" svg:y="126cm">
          <draw:glue-point draw:id="4" svg:x="-5cm" svg:y="-3.701cm"/>
          <draw:glue-point draw:id="5" svg:x="-5cm" svg:y="-1.017cm"/>
          <text:p><text:span text:style-name="T1">Configurable entity code</text:span></text:p>
          <text:p><text:span text:style-name="T1">Configuration parameter ID</text:span><text:span text:style-name="T5"> <text:s/></text:span></text:p>
          <text:p><text:span text:style-name="T5">Parameter type = "subconfig"</text:span></text:p>
          <text:p><text:span text:style-name="T5"/></text:p>
          <text:p><text:span text:style-name="T5">Configurable SUBentity code</text:span></text:p>
          <text:p text:style-name="P17"><text:span text:style-name="T5">Type of parameter default reference usage</text:span></text:p>
          <text:p><text:span text:style-name="T5">Parameter default subconfig</text:span></text:p>
          <text:p text:style-name="P17"><text:span text:style-name="T5">Parameter default reference</text:span></text:p>
          <text:p><text:span text:style-name="T4"/></text:p>
        </draw:rect>
        <draw:rect draw:style-name="Свойства_20_атрибутов" draw:id="id77" draw:layer="layout" svg:width="1cm" svg:height="8.169cm" svg:x="58.5cm" svg:y="126cm">
          <draw:glue-point draw:id="4" svg:x="5cm" svg:y="3.569cm"/>
          <draw:glue-point draw:id="5" svg:x="5cm" svg:y="-2.551cm"/>
          <draw:glue-point draw:id="6" svg:x="5cm" svg:y="2.345cm"/>
          <text:p><text:span text:style-name="T6">#</text:span></text:p>
          <text:p><text:span text:style-name="T6">#</text:span></text:p>
          <text:p><text:span text:style-name="T6">*</text:span></text:p>
          <text:p><text:span text:style-name="T6"/></text:p>
          <text:p><text:span text:style-name="T6">*</text:span></text:p>
          <text:p><text:span text:style-name="T6"/></text:p>
          <text:p><text:span text:style-name="T6">*</text:span></text:p>
          <text:p><text:span text:style-name="T6">o</text:span></text:p>
          <text:p><text:span text:style-name="T6">o</text:span></text:p>
        </draw:rect>
        <draw:connector draw:style-name="gr31" draw:text-style-name="P1" draw:layer="layout" svg:x1="59.5cm" svg:y1="115.95cm" svg:x2="52.25cm" svg:y2="122.5cm" draw:start-shape="id57" draw:start-glue-point="2" draw:end-shape="id60" draw:end-glue-point="0" svg:d="m59500 115950v3276h-7250v3274">
          <text:p/>
        </draw:connector>
        <draw:path draw:style-name="gr33" draw:text-style-name="P1" draw:layer="layout" svg:width="3.376cm" svg:height="3.821cm" draw:transform="rotate (-1.15261543801802) translate (60.976106955705cm 115.987351874349cm)" svg:viewBox="0 0 3377 3822" svg:d="m0-13511c956-64 2271 383 2956-252 135-304 499-204 406-913s-1376-1708-2065-2563">
          <text:p/>
        </draw:path>
        <draw:frame draw:style-name="gr34" draw:text-style-name="P18" draw:layer="layout" svg:width="5cm" svg:height="2.25cm" svg:x="62cm" svg:y="116.2cm">
          <draw:text-box>
            <text:p><text:span text:style-name="T14">EXCLUSIVE</text:span></text:p>
            <text:p><text:span text:style-name="T14">OR</text:span></text:p>
          </draw:text-box>
        </draw:frame>
        <draw:connector draw:style-name="gr8" draw:text-style-name="P1" draw:layer="layout" svg:x1="59.5cm" svg:y1="101.3cm" svg:x2="59.5cm" svg:y2="103.6cm" draw:start-shape="id61" draw:start-glue-point="2" svg:d="m59500 101300v2300">
          <text:p/>
        </draw:connector>
        <draw:g draw:id="id61">
          <draw:custom-shape draw:style-name="gr9" draw:text-style-name="P7" draw:layer="layout" svg:width="2cm" svg:height="2cm" svg:x="58.5cm" svg:y="99.3cm">
            <text:p text:style-name="P1"><text:span text:style-name="T13"><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58.8cm" svg:y="99.6cm">
            <text:p text:style-name="P1"><text:span text:style-name="T13"><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0" draw:text-style-name="P1" draw:layer="layout" svg:x1="59.5cm" svg:y1="99.3cm" svg:x2="59.5cm" svg:y2="98cm" draw:start-shape="id61" draw:start-glue-point="0" draw:end-shape="id54" draw:end-glue-point="2" svg:d="m59500 99300v-1300">
          <text:p/>
        </draw:connector>
        <draw:connector draw:style-name="gr8" draw:text-style-name="P1" draw:layer="layout" svg:x1="49.05cm" svg:y1="94.232cm" svg:x2="46cm" svg:y2="94.25cm" draw:start-shape="id62" draw:start-glue-point="3" draw:end-shape="id53" draw:end-glue-point="4" svg:d="m49050 94232h-1525v18h-1525">
          <text:p/>
        </draw:connector>
        <draw:g draw:id="id62">
          <draw:custom-shape draw:style-name="gr9" draw:text-style-name="P7" draw:layer="layout" svg:width="2cm" svg:height="2cm" svg:x="49.05cm" svg:y="93.232cm">
            <text:p text:style-name="P1"><text:span text:style-name="T13"><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49.35cm" svg:y="93.532cm">
            <text:p text:style-name="P1"><text:span text:style-name="T13"><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ПолСвязи_5f_1..1" draw:layer="layout" svg:x1="51.05cm" svg:y1="94.232cm" svg:x2="54cm" svg:y2="94.25cm" draw:start-shape="id62" draw:start-glue-point="1" draw:end-shape="id54" draw:end-glue-point="4" svg:d="m51050 94232h1476v18h1474">
          <text:p/>
        </draw:connector>
        <draw:rect draw:style-name="Заголовок_20_сущности" draw:id="id75" draw:layer="layout" svg:width="12cm" svg:height="2cm" svg:x="53.5cm" svg:y="103.5cm">
          <text:p/>
        </draw:rect>
        <draw:rect draw:style-name="Заголовок_20_сущности" draw:layer="layout" svg:width="11.076cm" svg:height="1.043cm" svg:x="53.962cm" svg:y="104cm">
          <text:p><text:span text:style-name="T12">Config parameter</text:span></text:p>
        </draw:rect>
        <draw:rect draw:style-name="gr35" draw:id="id1" draw:layer="layout" svg:width="13cm" svg:height="3.5cm" svg:x="74.5cm" svg:y="102cm">
          <text:p/>
        </draw:rect>
        <draw:rect draw:style-name="gr35" draw:layer="layout" svg:width="12cm" svg:height="2.5cm" svg:x="75cm" svg:y="102.5cm">
          <text:p/>
        </draw:rect>
        <draw:rect draw:style-name="gr36" draw:layer="layout" svg:width="11cm" svg:height="1.832cm" svg:x="75.5cm" svg:y="102.834cm">
          <text:p><text:span text:style-name="T12">Config parameter name</text:span></text:p>
        </draw:rect>
        <draw:rect draw:style-name="Список_20_атрибутов_20_сущносей" draw:id="id70" draw:layer="layout" svg:width="12.5cm" svg:height="4.5cm" svg:x="83cm" svg:y="144cm">
          <draw:glue-point draw:id="4" svg:x="-5cm" svg:y="-3.701cm"/>
          <draw:glue-point draw:id="5" svg:x="-5cm" svg:y="2.5cm"/>
          <text:p><text:span text:style-name="T1">Configurable entity code</text:span></text:p>
          <text:p><text:span text:style-name="T1">Configuration parameter ID</text:span><text:span text:style-name="T5"> </text:span></text:p>
          <text:p><text:span text:style-name="T1">Configuration ID</text:span></text:p>
          <text:p><text:span text:style-name="T7"/></text:p>
          <text:p><text:span text:style-name="T7">V</text:span><text:span text:style-name="T4">alue</text:span></text:p>
        </draw:rect>
        <draw:rect draw:style-name="Свойства_20_атрибутов" draw:layer="layout" svg:width="1cm" svg:height="4.5cm" svg:x="95.5cm" svg:y="144cm">
          <text:p><text:span text:style-name="T6">#</text:span></text:p>
          <text:p><text:span text:style-name="T6">#</text:span></text:p>
          <text:p><text:span text:style-name="T6">#</text:span></text:p>
          <text:p><text:span text:style-name="T6"/></text:p>
          <text:p><text:span text:style-name="T6">*</text:span></text:p>
        </draw:rect>
        <draw:rect draw:style-name="gr35" draw:id="id64" draw:layer="layout" svg:width="12.5cm" svg:height="3.5cm" svg:x="83cm" svg:y="140.5cm">
          <text:p/>
        </draw:rect>
        <draw:rect draw:style-name="gr35" draw:layer="layout" svg:width="11.593cm" svg:height="2.5cm" svg:x="83.483cm" svg:y="141cm">
          <text:p/>
        </draw:rect>
        <draw:rect draw:style-name="gr36" draw:layer="layout" svg:width="10.5cm" svg:height="1.5cm" svg:x="84cm" svg:y="141.5cm">
          <text:p><text:span text:style-name="T12">Config parameter value:</text:span></text:p>
          <text:p><text:span text:style-name="T12">leaf</text:span></text:p>
        </draw:rect>
        <draw:rect draw:style-name="gr7" draw:text-style-name="P1" draw:layer="layout" svg:width="1cm" svg:height="2.5cm" svg:x="94.5cm" svg:y="141cm">
          <text:p text:style-name="P1">0</text:p>
          <text:p text:style-name="P1">|</text:p>
          <text:p text:style-name="P1">3</text:p>
        </draw:rect>
        <draw:rect draw:style-name="gr35" draw:id="id58" draw:layer="layout" svg:width="12.5cm" svg:height="3.5cm" svg:x="83cm" svg:y="122.5cm">
          <text:p/>
        </draw:rect>
        <draw:rect draw:style-name="gr35" draw:layer="layout" svg:width="11.593cm" svg:height="2.5cm" svg:x="83.483cm" svg:y="123cm">
          <text:p/>
        </draw:rect>
        <draw:rect draw:style-name="gr36" draw:layer="layout" svg:width="10.5cm" svg:height="1.5cm" svg:x="84cm" svg:y="123.5cm">
          <text:p><text:span text:style-name="T12">Config parameter:</text:span></text:p>
          <text:p><text:span text:style-name="T12">leaf</text:span></text:p>
        </draw:rect>
        <draw:rect draw:style-name="gr7" draw:text-style-name="P1" draw:layer="layout" svg:width="1cm" svg:height="2.5cm" svg:x="94.5cm" svg:y="123cm">
          <text:p text:style-name="P1">0</text:p>
          <text:p text:style-name="P1">|</text:p>
          <text:p text:style-name="P1">2</text:p>
        </draw:rect>
        <draw:rect draw:style-name="gr35" draw:id="id60" draw:layer="layout" svg:width="12.5cm" svg:height="3.5cm" svg:x="46cm" svg:y="122.5cm">
          <draw:glue-point draw:id="4" svg:x="-2.6cm" svg:y="-5cm"/>
          <text:p/>
        </draw:rect>
        <draw:rect draw:style-name="gr35" draw:layer="layout" svg:width="11.593cm" svg:height="2.5cm" svg:x="46.483cm" svg:y="123cm">
          <text:p/>
        </draw:rect>
        <draw:rect draw:style-name="gr36" draw:layer="layout" svg:width="10.5cm" svg:height="1.5cm" svg:x="47cm" svg:y="123.5cm">
          <text:p><text:span text:style-name="T12">Config parameter:</text:span></text:p>
          <text:p><text:span text:style-name="T12">subconfig</text:span></text:p>
        </draw:rect>
        <draw:rect draw:style-name="gr7" draw:text-style-name="P1" draw:layer="layout" svg:width="1cm" svg:height="2.5cm" svg:x="57.5cm" svg:y="123cm">
          <text:p text:style-name="P1">0</text:p>
          <text:p text:style-name="P1">|</text:p>
          <text:p text:style-name="P1">2</text:p>
        </draw:rect>
        <draw:rect draw:style-name="Список_20_атрибутов_20_сущносей" draw:id="id72" draw:layer="layout" svg:width="12.5cm" svg:height="8.332cm" svg:x="46cm" svg:y="144cm">
          <draw:glue-point draw:id="4" svg:x="-5cm" svg:y="-3.701cm"/>
          <draw:glue-point draw:id="5" svg:x="-5cm" svg:y="2.5cm"/>
          <text:p><text:span text:style-name="T1">Configurable entity code</text:span></text:p>
          <text:p><text:span text:style-name="T1">Configuration parameter ID</text:span><text:span text:style-name="T5"> </text:span></text:p>
          <text:p><text:span text:style-name="T1">Configuration ID</text:span></text:p>
          <text:p><text:span text:style-name="T7"/></text:p>
          <text:p><text:span text:style-name="T5">Configurable SUBentity code</text:span></text:p>
          <text:p text:style-name="P2"><text:span text:style-name="T4"/></text:p>
          <text:p text:style-name="P17"><text:span text:style-name="T5">Type of subconfig reference usage</text:span></text:p>
          <text:p text:style-name="P2"><text:span text:style-name="T4">Subconfiguration ID</text:span></text:p>
          <text:p text:style-name="P17"><text:span text:style-name="T5">Subconfig reference</text:span></text:p>
          <text:p><text:span text:style-name="T22"/></text:p>
        </draw:rect>
        <draw:rect draw:style-name="Свойства_20_атрибутов" draw:id="id81" draw:layer="layout" svg:width="1cm" svg:height="8.332cm" svg:x="58.5cm" svg:y="144cm">
          <draw:glue-point draw:id="4" svg:x="5cm" svg:y="-2.599cm"/>
          <draw:glue-point draw:id="5" svg:x="5cm" svg:y="2.201cm"/>
          <text:p><text:span text:style-name="T6">#</text:span></text:p>
          <text:p><text:span text:style-name="T6">#</text:span></text:p>
          <text:p><text:span text:style-name="T6">#</text:span></text:p>
          <text:p><text:span text:style-name="T6"/></text:p>
          <text:p><text:span text:style-name="T6">o</text:span></text:p>
          <text:p><text:span text:style-name="T6">o</text:span></text:p>
        </draw:rect>
        <draw:rect draw:style-name="gr35" draw:id="id67" draw:layer="layout" svg:width="12.5cm" svg:height="3.5cm" svg:x="46cm" svg:y="140.5cm">
          <text:p/>
        </draw:rect>
        <draw:rect draw:style-name="gr35" draw:layer="layout" svg:width="11.593cm" svg:height="2.5cm" svg:x="46.483cm" svg:y="141cm">
          <text:p/>
        </draw:rect>
        <draw:rect draw:style-name="gr36" draw:layer="layout" svg:width="10.5cm" svg:height="1.5cm" svg:x="47cm" svg:y="141.5cm">
          <text:p><text:span text:style-name="T12">Config parameter value:</text:span></text:p>
          <text:p><text:span text:style-name="T12">subconfig</text:span></text:p>
        </draw:rect>
        <draw:rect draw:style-name="gr7" draw:text-style-name="P1" draw:id="id79" draw:layer="layout" svg:width="1cm" svg:height="2.5cm" svg:x="57.5cm" svg:y="141cm">
          <text:p text:style-name="P1">0</text:p>
          <text:p text:style-name="P1">|</text:p>
          <text:p text:style-name="P1">3</text:p>
        </draw:rect>
        <draw:connector draw:style-name="gr8" draw:text-style-name="P1" draw:layer="layout" svg:x1="89.25cm" svg:y1="138.1cm" svg:x2="89.25cm" svg:y2="140.5cm" draw:start-shape="id63" draw:start-glue-point="2" draw:end-shape="id64" draw:end-glue-point="0" svg:d="m89250 138100v2400">
          <text:p/>
        </draw:connector>
        <draw:g draw:id="id63">
          <draw:custom-shape draw:style-name="gr9" draw:text-style-name="P7" draw:layer="layout" svg:width="2cm" svg:height="2cm" svg:x="88.25cm" svg:y="136.1cm">
            <text:p text:style-name="P1"><text:span text:style-name="T13"><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88.55cm" svg:y="136.4cm">
            <text:p text:style-name="P1"><text:span text:style-name="T13"><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0" draw:text-style-name="P1" draw:layer="layout" svg:x1="89.25cm" svg:y1="136.1cm" svg:x2="89.25cm" svg:y2="130cm" draw:start-shape="id63" draw:start-glue-point="0" draw:end-shape="id65" draw:end-glue-point="2" svg:d="m89250 136100v-6100">
          <text:p/>
        </draw:connector>
        <draw:connector draw:style-name="gr8" draw:text-style-name="P1" draw:layer="layout" svg:x1="52.25cm" svg:y1="138.1cm" svg:x2="52.25cm" svg:y2="140.5cm" draw:start-shape="id66" draw:start-glue-point="2" draw:end-shape="id67" draw:end-glue-point="0" svg:d="m52250 138100v2400">
          <text:p/>
        </draw:connector>
        <draw:g draw:id="id66">
          <draw:custom-shape draw:style-name="gr9" draw:text-style-name="P7" draw:layer="layout" svg:width="2cm" svg:height="2cm" svg:x="51.25cm" svg:y="136.1cm">
            <text:p text:style-name="P1"><text:span text:style-name="T13"><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51.55cm" svg:y="136.4cm">
            <text:p text:style-name="P1"><text:span text:style-name="T13"><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0" draw:text-style-name="P1" draw:layer="layout" svg:x1="52.25cm" svg:y1="136.1cm" svg:x2="52.25cm" svg:y2="134.169cm" draw:start-shape="id66" draw:start-glue-point="0" draw:end-shape="id68" draw:end-glue-point="2" svg:d="m52250 136100v-1931">
          <text:p/>
        </draw:connector>
        <draw:connector draw:style-name="gr8" draw:text-style-name="P1" draw:layer="layout" svg:x1="38cm" svg:y1="156.5cm" svg:x2="89.25cm" svg:y2="148.5cm" draw:start-shape="id69" draw:start-glue-point="1" draw:end-shape="id70" draw:end-glue-point="2" svg:d="m38000 156500h51250v-8000">
          <text:p/>
        </draw:connector>
        <draw:g draw:id="id69">
          <draw:custom-shape draw:style-name="gr9" draw:text-style-name="P7" draw:layer="layout" svg:width="2cm" svg:height="2cm" svg:x="36cm" svg:y="155.5cm">
            <text:p text:style-name="P1"><text:span text:style-name="T13"><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36.3cm" svg:y="155.8cm">
            <text:p text:style-name="P1"><text:span text:style-name="T13"><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ПолСвязи_5f_1..1" draw:layer="layout" svg:x1="37cm" svg:y1="155.5cm" svg:x2="37.001cm" svg:y2="98cm" draw:start-shape="id69" draw:start-glue-point="0" draw:end-shape="id50" draw:end-glue-point="7" svg:d="m37000 155500v-28750h1v-28750">
          <text:p/>
        </draw:connector>
        <draw:g draw:id="id71">
          <draw:custom-shape draw:style-name="gr9" draw:text-style-name="P7" draw:layer="layout" svg:width="2cm" svg:height="2cm" svg:x="38.5cm" svg:y="153cm">
            <text:p text:style-name="P1"><text:span text:style-name="T13"><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38.8cm" svg:y="153.3cm">
            <text:p text:style-name="P1"><text:span text:style-name="T13"><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id="id73">
          <draw:custom-shape draw:style-name="gr9" draw:text-style-name="P7" draw:layer="layout" svg:width="2cm" svg:height="2cm" svg:x="41cm" svg:y="147.1cm">
            <text:p text:style-name="P1"><text:span text:style-name="T13"><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41.3cm" svg:y="147.4cm">
            <text:p text:style-name="P1"><text:span text:style-name="T13"><text:s/></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onnector draw:style-name="gr8" draw:text-style-name="P1" draw:layer="layout" svg:x1="40.5cm" svg:y1="154cm" svg:x2="52.25cm" svg:y2="152.332cm" draw:start-shape="id71" draw:start-glue-point="1" draw:end-shape="id72" draw:end-glue-point="2" svg:d="m40500 154000h11750v-1668">
          <text:p/>
        </draw:connector>
        <draw:connector draw:style-name="gr8" draw:text-style-name="P1" draw:layer="layout" svg:x1="43cm" svg:y1="148.1cm" svg:x2="46cm" svg:y2="148.166cm" draw:start-shape="id73" draw:start-glue-point="1" draw:end-shape="id72" draw:end-glue-point="3" svg:d="m43000 148100h1501v66h1499">
          <text:p/>
        </draw:connector>
        <draw:connector draw:style-name="ПолСвязи_5f_1..1" draw:layer="layout" svg:x1="39.5cm" svg:y1="153cm" svg:x2="39.5cm" svg:y2="98cm" draw:start-shape="id71" draw:start-glue-point="0" draw:end-shape="id50" draw:end-glue-point="2" svg:d="m39500 153000v-55000">
          <text:p/>
        </draw:connector>
        <draw:connector draw:style-name="gr32" draw:layer="layout" svg:x1="42cm" svg:y1="147.1cm" svg:x2="41.999cm" svg:y2="98cm" draw:start-shape="id73" draw:start-glue-point="0" draw:end-shape="id50" draw:end-glue-point="6" svg:d="m42000 147100v-24550h-1v-24550">
          <text:p/>
        </draw:connector>
        <draw:rect draw:style-name="Заголовок_20_сущности" draw:layer="layout" svg:width="11cm" svg:height="2cm" svg:x="34cm" svg:y="91cm">
          <text:p/>
        </draw:rect>
        <draw:rect draw:style-name="Заголовок_20_сущности" draw:layer="layout" svg:width="10.153cm" svg:height="1.043cm" svg:x="34.424cm" svg:y="91.5cm">
          <text:p><text:span text:style-name="T12">Configuration</text:span></text:p>
        </draw:rect>
        <draw:rect draw:style-name="gr35" draw:id="id51" draw:layer="layout" svg:width="13cm" svg:height="3.5cm" svg:x="12.5cm" svg:y="89.012cm">
          <draw:glue-point draw:id="4" svg:x="-2.6cm" svg:y="-5cm"/>
          <text:p/>
        </draw:rect>
        <draw:rect draw:style-name="gr35" draw:layer="layout" svg:width="12.057cm" svg:height="2.5cm" svg:x="13.002cm" svg:y="89.512cm">
          <text:p/>
        </draw:rect>
        <draw:rect draw:style-name="gr36" draw:layer="layout" svg:width="10.92cm" svg:height="1.5cm" svg:x="13.54cm" svg:y="90.012cm">
          <text:p><text:span text:style-name="T12">Configuration name</text:span></text:p>
        </draw:rect>
        <draw:rect draw:style-name="gr7" draw:text-style-name="P1" draw:layer="layout" svg:width="1.04cm" svg:height="2.5cm" svg:x="24.46cm" svg:y="89.512cm">
          <text:p text:style-name="P1">0</text:p>
          <text:p text:style-name="P1">|</text:p>
          <text:p text:style-name="P1">2</text:p>
        </draw:rect>
        <draw:connector draw:style-name="gr37" draw:text-style-name="P1" draw:layer="layout" draw:line-skew="-7.489cm" svg:x1="56.001cm" svg:y1="98cm" svg:x2="49cm" svg:y2="122.5cm" draw:start-shape="id54" draw:start-glue-point="7" draw:end-shape="id60" draw:end-glue-point="4" svg:d="m56001 98000v4761h-7001v19739">
          <text:p/>
        </draw:connector>
        <draw:rect draw:style-name="Кодификатор" draw:text-style-name="P19" draw:id="id74" draw:layer="layout" svg:width="15cm" svg:height="4cm" svg:x="70cm" svg:y="112.5cm">
          <draw:glue-point draw:id="4" svg:x="2.391cm" svg:y="-5cm"/>
          <draw:glue-point draw:id="5" svg:x="-2.391cm" svg:y="-5cm"/>
          <text:p><text:span text:style-name="T21">Configurtion parameters types: </text:span></text:p>
          <text:p><text:span text:style-name="T21"/></text:p>
          <text:p><text:span text:style-name="T21">leaf</text:span></text:p>
          <text:p><text:span text:style-name="T21">subconfig</text:span></text:p>
          <text:p><text:span text:style-name="T21"/></text:p>
        </draw:rect>
        <draw:connector draw:style-name="Привязка_20_кодификатора" draw:layer="layout" draw:type="line" svg:x1="66cm" svg:y1="111.5cm" svg:x2="70cm" svg:y2="114.5cm" draw:start-shape="id47" draw:start-glue-point="2" draw:end-shape="id74" svg:d="m66000 111500 4000 3000">
          <text:p/>
        </draw:connector>
        <draw:rect draw:style-name="Кодификатор" draw:text-style-name="P19" draw:id="id76" draw:layer="layout" svg:width="13cm" svg:height="9.5cm" svg:x="67cm" svg:y="84.5cm">
          <draw:glue-point draw:id="4" svg:x="2.391cm" svg:y="-5cm"/>
          <draw:glue-point draw:id="5" svg:x="-2.391cm" svg:y="-5cm"/>
          <text:p><text:span text:style-name="T21">Types of usages of default: </text:span></text:p>
          <text:p><text:span text:style-name="T21"/></text:p>
          <text:p text:style-name="P20"><text:span text:style-name="T21">Never use default ("no_d")</text:span></text:p>
          <text:p text:style-name="P20"><text:span text:style-name="T21">Use parameter default, when value is NULL ("par_d")</text:span></text:p>
          <text:p text:style-name="P20"><text:span text:style-name="T21">Use subconfentity default, when value is NULL ("par_d")</text:span></text:p>
          <text:p text:style-name="P20"><text:span text:style-name="T21">Use parameter default, when value is NULL, or, if it (parameter default) is NULL, use subconfentity default ("par_d_sce_d")</text:span></text:p>
          <text:p><text:span text:style-name="T21"/></text:p>
        </draw:rect>
        <draw:connector draw:style-name="Привязка_20_кодификатора" draw:layer="layout" draw:type="line" svg:x1="65.5cm" svg:y1="104.5cm" svg:x2="73.5cm" svg:y2="94cm" draw:start-shape="id75" draw:start-glue-point="1" draw:end-shape="id76" draw:end-glue-point="2" svg:d="m65500 104500 8000-10500">
          <text:p/>
        </draw:connector>
        <draw:rect draw:style-name="Кодификатор" draw:text-style-name="P19" draw:id="id78" draw:layer="layout" svg:width="14.5cm" svg:height="8.715cm" svg:x="66cm" svg:y="137.285cm">
          <draw:glue-point draw:id="4" svg:x="2.391cm" svg:y="-5cm"/>
          <draw:glue-point draw:id="5" svg:x="-2.391cm" svg:y="-5cm"/>
          <text:p><text:span text:style-name="T21">Type of parameter value reference usage: </text:span></text:p>
          <text:p><text:span text:style-name="T21"/></text:p>
          <text:p text:style-name="P21"><text:span text:style-name="T21">Use reference, ignore value ("alw_onl_lnk")</text:span></text:p>
          <text:p text:style-name="P21"><text:span text:style-name="T21">Use reference, if value is NULL ("whn_vnull_lnk")</text:span></text:p>
          <text:p text:style-name="P21"><text:span text:style-name="T21">Use no reference for value ("no_lnk")</text:span></text:p>
          <text:p><text:span text:style-name="T21"/></text:p>
          <text:p><text:span text:style-name="T21"/></text:p>
        </draw:rect>
        <draw:connector draw:style-name="Привязка_20_кодификатора" draw:layer="layout" draw:type="line" svg:x1="59cm" svg:y1="134.169cm" svg:x2="66cm" svg:y2="141.642cm" draw:start-shape="id77" draw:start-glue-point="2" draw:end-shape="id78" draw:end-glue-point="3" svg:d="m59000 134169 7000 7473">
          <text:p/>
        </draw:connector>
        <draw:connector draw:style-name="gr38" draw:layer="layout" draw:type="line" svg:x1="66cm" svg:y1="141.642cm" svg:x2="58.5cm" svg:y2="142.25cm" draw:start-shape="id78" draw:end-shape="id79" draw:end-glue-point="1" svg:d="m66000 141642-7500 608">
          <text:p/>
        </draw:connector>
        <draw:connector draw:style-name="gr8" draw:text-style-name="P1" draw:layer="layout" svg:x1="63.39cm" svg:y1="147.063cm" svg:x2="59.5cm" svg:y2="132.999cm" draw:start-shape="id80" draw:start-glue-point="0" draw:end-shape="id77" draw:end-glue-point="4" svg:d="m63390 147063v-14064h-3890">
          <text:p/>
        </draw:connector>
        <draw:g draw:id="id80">
          <draw:custom-shape draw:style-name="gr9" draw:text-style-name="P7" draw:layer="layout" svg:width="2cm" svg:height="2cm" svg:x="62.39cm" svg:y="147.063cm">
            <text:p text:style-name="P1"><text:span text:style-name="T13"><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2.69cm" svg:y="147.363cm">
            <text:p text:style-name="P1"><text:span text:style-name="T13"><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0" draw:text-style-name="P1" draw:layer="layout" svg:x1="63.39cm" svg:y1="149.063cm" svg:x2="59.5cm" svg:y2="149.999cm" draw:start-shape="id80" draw:start-glue-point="2" draw:end-shape="id81" draw:end-glue-point="5" svg:d="m63390 149063v936h-3890">
          <text:p/>
        </draw:connector>
        <draw:connector draw:style-name="gr8" draw:text-style-name="P1" draw:layer="layout" svg:x1="63.39cm" svg:y1="130.962cm" svg:x2="59.5cm" svg:y2="131.999cm" draw:start-shape="id82" draw:start-glue-point="2" draw:end-shape="id77" draw:end-glue-point="6" svg:d="m63390 130962v1037h-3890">
          <text:p/>
        </draw:connector>
        <draw:g draw:id="id82">
          <draw:custom-shape draw:style-name="gr9" draw:text-style-name="P7" draw:layer="layout" svg:width="2cm" svg:height="2cm" svg:x="62.39cm" svg:y="128.962cm">
            <text:p text:style-name="P1"><text:span text:style-name="T13"><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2.69cm" svg:y="129.262cm">
            <text:p text:style-name="P1"><text:span text:style-name="T13"><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10" draw:text-style-name="P1" draw:layer="layout" svg:x1="63.39cm" svg:y1="128.962cm" svg:x2="59.5cm" svg:y2="128.001cm" draw:start-shape="id82" draw:start-glue-point="0" draw:end-shape="id77" draw:end-glue-point="5" svg:d="m63390 128962v-961h-3890">
          <text:p/>
        </draw:connector>
        <draw:frame draw:style-name="gr3" draw:text-style-name="P1" draw:layer="layout" svg:width="6.5cm" svg:height="1.75cm" svg:x="64.5cm" svg:y="129.25cm">
          <draw:text-box>
            <text:p text:style-name="P9"><text:span text:style-name="T1">Parameter default value reference</text:span></text:p>
          </draw:text-box>
        </draw:frame>
        <draw:frame draw:style-name="gr3" draw:text-style-name="P1" draw:layer="layout" svg:width="6.5cm" svg:height="1.75cm" svg:x="64.5cm" svg:y="147.5cm">
          <draw:text-box>
            <text:p text:style-name="P9"><text:span text:style-name="T1">Parameter <text:s/>value reference</text:span></text:p>
          </draw:text-box>
        </draw:frame>
        <draw:rect draw:style-name="gr39" draw:id="id84" draw:layer="layout" svg:width="17.826cm" svg:height="4.484cm" svg:x="11cm" svg:y="107.516cm">
          <text:p><text:span text:style-name="T23">[LEAF] when to check completeness</text:span></text:p>
          <text:p><text:span text:style-name="T23">[LEAF] completeness as regulator</text:span></text:p>
          <text:p><text:span text:style-name="T23">[LEAF] report on completeness check</text:span></text:p>
          <text:p><text:span text:style-name="T23">[LEAF] notice config items creation/deletion</text:span></text:p>
          <text:p><text:span text:style-name="T23">[LEAF] completeness check routines</text:span></text:p>
          <text:p><text:span text:style-name="T24"/></text:p>
        </draw:rect>
        <draw:rect draw:style-name="gr40" draw:text-style-name="P6" draw:layer="layout" svg:width="17.826cm" svg:height="2.016cm" svg:x="11cm" svg:y="105.5cm">
          <text:p text:style-name="P1"><text:span text:style-name="T12">Configuration management </text:span></text:p>
          <text:p text:style-name="P1"><text:span text:style-name="T12">system setup</text:span></text:p>
        </draw:rect>
        <draw:rect draw:style-name="gr39" draw:layer="layout" svg:width="1cm" svg:height="4.484cm" svg:x="28.826cm" svg:y="107.516cm">
          <text:p><text:span text:style-name="T6">*</text:span></text:p>
          <text:p><text:span text:style-name="T25">*</text:span></text:p>
          <text:p><text:span text:style-name="T6">o</text:span></text:p>
          <text:p><text:span text:style-name="T6">o</text:span></text:p>
        </draw:rect>
        <draw:rect draw:style-name="gr41" draw:text-style-name="P23" draw:id="id83" draw:layer="layout" svg:width="26cm" svg:height="6cm" svg:x="10cm" svg:y="117cm">
          <text:p><text:span text:style-name="T19">CMSS config #1</text:span></text:p>
          <text:p><text:span text:style-name="T19"/></text:p>
          <text:p text:style-name="P22"><text:span text:style-name="T26">[LEAF] when to check completeness = "FOR COMPLETE ONLY"</text:span></text:p>
          <text:p text:style-name="P22"><text:span text:style-name="T26">[LEAF] completeness as regulator = "SET INCOMPLETE"</text:span></text:p>
          <text:p text:style-name="P22"><text:span text:style-name="T26">[LEAF] report on completeness check = "WHEN LOSING COMPLETENESS"</text:span></text:p>
          <text:p text:style-name="P22"><text:span text:style-name="T26">[LEAF] notice config items creation/</text:span><text:span text:style-name="T27">d</text:span><text:span text:style-name="T26">eletion = "DISABLED"</text:span></text:p>
          <text:p text:style-name="P22"><text:span text:style-name="T26">[LEAF] completeness check routines = "ENABLED"</text:span></text:p>
        </draw:rect>
        <draw:connector draw:style-name="gr38" draw:layer="layout" draw:type="line" svg:x1="23cm" svg:y1="117cm" svg:x2="19.913cm" svg:y2="112cm" draw:start-shape="id83" draw:start-glue-point="0" draw:end-shape="id84" draw:end-glue-point="2" svg:d="m23000 117000-3087-5000">
          <text:p/>
        </draw:connector>
        <draw:frame draw:style-name="gr3" draw:text-style-name="P24" draw:layer="layout" svg:width="6.5cm" svg:height="1.75cm" svg:x="21.5cm" svg:y="113.5cm">
          <draw:text-box>
            <text:p text:style-name="P9"><text:span text:style-name="T2">default config</text:span></text:p>
          </draw:text-box>
        </draw:frame>
        <draw:rect draw:style-name="gr13" draw:text-style-name="P11" draw:layer="layout" svg:width="8cm" svg:height="4.5cm" svg:x="26.5cm" svg:y="125.5cm">
          <text:p text:style-name="P10"><text:span text:style-name="T15">A lot of API...</text:span></text:p>
        </draw:rect>
        <draw:custom-shape draw:style-name="gr42" draw:text-style-name="P26" draw:id="id91" draw:layer="layout" svg:width="10.5cm" svg:height="1.5cm" svg:x="27.499cm" svg:y="22.546cm">
          <text:p text:style-name="P25"><text:span text:style-name="T28">NONmandatory attribure </text:span></text:p>
          <text:p text:style-name="P25"><text:span text:style-name="T29">(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3" draw:text-style-name="P26" draw:id="id92" draw:layer="layout" svg:width="10.5cm" svg:height="1.5cm" svg:x="27.499cm" svg:y="20.646cm">
          <text:p text:style-name="P25"><text:span text:style-name="T28">Mandatory attribure </text:span></text:p>
          <text:p text:style-name="P25"><text:span text:style-name="T29">(NOT 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4" draw:text-style-name="P27" draw:id="id93" draw:layer="layout" svg:width="10.5cm" svg:height="0.846cm" svg:x="27.499cm" svg:y="19.2cm">
          <text:p text:style-name="P25"><text:span text:style-name="T30">Primary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5" draw:text-style-name="P28" draw:id="id90" draw:layer="layout" svg:width="10.5cm" svg:height="1cm" svg:x="27.499cm" svg:y="24.446cm">
          <text:p text:style-name="P25"><text:span text:style-name="T28">Foreign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6" draw:text-style-name="P26" draw:id="id88" draw:layer="layout" svg:width="10.5cm" svg:height="2cm" svg:x="27.499cm" svg:y="25.746cm">
          <text:p text:style-name="P25"><text:span text:style-name="T28">In language localizable attribute</text:span></text:p>
          <text:p text:style-name="P25"><text:span text:style-name="T29">(having different values </text:span></text:p>
          <text:p text:style-name="P25"><text:span text:style-name="T29">for different languag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standard" draw:text-style-name="P29" draw:id="id116" draw:layer="layout" svg:width="4.5cm" svg:height="1.5cm" svg:x="42.999cm" svg:y="19.5cm">
          <text:p text:style-name="P1"><text:span text:style-name="T19">Entity A</text:span></text:p>
        </draw:rect>
        <draw:rect draw:style-name="standard" draw:text-style-name="P29" draw:id="id117" draw:layer="layout" svg:width="4.5cm" svg:height="1.5cm" svg:x="52.499cm" svg:y="19.5cm">
          <text:p text:style-name="P1"><text:span text:style-name="T19">Entity B</text:span></text:p>
        </draw:rect>
        <draw:frame draw:style-name="gr47" draw:text-style-name="P30" draw:layer="layout" svg:width="3.5cm" svg:height="1.691cm" svg:x="47.999cm" svg:y="18.55cm">
          <draw:text-box>
            <text:p><text:span text:style-name="T31">relationship</text:span></text:p>
          </draw:text-box>
        </draw:frame>
        <draw:custom-shape draw:style-name="gr9" draw:text-style-name="P31" draw:layer="layout" svg:width="5cm" svg:height="5cm" svg:x="60.499cm" svg:y="18.5cm">
          <text:p text:style-name="P1"><text:span text:style-name="T32">Relationship</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 draw:text-style-name="P1" draw:layer="layout" draw:type="curve" svg:x1="46.886cm" svg:y1="44.2cm" svg:x2="46.886cm" svg:y2="45.654cm" draw:start-shape="id85" draw:start-glue-point="2" draw:end-shape="id86" draw:end-glue-point="0" svg:d="m46886 44200v1454">
          <text:p/>
        </draw:connector>
        <draw:rect draw:style-name="standard" draw:text-style-name="P29" draw:id="id87" draw:layer="layout" svg:width="5.5cm" svg:height="2cm" svg:x="44.136cm" svg:y="40cm">
          <text:p text:style-name="P1"><text:span text:style-name="T19">Superclass </text:span></text:p>
          <text:p text:style-name="P1"><text:span text:style-name="T19">entity</text:span></text:p>
        </draw:rect>
        <draw:connector draw:style-name="gr1" draw:text-style-name="P1" draw:layer="layout" draw:type="line" svg:x1="46.886cm" svg:y1="42cm" svg:x2="46.886cm" svg:y2="43.1cm" draw:start-shape="id87" draw:start-glue-point="2" draw:end-shape="id85" draw:end-glue-point="0" svg:d="m46886 42000v1100">
          <text:p/>
        </draw:connector>
        <draw:rect draw:style-name="standard" draw:text-style-name="P29" draw:id="id86" draw:layer="layout" svg:width="6.226cm" svg:height="1.846cm" svg:x="43.773cm" svg:y="45.654cm">
          <text:p text:style-name="P1"><text:span text:style-name="T19">Subclass </text:span></text:p>
          <text:p text:style-name="P1"><text:span text:style-name="T19">entity</text:span></text:p>
        </draw:rect>
        <draw:frame draw:style-name="gr47" draw:layer="layout" svg:width="3.5cm" svg:height="1.25cm" svg:x="43.499cm" svg:y="42.901cm">
          <draw:text-box>
            <text:p>OOP like</text:p>
          </draw:text-box>
        </draw:frame>
        <draw:connector draw:style-name="gr48" draw:text-style-name="P1" draw:layer="layout" draw:type="line" svg:x1="27.499cm" svg:y1="26.746cm" svg:x2="25.199cm" svg:y2="24.75cm" draw:start-shape="id88" draw:start-glue-point="5" draw:end-shape="id89" draw:end-glue-point="1" svg:d="m27499 26746-2300-1996">
          <text:p/>
        </draw:connector>
        <draw:connector draw:style-name="gr48" draw:text-style-name="P1" draw:layer="layout" draw:type="line" svg:x1="27.499cm" svg:y1="24.946cm" svg:x2="25.199cm" svg:y2="24.75cm" draw:start-shape="id90" draw:start-glue-point="5" draw:end-shape="id89" draw:end-glue-point="1" svg:d="m27499 24946-2300-196">
          <text:p/>
        </draw:connector>
        <draw:connector draw:style-name="gr48" draw:text-style-name="P1" draw:layer="layout" draw:type="line" svg:x1="27.499cm" svg:y1="23.296cm" svg:x2="25.199cm" svg:y2="24.75cm" draw:start-shape="id91" draw:start-glue-point="5" draw:end-shape="id89" draw:end-glue-point="1" svg:d="m27499 23296-2300 1454">
          <text:p/>
        </draw:connector>
        <draw:connector draw:style-name="gr48" draw:text-style-name="P1" draw:layer="layout" draw:type="line" svg:x1="27.499cm" svg:y1="21.396cm" svg:x2="25.199cm" svg:y2="24.75cm" draw:start-shape="id92" draw:start-glue-point="5" draw:end-shape="id89" draw:end-glue-point="1" svg:d="m27499 21396-2300 3354">
          <text:p/>
        </draw:connector>
        <draw:connector draw:style-name="gr48" draw:text-style-name="P1" draw:layer="layout" draw:type="line" svg:x1="27.499cm" svg:y1="19.623cm" svg:x2="25.199cm" svg:y2="24.75cm" draw:start-shape="id93" draw:start-glue-point="5" draw:end-shape="id89" draw:end-glue-point="1" svg:d="m27499 19623-2300 5127">
          <text:p/>
        </draw:connector>
        <draw:frame draw:style-name="gr47" draw:layer="layout" svg:width="9cm" svg:height="1.826cm" svg:x="8.999cm" svg:y="18.75cm">
          <draw:text-box>
            <text:p><text:span text:style-name="T33">Legend</text:span></text:p>
          </draw:text-box>
        </draw:frame>
        <draw:connector draw:style-name="gr49" draw:layer="layout" svg:x1="43.199cm" svg:y1="24.5cm" svg:x2="50.162cm" svg:y2="24.5cm" svg:d="m43199 24500h6963">
          <text:p/>
        </draw:connector>
        <draw:connector draw:style-name="gr50" draw:layer="layout" svg:x1="43.199cm" svg:y1="28.8cm" svg:x2="50.162cm" svg:y2="28.8cm" svg:d="m43199 28800h6963">
          <text:p/>
        </draw:connector>
        <draw:connector draw:style-name="gr51" draw:layer="layout" svg:x1="43.199cm" svg:y1="26cm" svg:x2="50.162cm" svg:y2="26cm" svg:d="m43199 26000h6963">
          <text:p/>
        </draw:connector>
        <draw:connector draw:style-name="gr52" draw:layer="layout" svg:x1="58.999cm" svg:y1="24.5cm" svg:x2="65.999cm" svg:y2="24.5cm" svg:d="m58999 24500h7000">
          <text:p/>
        </draw:connector>
        <draw:connector draw:style-name="gr53" draw:layer="layout" svg:x1="58.999cm" svg:y1="28.8cm" svg:x2="65.999cm" svg:y2="28.8cm" svg:d="m58999 28800h7000">
          <text:p/>
        </draw:connector>
        <draw:connector draw:style-name="gr54" draw:layer="layout" svg:x1="58.999cm" svg:y1="26cm" svg:x2="65.999cm" svg:y2="26cm" svg:d="m58999 26000h7000">
          <text:p/>
        </draw:connector>
        <draw:connector draw:style-name="gr55" draw:layer="layout" svg:x1="51.199cm" svg:y1="24.5cm" svg:x2="58.162cm" svg:y2="24.5cm" svg:d="m51199 24500h6963">
          <text:p/>
        </draw:connector>
        <draw:connector draw:style-name="gr56" draw:layer="layout" svg:x1="51.199cm" svg:y1="28.8cm" svg:x2="58.162cm" svg:y2="28.8cm" svg:d="m51199 28800h6963">
          <text:p/>
        </draw:connector>
        <draw:connector draw:style-name="gr57" draw:layer="layout" svg:x1="51.199cm" svg:y1="26cm" svg:x2="58.162cm" svg:y2="26cm" svg:d="m51199 26000h6963">
          <text:p/>
        </draw:connector>
        <draw:g draw:id="id94">
          <draw:custom-shape draw:style-name="gr9" draw:text-style-name="P7" draw:layer="layout" svg:width="2cm" svg:height="2cm" svg:x="45.699cm" svg:y="31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45.999cm" svg:y="31.3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58" draw:text-style-name="P1" draw:layer="layout" svg:x1="47.699cm" svg:y1="32cm" svg:x2="50.199cm" svg:y2="32cm" draw:start-shape="id94" draw:start-glue-point="1" svg:d="m47699 32000h2500">
          <text:p/>
        </draw:connector>
        <draw:connector draw:style-name="gr10" draw:text-style-name="P1" draw:layer="layout" svg:x1="47.702cm" svg:y1="36cm" svg:x2="50.199cm" svg:y2="36cm" draw:start-shape="id95" draw:start-glue-point="1" svg:d="m47702 36000h2497">
          <text:p/>
        </draw:connector>
        <draw:connector draw:style-name="gr8" draw:text-style-name="P1" draw:layer="layout" svg:x1="47.699cm" svg:y1="34cm" svg:x2="50.199cm" svg:y2="34cm" draw:start-shape="id96" draw:start-glue-point="1" svg:d="m47699 34000h2500">
          <text:p/>
        </draw:connector>
        <draw:g draw:id="id96">
          <draw:custom-shape draw:style-name="gr9" draw:text-style-name="P7" draw:layer="layout" svg:width="2cm" svg:height="2cm" svg:x="45.699cm" svg:y="33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45.999cm" svg:y="33.3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g>
        <draw:g draw:id="id95">
          <draw:custom-shape draw:style-name="gr9" draw:text-style-name="P7" draw:layer="layout" svg:width="2cm" svg:height="2cm" svg:x="45.702cm" svg:y="35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46.002cm" svg:y="35.3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58" draw:text-style-name="P1" draw:layer="layout" svg:x1="45.699cm" svg:y1="32cm" svg:x2="43.224cm" svg:y2="32cm" draw:start-shape="id94" draw:start-glue-point="3" svg:d="m45699 32000h-2475">
          <text:p/>
        </draw:connector>
        <draw:connector draw:style-name="gr58" draw:text-style-name="P1" draw:layer="layout" svg:x1="45.702cm" svg:y1="36cm" svg:x2="43.224cm" svg:y2="36cm" draw:start-shape="id95" draw:start-glue-point="3" svg:d="m45702 36000h-2478">
          <text:p/>
        </draw:connector>
        <draw:connector draw:style-name="gr58" draw:text-style-name="P1" draw:layer="layout" svg:x1="45.699cm" svg:y1="34cm" svg:x2="43.224cm" svg:y2="34cm" draw:start-shape="id96" draw:start-glue-point="3" svg:d="m45699 34000h-2475">
          <text:p/>
        </draw:connector>
        <draw:g draw:id="id97">
          <draw:custom-shape draw:style-name="gr9" draw:text-style-name="P7" draw:layer="layout" svg:width="2cm" svg:height="2cm" svg:x="53.674cm" svg:y="31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53.974cm" svg:y="31.3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58" draw:text-style-name="P1" draw:layer="layout" svg:x1="55.674cm" svg:y1="32cm" svg:x2="58.174cm" svg:y2="32cm" draw:start-shape="id97" draw:start-glue-point="1" svg:d="m55674 32000h2500">
          <text:p/>
        </draw:connector>
        <draw:connector draw:style-name="gr10" draw:text-style-name="P1" draw:layer="layout" svg:x1="55.677cm" svg:y1="36cm" svg:x2="58.174cm" svg:y2="36cm" draw:start-shape="id98" draw:start-glue-point="1" svg:d="m55677 36000h2497">
          <text:p/>
        </draw:connector>
        <draw:connector draw:style-name="gr8" draw:text-style-name="P1" draw:layer="layout" svg:x1="55.674cm" svg:y1="34cm" svg:x2="58.174cm" svg:y2="34cm" draw:start-shape="id99" draw:start-glue-point="1" svg:d="m55674 34000h2500">
          <text:p/>
        </draw:connector>
        <draw:g draw:id="id99">
          <draw:custom-shape draw:style-name="gr9" draw:text-style-name="P7" draw:layer="layout" svg:width="2cm" svg:height="2cm" svg:x="53.674cm" svg:y="33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53.974cm" svg:y="33.3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g>
        <draw:g draw:id="id98">
          <draw:custom-shape draw:style-name="gr9" draw:text-style-name="P7" draw:layer="layout" svg:width="2cm" svg:height="2cm" svg:x="53.677cm" svg:y="35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53.977cm" svg:y="35.3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59" draw:text-style-name="P1" draw:layer="layout" svg:x1="53.674cm" svg:y1="32cm" svg:x2="51.199cm" svg:y2="32cm" draw:start-shape="id97" draw:start-glue-point="3" svg:d="m53674 32000h-2475">
          <text:p/>
        </draw:connector>
        <draw:connector draw:style-name="gr59" draw:text-style-name="P1" draw:layer="layout" svg:x1="53.677cm" svg:y1="36cm" svg:x2="51.199cm" svg:y2="36cm" draw:start-shape="id98" draw:start-glue-point="3" svg:d="m53677 36000h-2478">
          <text:p/>
        </draw:connector>
        <draw:connector draw:style-name="gr59" draw:text-style-name="P1" draw:layer="layout" svg:x1="53.674cm" svg:y1="34cm" svg:x2="51.199cm" svg:y2="34cm" draw:start-shape="id99" draw:start-glue-point="3" svg:d="m53674 34000h-2475">
          <text:p/>
        </draw:connector>
        <draw:g draw:id="id100">
          <draw:custom-shape draw:style-name="gr9" draw:text-style-name="P7" draw:layer="layout" svg:width="2cm" svg:height="2cm" svg:x="61.47cm" svg:y="31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1.77cm" svg:y="31.3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58" draw:text-style-name="P1" draw:layer="layout" svg:x1="63.47cm" svg:y1="32cm" svg:x2="65.97cm" svg:y2="32cm" draw:start-shape="id100" draw:start-glue-point="1" svg:d="m63470 32000h2500">
          <text:p/>
        </draw:connector>
        <draw:connector draw:style-name="gr10" draw:text-style-name="P1" draw:layer="layout" svg:x1="63.473cm" svg:y1="36cm" svg:x2="65.97cm" svg:y2="36cm" draw:start-shape="id101" draw:start-glue-point="1" svg:d="m63473 36000h2497">
          <text:p/>
        </draw:connector>
        <draw:connector draw:style-name="gr8" draw:text-style-name="P1" draw:layer="layout" svg:x1="63.47cm" svg:y1="34cm" svg:x2="65.97cm" svg:y2="34cm" draw:start-shape="id102" draw:start-glue-point="1" svg:d="m63470 34000h2500">
          <text:p/>
        </draw:connector>
        <draw:g draw:id="id102">
          <draw:custom-shape draw:style-name="gr9" draw:text-style-name="P7" draw:layer="layout" svg:width="2cm" svg:height="2cm" svg:x="61.47cm" svg:y="33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1.77cm" svg:y="33.3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01">
          <draw:custom-shape draw:style-name="gr9" draw:text-style-name="P7" draw:layer="layout" svg:width="2cm" svg:height="2cm" svg:x="61.473cm" svg:y="35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1.773cm" svg:y="35.3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0" draw:text-style-name="P1" draw:layer="layout" svg:x1="61.47cm" svg:y1="32cm" svg:x2="58.995cm" svg:y2="32cm" draw:start-shape="id100" draw:start-glue-point="3" svg:d="m61470 32000h-2475">
          <text:p/>
        </draw:connector>
        <draw:connector draw:style-name="gr10" draw:text-style-name="P1" draw:layer="layout" svg:x1="61.473cm" svg:y1="36cm" svg:x2="58.995cm" svg:y2="36cm" draw:start-shape="id101" draw:start-glue-point="3" svg:d="m61473 36000h-2478">
          <text:p/>
        </draw:connector>
        <draw:connector draw:style-name="gr10" draw:text-style-name="P1" draw:layer="layout" svg:x1="61.47cm" svg:y1="34cm" svg:x2="58.995cm" svg:y2="34cm" draw:start-shape="id102" draw:start-glue-point="3" svg:d="m61470 34000h-2475">
          <text:p/>
        </draw:connector>
        <draw:line draw:style-name="gr48" draw:text-style-name="P1" draw:layer="layout" svg:x1="42.499cm" svg:y1="30.2cm" svg:x2="74.499cm" svg:y2="30.2cm">
          <text:p/>
        </draw:line>
        <draw:connector draw:style-name="gr60" draw:layer="layout" svg:x1="43.199cm" svg:y1="27.435cm" svg:x2="50.162cm" svg:y2="27.435cm" svg:d="m43199 27435h6963">
          <text:p/>
        </draw:connector>
        <draw:connector draw:style-name="gr61" draw:layer="layout" svg:x1="58.999cm" svg:y1="27.435cm" svg:x2="65.999cm" svg:y2="27.435cm" svg:d="m58999 27435h7000">
          <text:p/>
        </draw:connector>
        <draw:connector draw:style-name="gr62" draw:layer="layout" svg:x1="51.199cm" svg:y1="27.435cm" svg:x2="58.162cm" svg:y2="27.435cm" svg:d="m51199 27435h6963">
          <text:p/>
        </draw:connector>
        <draw:connector draw:style-name="gr31" draw:text-style-name="P1" draw:layer="layout" svg:x1="47.702cm" svg:y1="37.96cm" svg:x2="50.199cm" svg:y2="37.96cm" draw:start-shape="id103" draw:start-glue-point="1" svg:d="m47702 37960h2497">
          <text:p/>
        </draw:connector>
        <draw:g draw:id="id103">
          <draw:custom-shape draw:style-name="gr9" draw:text-style-name="P7" draw:layer="layout" svg:width="2cm" svg:height="2cm" svg:x="45.702cm" svg:y="36.96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46.002cm" svg:y="37.26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58" draw:text-style-name="P1" draw:layer="layout" svg:x1="45.702cm" svg:y1="37.96cm" svg:x2="43.224cm" svg:y2="37.96cm" draw:start-shape="id103" draw:start-glue-point="3" svg:d="m45702 37960h-2478">
          <text:p/>
        </draw:connector>
        <draw:connector draw:style-name="gr31" draw:text-style-name="P1" draw:layer="layout" svg:x1="55.677cm" svg:y1="37.96cm" svg:x2="58.174cm" svg:y2="37.96cm" draw:start-shape="id104" draw:start-glue-point="1" svg:d="m55677 37960h2497">
          <text:p/>
        </draw:connector>
        <draw:g draw:id="id104">
          <draw:custom-shape draw:style-name="gr9" draw:text-style-name="P7" draw:layer="layout" svg:width="2cm" svg:height="2cm" svg:x="53.677cm" svg:y="36.96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53.977cm" svg:y="37.26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59" draw:text-style-name="P1" draw:layer="layout" svg:x1="53.677cm" svg:y1="37.96cm" svg:x2="51.199cm" svg:y2="37.96cm" draw:start-shape="id104" draw:start-glue-point="3" svg:d="m53677 37960h-2478">
          <text:p/>
        </draw:connector>
        <draw:connector draw:style-name="gr31" draw:text-style-name="P1" draw:layer="layout" svg:x1="63.473cm" svg:y1="37.96cm" svg:x2="65.97cm" svg:y2="37.96cm" draw:start-shape="id105" draw:start-glue-point="1" svg:d="m63473 37960h2497">
          <text:p/>
        </draw:connector>
        <draw:g draw:id="id105">
          <draw:custom-shape draw:style-name="gr9" draw:text-style-name="P7" draw:layer="layout" svg:width="2cm" svg:height="2cm" svg:x="61.473cm" svg:y="36.96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1.773cm" svg:y="37.26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0" draw:text-style-name="P1" draw:layer="layout" svg:x1="61.473cm" svg:y1="37.96cm" svg:x2="58.995cm" svg:y2="37.96cm" draw:start-shape="id105" draw:start-glue-point="3" svg:d="m61473 37960h-2478">
          <text:p/>
        </draw:connector>
        <draw:connector draw:style-name="gr63" draw:layer="layout" svg:x1="66.775cm" svg:y1="24.5cm" svg:x2="73.775cm" svg:y2="24.5cm" svg:d="m66775 24500h7000">
          <text:p/>
        </draw:connector>
        <draw:connector draw:style-name="gr64" draw:layer="layout" svg:x1="66.775cm" svg:y1="28.8cm" svg:x2="73.775cm" svg:y2="28.8cm" svg:d="m66775 28800h7000">
          <text:p/>
        </draw:connector>
        <draw:connector draw:style-name="gr65" draw:layer="layout" svg:x1="66.775cm" svg:y1="26cm" svg:x2="73.775cm" svg:y2="26cm" svg:d="m66775 26000h7000">
          <text:p/>
        </draw:connector>
        <draw:g draw:id="id106">
          <draw:custom-shape draw:style-name="gr9" draw:text-style-name="P7" draw:layer="layout" svg:width="2cm" svg:height="2cm" svg:x="69.246cm" svg:y="31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9.546cm" svg:y="31.3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58" draw:text-style-name="P1" draw:layer="layout" svg:x1="71.246cm" svg:y1="32cm" svg:x2="73.746cm" svg:y2="32cm" draw:start-shape="id106" draw:start-glue-point="1" svg:d="m71246 32000h2500">
          <text:p/>
        </draw:connector>
        <draw:connector draw:style-name="gr10" draw:text-style-name="P1" draw:layer="layout" svg:x1="71.249cm" svg:y1="36cm" svg:x2="73.746cm" svg:y2="36cm" draw:start-shape="id107" draw:start-glue-point="1" svg:d="m71249 36000h2497">
          <text:p/>
        </draw:connector>
        <draw:connector draw:style-name="gr8" draw:text-style-name="P1" draw:layer="layout" svg:x1="71.246cm" svg:y1="34cm" svg:x2="73.746cm" svg:y2="34cm" draw:start-shape="id108" draw:start-glue-point="1" svg:d="m71246 34000h2500">
          <text:p/>
        </draw:connector>
        <draw:g draw:id="id108">
          <draw:custom-shape draw:style-name="gr9" draw:text-style-name="P7" draw:layer="layout" svg:width="2cm" svg:height="2cm" svg:x="69.246cm" svg:y="33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9.546cm" svg:y="33.3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07">
          <draw:custom-shape draw:style-name="gr9" draw:text-style-name="P7" draw:layer="layout" svg:width="2cm" svg:height="2cm" svg:x="69.249cm" svg:y="35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9.549cm" svg:y="35.3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31" draw:text-style-name="P1" draw:layer="layout" svg:x1="69.246cm" svg:y1="32cm" svg:x2="66.771cm" svg:y2="32cm" draw:start-shape="id106" draw:start-glue-point="3" svg:d="m69246 32000h-2475">
          <text:p/>
        </draw:connector>
        <draw:connector draw:style-name="gr31" draw:text-style-name="P1" draw:layer="layout" svg:x1="69.249cm" svg:y1="36cm" svg:x2="66.771cm" svg:y2="36cm" draw:start-shape="id107" draw:start-glue-point="3" svg:d="m69249 36000h-2478">
          <text:p/>
        </draw:connector>
        <draw:connector draw:style-name="gr31" draw:text-style-name="P1" draw:layer="layout" svg:x1="69.246cm" svg:y1="34cm" svg:x2="66.771cm" svg:y2="34cm" draw:start-shape="id108" draw:start-glue-point="3" svg:d="m69246 34000h-2475">
          <text:p/>
        </draw:connector>
        <draw:connector draw:style-name="gr66" draw:layer="layout" svg:x1="66.775cm" svg:y1="27.435cm" svg:x2="73.775cm" svg:y2="27.435cm" svg:d="m66775 27435h7000">
          <text:p/>
        </draw:connector>
        <draw:connector draw:style-name="gr31" draw:text-style-name="P1" draw:layer="layout" svg:x1="71.249cm" svg:y1="37.96cm" svg:x2="73.746cm" svg:y2="37.96cm" draw:start-shape="id109" draw:start-glue-point="1" svg:d="m71249 37960h2497">
          <text:p/>
        </draw:connector>
        <draw:g draw:id="id109">
          <draw:custom-shape draw:style-name="gr9" draw:text-style-name="P7" draw:layer="layout" svg:width="2cm" svg:height="2cm" svg:x="69.249cm" svg:y="36.96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7" draw:layer="layout" svg:width="1.4cm" svg:height="1.4cm" svg:x="69.549cm" svg:y="37.26cm">
            <text:p text:style-name="P1"><text:span text:style-name="T13"><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31" draw:text-style-name="P1" draw:layer="layout" svg:x1="69.249cm" svg:y1="37.96cm" svg:x2="66.771cm" svg:y2="37.96cm" draw:start-shape="id109" draw:start-glue-point="3" svg:d="m69249 37960h-2478">
          <text:p/>
        </draw:connector>
        <draw:custom-shape draw:style-name="gr67" draw:layer="layout" svg:width="74cm" svg:height="38.5cm" svg:x="4.999cm" svg:y="15cm">
          <text:p/>
          <draw:enhanced-geometry svg:viewBox="0 0 21600 21600" draw:mirror-horizontal="true"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path draw:style-name="gr6" draw:text-style-name="P1" draw:id="id85" draw:layer="layout" svg:width="2.099cm" svg:height="1.099cm" svg:x="45.836cm" svg:y="43.1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rect draw:style-name="gr68" draw:text-style-name="P23" draw:layer="layout" svg:width="14.758cm" svg:height="5.484cm" svg:x="9.499cm" svg:y="32.5cm">
          <text:p><text:span text:style-name="T19">Primary Key </text:span></text:p>
          <text:p><text:span text:style-name="T34"/></text:p>
          <text:p><text:span text:style-name="T35">Foreign Key</text:span></text:p>
          <text:p><text:span text:style-name="T34">Codifier (C)</text:span></text:p>
          <text:p><text:span text:style-name="T34">Field</text:span></text:p>
          <text:p><text:span text:style-name="T34">Field [length constraint]</text:span></text:p>
        </draw:rect>
        <draw:rect draw:style-name="standard" draw:text-style-name="P29" draw:layer="layout" svg:width="14.758cm" svg:height="1cm" svg:x="9.499cm" svg:y="31.5cm">
          <text:p text:style-name="P1"><text:span text:style-name="T19">Entity</text:span></text:p>
        </draw:rect>
        <draw:rect draw:style-name="gr68" draw:text-style-name="P23" draw:id="id112" draw:layer="layout" svg:width="1cm" svg:height="5.484cm" svg:x="24.257cm" svg:y="32.5cm">
          <text:p><text:span text:style-name="T36">#</text:span></text:p>
          <text:p><text:span text:style-name="T36"/></text:p>
          <text:p><text:span text:style-name="T36">*</text:span></text:p>
          <text:p><text:span text:style-name="T37">*</text:span></text:p>
          <text:p><text:span text:style-name="T36">o</text:span></text:p>
          <text:p><text:span text:style-name="T36">o</text:span></text:p>
        </draw:rect>
        <draw:rect draw:style-name="gr69" draw:text-style-name="P29" draw:layer="layout" svg:width="5.5cm" svg:height="3cm" svg:x="51.499cm" svg:y="40cm">
          <text:p text:style-name="P1"><text:span text:style-name="T19">Superclass </text:span></text:p>
          <text:p text:style-name="P1"><text:span text:style-name="T19">abstract</text:span></text:p>
          <text:p text:style-name="P1"><text:span text:style-name="T19">entity</text:span></text:p>
        </draw:rect>
        <draw:connector draw:style-name="gr38" draw:layer="layout" draw:type="line" svg:x1="29.499cm" svg:y1="31.5cm" svg:x2="32.749cm" svg:y2="29.6cm" draw:start-shape="id110" draw:start-glue-point="0" draw:end-shape="id111" draw:end-glue-point="6" svg:d="m29499 31500 3250-1900">
          <text:p/>
        </draw:connector>
        <draw:custom-shape draw:style-name="gr42" draw:text-style-name="P26" draw:id="id111" draw:layer="layout" svg:width="10.5cm" svg:height="1.5cm" svg:x="27.499cm" svg:y="28.1cm">
          <text:p text:style-name="P25"><text:span text:style-name="T28">Codified attribute</text:span></text:p>
          <text:p text:style-name="P25"><text:span text:style-name="T29">(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8" draw:text-style-name="P1" draw:layer="layout" draw:type="line" svg:x1="27.499cm" svg:y1="28.85cm" svg:x2="25.199cm" svg:y2="24.75cm" draw:start-shape="id111" draw:start-glue-point="5" draw:end-shape="id89" svg:d="m27499 28850-2300-4100">
          <text:p/>
        </draw:connector>
        <draw:connector draw:style-name="gr38" draw:layer="layout" draw:type="line" svg:x1="26.999cm" svg:y1="32.75cm" svg:x2="25.257cm" svg:y2="35.242cm" draw:start-shape="id110" draw:start-glue-point="3" draw:end-shape="id112" draw:end-glue-point="1" svg:d="m26999 32750-1742 2492">
          <text:p/>
        </draw:connector>
        <draw:connector draw:style-name="gr38" draw:layer="layout" draw:type="line" svg:x1="27.499cm" svg:y1="44.25cm" svg:x2="22.999cm" svg:y2="44.242cm" draw:start-shape="id113" draw:start-glue-point="3" draw:end-shape="id114" draw:end-glue-point="1" svg:d="m27499 44250-4500-8">
          <text:p/>
        </draw:connector>
        <draw:frame draw:style-name="gr3" draw:text-style-name="P32" draw:layer="layout" svg:width="5.5cm" svg:height="1.75cm" svg:x="23.199cm" svg:y="42.2cm">
          <draw:text-box>
            <text:p text:style-name="P9"><text:span text:style-name="T38">[default config]</text:span></text:p>
          </draw:text-box>
        </draw:frame>
        <draw:connector draw:style-name="gr38" draw:layer="layout" draw:type="line" svg:x1="36.249cm" svg:y1="35cm" svg:x2="32.749cm" svg:y2="29.6cm" draw:start-shape="id115" draw:start-glue-point="0" draw:end-shape="id111" draw:end-glue-point="6" svg:d="m36249 35000-3500-5400">
          <text:p/>
        </draw:connector>
        <draw:connector draw:style-name="gr38" draw:layer="layout" draw:type="line" svg:x1="32.499cm" svg:y1="36.25cm" svg:x2="25.257cm" svg:y2="35.242cm" draw:start-shape="id115" draw:start-glue-point="3" svg:d="m32499 36250-7242-1008">
          <text:p/>
        </draw:connector>
        <draw:rect draw:style-name="gr13" draw:text-style-name="P11" draw:layer="layout" svg:width="10.5cm" svg:height="2.5cm" svg:x="59.999cm" svg:y="41cm">
          <text:p text:style-name="P10"><text:span text:style-name="T15">API (stored procedured)</text:span></text:p>
        </draw:rect>
        <draw:connector draw:style-name="gr70" draw:layer="layout" svg:x1="43.08cm" svg:y1="22.942cm" svg:x2="49.88cm" svg:y2="22.942cm" svg:d="m43080 22942h6800">
          <text:p/>
        </draw:connector>
        <draw:connector draw:style-name="gr70" draw:layer="layout" svg:x1="47.499cm" svg:y1="20.25cm" svg:x2="52.499cm" svg:y2="20.25cm" draw:start-shape="id116" draw:start-glue-point="1" draw:end-shape="id117" svg:d="m47499 20250h5000">
          <text:p/>
        </draw:connector>
        <draw:rect draw:style-name="gr71" draw:text-style-name="P23" draw:id="id110" draw:layer="layout" svg:width="5cm" svg:height="2.5cm" svg:x="26.999cm" svg:y="31.5cm">
          <text:p><text:span text:style-name="T19">Enum name</text:span></text:p>
          <text:p><text:span text:style-name="T34"/></text:p>
          <text:p><text:span text:style-name="T34">Literals...</text:span></text:p>
        </draw:rect>
        <draw:rect draw:style-name="gr72" draw:text-style-name="P23" draw:id="id115" draw:layer="layout" svg:width="7.5cm" svg:height="2.5cm" svg:x="32.499cm" svg:y="35cm">
          <text:p><text:span text:style-name="T19">Codifier name</text:span></text:p>
          <text:p><text:span text:style-name="T34"/></text:p>
          <text:p><text:span text:style-name="T34">Codes...</text:span></text:p>
        </draw:rect>
        <draw:rect draw:style-name="standard" draw:layer="layout" svg:width="10.2cm" svg:height="3.5cm" svg:x="14.999cm" svg:y="27cm">
          <text:p/>
        </draw:rect>
        <draw:rect draw:style-name="standard" draw:text-style-name="P33" draw:layer="layout" svg:width="9.2cm" svg:height="2.5cm" svg:x="15.499cm" svg:y="27.5cm">
          <text:p text:style-name="P1"><text:span text:style-name="T19">Weak entity </text:span></text:p>
          <text:p text:style-name="P1"><text:span text:style-name="T34">(It's PK depends on </text:span></text:p>
          <text:p text:style-name="P1"><text:span text:style-name="T34">PK of other entity)</text:span></text:p>
        </draw:rect>
        <draw:rect draw:style-name="standard" draw:text-style-name="P29" draw:id="id89" draw:layer="layout" svg:width="10.2cm" svg:height="2.5cm" svg:x="14.999cm" svg:y="23.5cm">
          <text:p text:style-name="P1"><text:span text:style-name="T19">Entity </text:span></text:p>
          <text:p text:style-name="P1"><text:span text:style-name="T39">(name of row in a table)</text:span></text:p>
        </draw:rect>
        <draw:rect draw:style-name="gr41" draw:text-style-name="P23" draw:id="id113" draw:layer="layout" svg:width="14.5cm" svg:height="6.5cm" svg:x="27.499cm" svg:y="41cm">
          <text:p><text:span text:style-name="T19">Configuration instance</text:span></text:p>
          <text:p><text:span text:style-name="T19"/></text:p>
          <text:p><text:span text:style-name="T19">Configuration name</text:span></text:p>
          <text:p><text:span text:style-name="T19"/></text:p>
          <text:p><text:span text:style-name="T40">[SUBCONFIG] Option_1</text:span><text:span text:style-name="T41"> = "Value_1"</text:span></text:p>
          <text:p><text:span text:style-name="T42">[SUBCONFIG] Option_2 </text:span><text:span text:style-name="T41">= ^Reference_1</text:span></text:p>
          <text:p><text:span text:style-name="T42">[LEAF] Option_3</text:span><text:span text:style-name="T42"><text:tab/></text:span><text:span text:style-name="T42"> </text:span><text:span text:style-name="T41">= "Value_2"</text:span></text:p>
          <text:p><text:span text:style-name="T26">[LEAF] Option_4 </text:span><text:span text:style-name="T43">= "Value_3"</text:span></text:p>
        </draw:rect>
        <draw:polyline draw:style-name="gr73" draw:text-style-name="P1" draw:layer="layout" svg:width="12.499cm" svg:height="3.499cm" svg:x="61.499cm" svg:y="45cm" svg:viewBox="0 0 12500 3500" draw:points="0,194 12500,194 12500,3500 321,3500 321,0">
          <text:p/>
        </draw:polyline>
        <draw:frame draw:style-name="gr3" draw:text-style-name="P4" draw:layer="layout" svg:width="11cm" svg:height="1.75cm" svg:x="62.499cm" svg:y="46.25cm">
          <draw:text-box>
            <text:p><text:span text:style-name="T8">Package: [pkg-name]</text:span></text:p>
          </draw:text-box>
        </draw:frame>
        <draw:rect draw:style-name="gr74" draw:text-style-name="P23" draw:layer="layout" svg:width="12.326cm" svg:height="5.484cm" svg:x="9.673cm" svg:y="41.5cm">
          <text:p><text:span text:style-name="T42">[SUBCONFIG] Option_1</text:span></text:p>
          <text:p><text:span text:style-name="T42">[SUBCONFIG] Option_2</text:span></text:p>
          <text:p><text:span text:style-name="T42">[LEAF] Option_3</text:span></text:p>
          <text:p><text:span text:style-name="T26">[LEAF] Option_4</text:span></text:p>
        </draw:rect>
        <draw:rect draw:style-name="gr75" draw:text-style-name="P29" draw:layer="layout" svg:width="12.326cm" svg:height="1cm" svg:x="9.673cm" svg:y="40.5cm">
          <text:p text:style-name="P1"><text:span text:style-name="T19">Configurable entity name</text:span></text:p>
        </draw:rect>
        <draw:rect draw:style-name="gr74" draw:text-style-name="P23" draw:id="id114" draw:layer="layout" svg:width="1cm" svg:height="5.484cm" svg:x="21.999cm" svg:y="41.5cm">
          <text:p><text:span text:style-name="T36">*</text:span></text:p>
          <text:p><text:span text:style-name="T37">*</text:span></text:p>
          <text:p><text:span text:style-name="T36">o</text:span></text:p>
          <text:p><text:span text:style-name="T36">o</text:span></text:p>
        </draw:rect>
        <draw:custom-shape draw:style-name="gr76" draw:text-style-name="P29" draw:layer="layout" svg:width="8.27cm" svg:height="3.427cm" svg:x="51.5cm" svg:y="45.073cm">
          <text:p text:style-name="P1"><text:span text:style-name="T19">VIEW </text:span></text:p>
          <text:p text:style-name="P1"><text:span text:style-name="T44">(like ones in </text:span></text:p>
          <text:p text:style-name="P1"><text:span text:style-name="T44">Orac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DD0ADA29.png" xlink:type="simple" xlink:show="embed" xlink:actuate="onLoad"/>
    <draw:marker draw:name="Arrow" svg:viewBox="0 0 20 30" svg:d="m10 0-10 30h20z"/>
    <draw:marker draw:name="ERD_5f_0..1" draw:display-name="ERD_0..1" svg:viewBox="0 0 80000 97000" svg:d="m43000 0v21000h37000v8000h-37000v8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v-8000h-37000v-8000h37000v-21000z"/>
    <draw:marker draw:name="ERD_5f_0..N" draw:display-name="ERD_0..N"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ERD_5f_1..1" draw:display-name="ERD_1..1" svg:viewBox="0 0 84000 97000" svg:d="m45000 0v40000h39000v8000h-39000v49000h-6000v-49000h-39000v-8000h39000v-40000z"/>
    <draw:marker draw:name="ERD_5f_1..N" draw:display-name="ERD_1..N" svg:viewBox="0 0 84000 97000" svg:d="m45000 0v31000l33000-31000h6000l-39000 37000v3000h39000v8000h-39000v49000h-6000v-49000h-39000v-8000h39000v-3000l-39000-37000h6000l33000 31000v-31000z"/>
    <draw:marker draw:name="Стили_20_стрелок_20_1" draw:display-name="Стили стрелок 1"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Стили_20_стрелок_20_14" draw:display-name="Стили стрелок 14" svg:viewBox="0 0 1321 3493" svg:d="m1321 3493h-1321l702-3493z"/>
    <draw:marker draw:name="Стили_20_стрелок_20_17" draw:display-name="Стили стрелок 17" svg:viewBox="0 0 1321 3493" svg:d="m1321 3493h-1321l702-3493z"/>
    <draw:marker draw:name="Стили_20_стрелок_20_22" draw:display-name="Стили стрелок 22" svg:viewBox="0 0 1321 3493" svg:d="m1321 3493h-1321l702-3493z"/>
    <draw:marker draw:name="Стили_20_стрелок_20_23" draw:display-name="Стили стрелок 23" svg:viewBox="0 0 1321 3493" svg:d="m1321 3493h-1321l702-3493z"/>
    <draw:marker draw:name="Стили_20_стрелок_20_24" draw:display-name="Стили стрелок 24" svg:viewBox="0 0 1321 3493" svg:d="m1321 3493h-1321l702-3493z"/>
    <draw:marker draw:name="Стили_20_стрелок_20_27" draw:display-name="Стили стрелок 27" svg:viewBox="0 0 1321 3493" svg:d="m1321 3493h-1321l702-3493z"/>
    <draw:marker draw:name="Стили_20_стрелок_20_29" draw:display-name="Стили стрелок 29" svg:viewBox="0 0 1321 3493" svg:d="m1321 3493h-1321l702-3493z"/>
    <draw:marker draw:name="Стили_20_стрелок_20_32" draw:display-name="Стили стрелок 32" svg:viewBox="0 0 1122 2243" svg:d="m0 2108v17 17l12 42 30 34 38 21 43 4 29-8 30-21 25-26 13-34 343-1532 339 1520 13 42 29 34 39 21 42 4 42-12 34-30 21-42v-39-12l-4 4-440-1998-9-42-25-39-38-25-43-8-42 8-38 25-26 39-8 42z"/>
    <draw:marker draw:name="Стили_20_стрелок_20_5" draw:display-name="Стили стрелок 5" svg:viewBox="0 0 1321 3493" svg:d="m1321 3493h-1321l702-3493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Dash_20_2" draw:display-name="Dash 2" draw:style="rect" draw:dots1="7" draw:dots1-length="500%" draw:distance="450%"/>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Заголовок_20_сущности" style:display-name="Заголовок сущности" style:family="graphic" style:parent-style-name="standard">
      <style:graphic-properties draw:textarea-horizontal-align="center" draw:textarea-vertical-align="middle"/>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Вид" style:family="graphic" style:parent-style-name="standard">
      <style:graphic-properties draw:stroke-dash="Dash_20_1" draw:fill="solid" draw:fill-color="#0099ff" draw:fill-gradient-name="Gradient_20_7" draw:fill-hatch-name="Hatch_20_1" draw:fill-image-name="Bitmape_20_1" draw:textarea-horizontal-align="justify" draw:textarea-vertical-align="middle" draw:auto-grow-height="false"/>
      <style:paragraph-properties fo:text-align="center"/>
      <style:text-properties fo:font-family="'Courier New'" style:font-family-generic="modern" style:font-pitch="fixed" fo:font-weight="bold" style:font-weight-asian="bold" style:font-weight-complex="bold"/>
    </style:style>
    <style:style style:name="Связь_5f_1..N_5f_1..N" style:display-name="Связь_1..N_1..N" style:family="graphic" style:parent-style-name="standard">
      <style:graphic-properties svg:stroke-width="0.1cm" svg:stroke-color="#800000" draw:marker-start="ERD_5f_1..N"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N_5f_0..1" style:display-name="Связь_1..N_0..1" style:family="graphic" style:parent-style-name="standard">
      <style:graphic-properties svg:stroke-width="0.1cm" svg:stroke-color="#800000" draw:marker-start="ERD_5f_1..N"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N_5f_0..N" style:display-name="Связь_1..N_0..N" style:family="graphic" style:parent-style-name="standard">
      <style:graphic-properties svg:stroke-width="0.1cm" svg:stroke-color="#800000" draw:marker-start="ERD_5f_1..N"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1_5f_1..N" style:display-name="Связь_1..1_1..N" style:family="graphic" style:parent-style-name="standard">
      <style:graphic-properties svg:stroke-width="0.1cm" svg:stroke-color="#800000" draw:marker-start="ERD_5f_1..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1_5f_0..1" style:display-name="Связь_1..1_0..1" style:family="graphic" style:parent-style-name="standard">
      <style:graphic-properties svg:stroke-width="0.1cm" svg:stroke-color="#800000" draw:marker-start="ERD_5f_1..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1_5f_0..N" style:display-name="Связь_1..1_0..N" style:family="graphic" style:parent-style-name="standard">
      <style:graphic-properties svg:stroke-width="0.1cm" svg:stroke-color="#800000" draw:marker-start="ERD_5f_1..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N_5f_1..N" style:display-name="Связь_0..N_1..N" style:family="graphic" style:parent-style-name="standard">
      <style:graphic-properties svg:stroke-width="0.1cm" svg:stroke-color="#800000" draw:marker-start="Стили_20_стрелок_20_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N_5f_0..1" style:display-name="Связь_0..N_0..1" style:family="graphic" style:parent-style-name="standard">
      <style:graphic-properties svg:stroke-width="0.1cm" svg:stroke-color="#800000" draw:marker-start="Стили_20_стрелок_20_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N_5f_0..N" style:display-name="Связь_0..N_0..N" style:family="graphic" style:parent-style-name="standard">
      <style:graphic-properties svg:stroke-width="0.1cm" svg:stroke-color="#800000" draw:marker-start="Стили_20_стрелок_20_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N_5f_1..1" style:display-name="Связь_1..N_1..1" style:family="graphic" style:parent-style-name="standard">
      <style:graphic-properties svg:stroke-width="0.1cm" svg:stroke-color="#800000" draw:marker-start="ERD_5f_1..N"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1..1_5f_1..1" style:display-name="Связь_1..1_1..1" style:family="graphic" style:parent-style-name="standard">
      <style:graphic-properties svg:stroke-width="0.1cm" svg:stroke-color="#800000" draw:marker-start="ERD_5f_1..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N_5f_1..1" style:display-name="Связь_0..N_1..1" style:family="graphic" style:parent-style-name="standard">
      <style:graphic-properties svg:stroke-width="0.1cm" svg:stroke-color="#800000" draw:marker-start="Стили_20_стрелок_20_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1_5f_1..N" style:display-name="Связь_0..1_1..N" style:family="graphic" style:parent-style-name="standard">
      <style:graphic-properties svg:stroke-width="0.1cm" svg:stroke-color="#800000" draw:marker-start="ERD_5f_0..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1_5f_0..1" style:display-name="Связь_0..1_0..1" style:family="graphic" style:parent-style-name="standard">
      <style:graphic-properties svg:stroke-width="0.1cm" svg:stroke-color="#800000" draw:marker-start="ERD_5f_0..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1_5f_0..N" style:display-name="Связь_0..1_0..N" style:family="graphic" style:parent-style-name="standard">
      <style:graphic-properties svg:stroke-width="0.1cm" svg:stroke-color="#800000" draw:marker-start="ERD_5f_0..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1_5f_1..1" style:display-name="Связь_0..1_1..1" style:family="graphic" style:parent-style-name="standard">
      <style:graphic-properties svg:stroke-width="0.1cm" svg:stroke-color="#800000" draw:marker-start="ERD_5f_0..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 style:family="graphic" style:parent-style-name="standard">
      <style:graphic-properties svg:stroke-width="0.1cm" svg:stroke-color="#800000" draw:marker-start-width="0.35cm" draw:marker-end-width="0.35cm" draw:textarea-horizontal-align="center" draw:textarea-vertical-align="middle" fo:padding-top="0.175cm" fo:padding-bottom="0.175cm" fo:padding-left="0.3cm" fo:padding-right="0.3cm"/>
      <style:paragraph-properties fo:text-align="center"/>
    </style:style>
    <style:style style:name="Кодификатор" style:family="graphic" style:parent-style-name="Список_20_атрибутов_20_сущносей">
      <style:graphic-properties draw:fill="solid" draw:fill-color="#99cc99" draw:fill-image-width="0cm" draw:fill-image-height="0cm"/>
      <style:paragraph-properties fo:margin-left="0.322cm" fo:margin-right="0.3cm" fo:text-indent="0cm">
        <style:tab-stops/>
      </style:paragraph-properties>
    </style:style>
    <style:style style:name="Список_20_атрибутов_20_сущносей" style:display-name="Список атрибутов сущносей" style:family="graphic" style:parent-style-name="standard">
      <style:graphic-properties draw:stroke-dash="Dash_20_1" draw:fill="solid" draw:fill-color="#ccffff" draw:fill-gradient-name="Gradient_20_7" draw:fill-hatch-name="Hatch_20_1" draw:fill-image-name="Bitmape_20_1" draw:fill-image-width="0cm" draw:fill-image-height="0cm" draw:textarea-horizontal-align="left" draw:textarea-vertical-align="top" draw:fit-to-size="false" draw:fit-to-contour="true" fo:padding-top="0cm" fo:padding-bottom="0cm" fo:padding-left="0cm" fo:padding-right="0cm"/>
      <style:paragraph-properties fo:margin-left="0.4cm" fo:margin-right="0.2cm" fo:margin-top="0.07cm" fo:margin-bottom="0.07cm" fo:line-height="100%" fo:text-align="start" fo:text-indent="0cm" style:text-autospace="none"/>
      <style:text-properties fo:font-family="'Courier New'" style:font-style-name="Обычный" style:font-family-generic="modern" style:font-pitch="fixed" fo:font-size="18pt" style:font-size-asian="18pt" style:font-size-complex="18pt"/>
    </style:style>
    <style:style style:name="Свойства_20_атрибутов" style:display-name="Свойства атрибутов" style:family="graphic" style:parent-style-name="standard">
      <style:graphic-properties draw:stroke-dash="Dash_20_1" draw:fill="solid" draw:fill-color="#ccffff" draw:fill-gradient-name="Gradient_20_8" draw:fill-hatch-name="Hatch_20_1" draw:fill-image-name="Bitmape_20_1" draw:textarea-horizontal-align="left" draw:textarea-vertical-align="top" draw:fit-to-contour="true" fo:padding-top="0cm" fo:padding-bottom="0cm" fo:padding-left="0cm" fo:padding-right="0cm"/>
      <style:paragraph-properties fo:margin-top="0.07cm" fo:margin-bottom="0.07cm" fo:line-height="100%" fo:text-align="center" style:text-autospace="none"/>
      <style:text-properties fo:font-family="'Courier New'" style:font-style-name="Обычный" style:font-family-generic="modern" style:font-pitch="fixed" fo:font-size="18pt" style:font-size-asian="18pt" style:font-size-complex="18pt"/>
    </style:style>
    <style:style style:name="ПолСвязи_5f_0..1" style:display-name="ПолСвязи_0..1" style:family="graphic" style:parent-style-name="standard">
      <style:graphic-properties svg:stroke-width="0.1cm" svg:stroke-color="#800000"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ПолСвязи_5f_0..N" style:display-name="ПолСвязи_0..N" style:family="graphic" style:parent-style-name="standard">
      <style:graphic-properties svg:stroke-width="0.1cm" svg:stroke-color="#800000" draw:marker-start-width="1.25cm" draw:marker-end="ERD_5f_0..N" draw:marker-end-width="1.25cm" draw:textarea-horizontal-align="center" draw:textarea-vertical-align="middle" fo:padding-top="0.175cm" fo:padding-bottom="0.175cm" fo:padding-left="0.3cm" fo:padding-right="0.3cm"/>
      <style:paragraph-properties fo:text-align="center"/>
    </style:style>
    <style:style style:name="ПолСвязи_5f_1..1" style:display-name="ПолСвязи_1..1" style:family="graphic" style:parent-style-name="standard">
      <style:graphic-properties svg:stroke-width="0.1cm" svg:stroke-color="#800000"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ПолСвязи_5f_1..N" style:display-name="ПолСвязи_1..N" style:family="graphic" style:parent-style-name="standard">
      <style:graphic-properties svg:stroke-width="0.1cm" svg:stroke-color="#800000"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Привязка_20_кодификатора" style:display-name="Привязка кодификатора" style:family="graphic" style:parent-style-name="Связь">
      <style:graphic-properties svg:stroke-color="#ff9966" draw:fill="solid" draw:fill-color="#ff6633"/>
    </style:style>
    <style:style style:name="_32_22" style:display-name="222" style:family="graphic" style:parent-style-name="standard">
      <style:graphic-properties draw:fill="solid" draw:fill-color="#ff9966" draw:textarea-horizontal-align="center" draw:textarea-vertical-align="middle"/>
      <style:paragraph-properties fo:text-align="center"/>
    </style:style>
    <style:style style:name="_3f__3f__3f__3f__3f__3f__3f__7e_LT_7e_Gliederung_20_1" style:display-name="???????~LT~Gliederung 1" style:family="graphic">
      <style:paragraph-properties fo:margin-top="0cm" fo:margin-bottom="0.88cm" style:text-autospace="none"/>
      <style:text-properties style:use-window-font-color="true" style:text-outline="false" style:text-line-through-style="none" fo:font-family="Mangal" style:font-pitch="variable" fo:font-size="31.5pt" fo:font-style="normal" fo:text-shadow="none" style:text-underline-style="none" fo:font-weight="normal" style:letter-kerning="true" style:font-family-asian="Mangal" style:font-pitch-asian="variable" style:font-size-asian="31.5pt" style:font-style-asian="normal" style:font-weight-asian="normal" style:font-family-complex="Mangal" style:font-pitch-complex="variable" style:font-size-complex="31.5pt" style:font-style-complex="normal" style:font-weight-complex="normal" style:text-emphasize="none" style:text-overline-style="none" style:text-overline-color="font-color"/>
    </style:style>
    <style:style style:name="_3f__3f__3f__3f__3f__3f__3f__7e_LT_7e_Gliederung_20_2" style:display-name="???????~LT~Gliederung 2" style:family="graphic">
      <style:paragraph-properties fo:margin-top="0cm" fo:margin-bottom="0.706cm" style:text-autospace="none"/>
      <style:text-properties style:use-window-font-color="true" style:text-outline="false" style:text-line-through-style="none" fo:font-family="Mangal" style:font-pitch="variable" fo:font-size="28pt" fo:font-style="normal" fo:text-shadow="none" style:text-underline-style="none" fo:font-weight="normal" style:letter-kerning="true" style:font-family-asian="Mangal" style:font-pitch-asian="variable" style:font-size-asian="28pt" style:font-style-asian="normal" style:font-weight-asian="normal" style:font-family-complex="Mangal" style:font-pitch-complex="variable" style:font-size-complex="28pt" style:font-style-complex="normal" style:font-weight-complex="normal" style:text-emphasize="none" style:text-overline-style="none" style:text-overline-color="font-color"/>
    </style:style>
    <style:style style:name="_3f__3f__3f__3f__3f__3f__3f__7e_LT_7e_Gliederung_20_3" style:display-name="???????~LT~Gliederung 3" style:family="graphic">
      <style:paragraph-properties fo:margin-top="0cm" fo:margin-bottom="0.529cm" style:text-autospace="none"/>
      <style:text-properties style:use-window-font-color="true" style:text-outline="false" style:text-line-through-style="none" fo:font-family="Mangal" style:font-pitch="variable" fo:font-size="24pt" fo:font-style="normal" fo:text-shadow="none" style:text-underline-style="none" fo:font-weight="normal" style:letter-kerning="true" style:font-family-asian="Mangal" style:font-pitch-asian="variable" style:font-size-asian="24pt" style:font-style-asian="normal" style:font-weight-asian="normal" style:font-family-complex="Mangal" style:font-pitch-complex="variable" style:font-size-complex="24pt" style:font-style-complex="normal" style:font-weight-complex="normal" style:text-emphasize="none" style:text-overline-style="none" style:text-overline-color="font-color"/>
    </style:style>
    <style:style style:name="_3f__3f__3f__3f__3f__3f__3f__7e_LT_7e_Gliederung_20_4" style:display-name="???????~LT~Gliederung 4" style:family="graphic">
      <style:paragraph-properties fo:margin-top="0cm" fo:margin-bottom="0.351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3f__3f__3f__3f__7e_LT_7e_Gliederung_20_5" style:display-name="???????~LT~Gliederung 5" style:family="graphic">
      <style:paragraph-properties fo:margin-top="0cm" fo:margin-bottom="0.178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3f__3f__3f__3f__7e_LT_7e_Gliederung_20_6" style:display-name="???????~LT~Gliederung 6" style:family="graphic">
      <style:paragraph-properties fo:margin-top="0cm" fo:margin-bottom="0.178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3f__3f__3f__3f__7e_LT_7e_Gliederung_20_7" style:display-name="???????~LT~Gliederung 7" style:family="graphic">
      <style:paragraph-properties fo:margin-top="0cm" fo:margin-bottom="0.178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3f__3f__3f__3f__7e_LT_7e_Gliederung_20_8" style:display-name="???????~LT~Gliederung 8" style:family="graphic">
      <style:paragraph-properties fo:margin-top="0cm" fo:margin-bottom="0.178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3f__3f__3f__3f__7e_LT_7e_Gliederung_20_9" style:display-name="???????~LT~Gliederung 9" style:family="graphic">
      <style:paragraph-properties fo:margin-top="0cm" fo:margin-bottom="0.178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3f__3f__3f__3f__7e_LT_7e_Titel" style:display-name="???????~LT~Titel" style:family="graphic">
      <style:paragraph-properties fo:text-align="center" style:text-autospace="none"/>
      <style:text-properties style:use-window-font-color="true" style:text-outline="false" style:text-line-through-style="none" fo:font-family="Mangal" style:font-pitch="variable" fo:font-size="44pt" fo:font-style="normal" fo:text-shadow="none" style:text-underline-style="none" fo:font-weight="normal" style:letter-kerning="true" style:font-family-asian="Mangal" style:font-pitch-asian="variable" style:font-size-asian="44pt" style:font-style-asian="normal" style:font-weight-asian="normal" style:font-family-complex="Mangal" style:font-pitch-complex="variable" style:font-size-complex="44pt" style:font-style-complex="normal" style:font-weight-complex="normal" style:text-emphasize="none" style:text-overline-style="none" style:text-overline-color="font-color"/>
    </style:style>
    <style:style style:name="_3f__3f__3f__3f__3f_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Mangal" style:font-pitch="variable" fo:font-size="32pt" fo:font-style="normal" fo:text-shadow="none" style:text-underline-style="none" fo:font-weight="normal" style:letter-kerning="true" style:font-family-asian="Mangal" style:font-pitch-asian="variable" style:font-size-asian="32pt" style:font-style-asian="normal" style:font-weight-asian="normal" style:font-family-complex="Mangal" style:font-pitch-complex="variable" style:font-size-complex="32pt" style:font-style-complex="normal" style:font-weight-complex="normal" style:text-emphasize="none" style:text-overline-style="none" style:text-overline-color="font-color"/>
    </style:style>
    <style:style style:name="_3f__3f__3f__3f__3f__3f__3f__7e_LT_7e_Notizen" style:display-name="???????~LT~Notizen" style:family="graphic">
      <style:paragraph-properties fo:margin-left="1.058cm" fo:margin-right="0cm" fo:text-indent="-1.058cm" style:text-autospace="none"/>
      <style:text-properties style:use-window-font-color="true" style:text-outline="false" style:text-line-through-style="none" fo:font-family="Mangal" style:font-pitch="variable" fo:font-size="20pt" fo:font-style="normal" fo:text-shadow="none" style:text-underline-style="none" fo:font-weight="normal" style:letter-kerning="true" style:font-family-asian="Mangal" style:font-pitch-asian="variable" style:font-size-asian="20pt" style:font-style-asian="normal" style:font-weight-asian="normal" style:font-family-complex="Mangal" style:font-pitch-complex="variable" style:font-size-complex="20pt" style:font-style-complex="normal" style:font-weight-complex="normal" style:text-emphasize="none" style:text-overline-style="none" style:text-overline-color="font-color"/>
    </style:style>
    <style:style style:name="_3f__3f__3f__3f__3f__3f__3f__7e_LT_7e_Hintergrundobjekte" style:display-name="???????~LT~Hintergrundobjekte" style:family="graphic">
      <style:paragraph-properties style:text-autospace="none"/>
      <style:text-properties style:letter-kerning="true"/>
    </style:style>
    <style:style style:name="_3f__3f__3f__3f__3f__3f__3f__7e_LT_7e_Hintergrund" style:display-name="???????~LT~Hintergrund" style:family="graphic">
      <style:paragraph-properties style:text-autospace="none"/>
      <style:text-properties style:letter-kerning="true"/>
    </style:style>
    <style:style style:name="_3f__3f__3f__3f__3f__3f__3f__3f__3f__20__3f__3f__3f__3f__3f__3f__3f__3f_" style:display-name="????????? ????????"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text-overline-style="none" style:text-overline-color="font-color"/>
    </style:style>
    <style:style style:name="_3f__3f__3f_" style:display-name="???"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bold" style:letter-kerning="true" style:font-family-asian="Tahoma" style:font-family-generic-asian="swiss" style:font-pitch-asian="variable" style:font-size-asian="18pt" style:font-style-asian="normal" style:font-weight-asian="bold" style:font-family-complex="Tahoma" style:font-family-generic-complex="swiss" style:font-pitch-complex="variable" style:font-size-complex="18pt" style:font-style-complex="normal" style:font-weight-complex="bold" style:text-emphasize="none" style:text-overline-style="none" style:text-overline-color="font-color"/>
    </style:style>
    <style:style style:name="_3f__3f__3f__3f__3f__5f_1..N_5f_1..N" style:display-name="?????_1..N_1..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1..N_5f_0..1" style:display-name="?????_1..N_0..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1..N_5f_0..N" style:display-name="?????_1..N_0..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1..1_5f_1..N" style:display-name="?????_1..1_1..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1..1_5f_0..1" style:display-name="?????_1..1_0..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1..1_5f_0..N" style:display-name="?????_1..1_0..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0..N_5f_1..N" style:display-name="?????_0..N_1..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0..N_5f_0..1" style:display-name="?????_0..N_0..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0..N_5f_0..N" style:display-name="?????_0..N_0..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1..N_5f_1..1" style:display-name="?????_1..N_1..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1..1_5f_1..1" style:display-name="?????_1..1_1..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0..N_5f_1..1" style:display-name="?????_0..N_1..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0..1_5f_1..N" style:display-name="?????_0..1_1..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0..1_5f_0..1" style:display-name="?????_0..1_0..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0..1_5f_0..N" style:display-name="?????_0..1_0..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5f_0..1_5f_1..1" style:display-name="?????_0..1_1..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 style:display-name="?????"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 style:display-name="???????????" style:family="graphic">
      <style:paragraph-properties fo:margin-left="0.57cm" fo:margin-right="0.529cm" fo:margin-top="0.125cm" fo:margin-bottom="0.125cm" style:line-height-at-least="0.623cm" fo:text-align="start"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20__3f__3f__3f__3f__3f__3f__3f__3f__3f__20__3f__3f__3f__3f__3f__3f__3f__3f_" style:display-name="?????? ????????? ????????" style:family="graphic">
      <style:paragraph-properties fo:margin-left="0.706cm" fo:margin-right="0.351cm" fo:margin-top="0.125cm" fo:margin-bottom="0.125cm" style:line-height-at-least="0.623cm" fo:text-align="start"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20__3f__3f__3f__3f__3f__3f__3f__3f__3f_" style:display-name="???????? ?????????" style:family="graphic">
      <style:paragraph-properties fo:margin-left="0cm" fo:margin-right="0cm" fo:margin-top="0.125cm" fo:margin-bottom="0.125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5f_0..1" style:display-name="????????_0..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5f_0..N" style:display-name="????????_0..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5f_1..1" style:display-name="????????_1..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5f_1..N" style:display-name="????????_1..N"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20__3f__3f__3f__3f__3f__3f__3f__3f__3f__3f__3f__3f_" style:display-name="???????? ????????????"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text-overline-style="none" style:text-overline-color="font-color"/>
    </style:style>
  </office:styles>
  <office:automatic-styles>
    <style:page-layout style:name="PM0">
      <style:page-layout-properties fo:margin-top="1cm" fo:margin-bottom="1cm" fo:margin-left="1cm" fo:margin-right="1cm" fo:page-width="204cm" fo:page-height="16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Belka </meta:initial-creator>
    <meta:creation-date>2010-01-04T22:05:14.20</meta:creation-date>
    <dc:date>2010-07-14T13:18:00.54</dc:date>
    <dc:creator>Belka </dc:creator>
    <meta:editing-duration>PT164H39M19S</meta:editing-duration>
    <meta:editing-cycles>40</meta:editing-cycles>
    <meta:generator>OpenOffice.org/3.2$Win32 OpenOffice.org_project/320m17$Build-9498</meta:generator>
    <meta:document-statistic meta:object-count="400"/>
  </office:meta>
</office:document-meta>
</file>